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lvetica" svg:font-family="Helvetica"/>
    <style:font-face style:name="Lucida Grande" svg:font-family="Lucida Grande"/>
    <style:font-face style:name="Times" svg:font-family="Times"/>
    <style:font-face style:name="Times New Roman" svg:font-family="Times New Roman"/>
  </office:font-face-decls>
  <office:automatic-styles>
    <style:style style:name="Table1" style:family="table">
      <style:table-properties style:width="7.0in" table:align="margins"/>
    </style:style>
    <style:style style:name="P1" style:family="paragraph" style:parent-style-name="Standard">
      <style:text-properties style:font-name="Times" fo:font-size="12.0pt" fo:color="#000000"/>
    </style:style>
    <style:style style:name="P2" style:family="paragraph" style:parent-style-name="Standard">
      <style:paragraph-properties fo:margin-top="0.0694in" fo:margin-bottom="0.0694in"/>
      <style:text-properties style:font-name="Times New Roman" fo:font-size="24.0pt"/>
    </style:style>
    <style:style style:name="P3" style:family="paragraph" style:parent-style-name="Standard">
      <style:paragraph-properties fo:margin-top="0.0694in" fo:margin-bottom="0.0694in"/>
      <style:text-properties style:font-name="Times New Roman" fo:font-size="18.0pt"/>
    </style:style>
    <style:style style:name="P4" style:family="paragraph" style:parent-style-name="Standard">
      <style:paragraph-properties fo:margin-top="0.0694in" fo:margin-bottom="0.0694in"/>
      <style:text-properties style:font-name="Times New Roman" fo:font-size="12.0pt"/>
    </style:style>
    <style:style style:name="P5" style:family="paragraph" style:parent-style-name="Standard">
      <style:text-properties style:font-name="Times" fo:font-size="11.0pt"/>
    </style:style>
    <style:style style:name="P6" style:family="paragraph" style:parent-style-name="Standard">
      <style:paragraph-properties fo:margin-top="0.0694in" fo:margin-bottom="0.0694in" fo:margin-left="0.5000in" fo:text-indent="-0.5000in">
        <style:tab-stops>
          <style:tab-stop style:position="0.1528in"/>
          <style:tab-stop style:position="0.5000in"/>
        </style:tab-stops>
      </style:paragraph-properties>
      <style:text-properties style:font-name="Times New Roman" fo:font-size="12.0pt"/>
    </style:style>
    <style:style style:name="P7" style:family="paragraph" style:parent-style-name="Standard">
      <style:paragraph-properties fo:margin-top="0.0694in" fo:margin-bottom="0.0694in"/>
      <style:text-properties style:font-name="Times New Roman" fo:font-size="13.5pt"/>
    </style:style>
    <style:style style:name="P8" style:family="paragraph" style:parent-style-name="Standard">
      <style:paragraph-properties fo:margin-bottom="0.1111in" fo:line-height="106%"/>
      <style:text-properties style:font-name="Times" fo:font-size="11.0pt"/>
    </style:style>
    <style:style style:name="P9" style:family="paragraph" style:parent-style-name="Standard">
      <style:paragraph-properties fo:margin-top="0.0277in"/>
      <style:text-properties style:font-name="Times" fo:font-size="12.0pt" fo:color="#2f5496"/>
    </style:style>
    <style:style style:name="P10" style:family="paragraph" style:parent-style-name="Standard">
      <style:paragraph-properties fo:margin-top="0.0694in" fo:margin-bottom="0.0694in"/>
      <style:text-properties style:font-name="Apple Color Emoji" fo:font-size="12.0pt"/>
    </style:style>
    <style:style style:name="P11" style:family="paragraph" style:parent-style-name="Standard">
      <style:paragraph-properties fo:margin-top="0.0694in" fo:margin-bottom="0.0694in" fo:margin-left="1.0000in" fo:text-indent="-1.0000in">
        <style:tab-stops>
          <style:tab-stop style:position="0.6528in"/>
          <style:tab-stop style:position="1.0000in"/>
        </style:tab-stops>
      </style:paragraph-properties>
      <style:text-properties style:font-name="Times New Roman" fo:font-size="12.0pt"/>
    </style:style>
    <style:style style:name="P12" style:family="paragraph" style:parent-style-name="Standard">
      <style:text-properties style:font-name="Times" fo:font-size="18.0pt" fo:color="#000000"/>
    </style:style>
    <style:style style:name="P13" style:family="paragraph" style:parent-style-name="Standard">
      <style:paragraph-properties fo:margin-bottom="0.1111in" fo:line-height="106%"/>
      <style:text-properties style:font-name="Times" fo:font-size="12.0pt"/>
    </style:style>
    <style:style style:name="P14" style:family="paragraph" style:parent-style-name="Standard">
      <style:paragraph-properties fo:margin-bottom="0.1111in" fo:line-height="106%"/>
      <style:text-properties style:font-name="Times New Roman" fo:font-size="24.0pt"/>
    </style:style>
    <style:style style:name="P15" style:family="paragraph" style:parent-style-name="Standard">
      <style:paragraph-properties fo:margin-bottom="0.1111in" fo:text-align="center" fo:line-height="106%"/>
      <style:text-properties style:font-name="Times" fo:font-size="11.0pt"/>
    </style:style>
    <style:style style:name="P16" style:family="paragraph" style:parent-style-name="Standard">
      <style:paragraph-properties fo:margin-bottom="0.1111in" fo:line-height="106%"/>
      <style:text-properties style:font-name="Times" fo:font-size="18.0pt"/>
    </style:style>
    <style:style style:name="T1" style:family="text">
      <style:text-properties fo:font-weight="bold" fo:font-weight-asian="bold" fo:font-weight-complex="bold"/>
    </style:style>
    <style:style style:name="T2" style:family="text">
      <style:text-properties fo:letter-spacing="0.0000in"/>
    </style:style>
    <style:style style:name="T3" style:family="text">
      <style:text-properties fo:font-weight="bold" fo:font-weight-asian="bold" fo:font-weight-complex="bold" fo:letter-spacing="0.0000in"/>
    </style:style>
    <style:style style:name="T4" style:family="text">
      <style:text-properties fo:font-style="italic" fo:font-style-asian="italic" fo:font-style-complex="italic" fo:letter-spacing="0.0000in"/>
    </style:style>
    <style:style style:name="T5" style:family="text">
      <style:text-properties fo:font-style="italic" fo:font-style-asian="italic" fo:font-style-complex="italic"/>
    </style:style>
    <style:style style:name="T6" style:family="text">
      <style:text-properties style:font-name="Helvetica"/>
    </style:style>
    <style:style style:name="T7" style:family="text">
      <style:text-properties style:font-name="Apple Color Emoji" fo:letter-spacing="0.0000in"/>
    </style:style>
    <style:style style:name="T8" style:family="text">
      <style:text-properties style:font-name="Apple Color Emoji"/>
    </style:style>
    <style:style style:name="T9" style:family="text">
      <style:text-properties style:font-name="Lucida Grande" fo:font-weight="bold" fo:font-weight-asian="bold" fo:font-weight-complex="bold" fo:letter-spacing="0.0000in"/>
    </style:style>
    <style:style style:name="T10" style:family="text">
      <style:text-properties style:font-name="Lucida Grande"/>
    </style:style>
    <style:style style:name="T11" style:family="text">
      <style:text-properties style:font-name="Times"/>
    </style:style>
    <style:style style:name="T12" style:family="text">
      <style:text-properties style:font-name="Times New Roman" fo:letter-spacing="0.0000in"/>
    </style:style>
    <style:style style:name="T13" style:family="text">
      <style:text-properties style:font-name="Helvetica" fo:color="#000000"/>
    </style:style>
    <style:style style:name="T14" style:family="text">
      <style:text-properties style:font-name="Apple Color Emoji" fo:color="#000000"/>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bullet text:level="1" text:bullet-char="">
        <style:list-level-properties text:space-before="0.25in" text:min-label-width="0.25in"/>
      </text:list-level-style-bullet>
    </text:list-style>
    <text:list-style style:name="L2">
      <text:list-level-style-number text:level="1" style:num-suffix="." style:num-format="1">
        <style:list-level-properties text:space-before="0.25in" text:min-label-width="0.25in"/>
      </text:list-level-style-number>
    </text:list-style>
    <text:list-style style:name="L3">
      <text:list-level-style-number text:level="1" style:num-suffix="." style:num-format="1">
        <style:list-level-properties text:space-before="0.25in" text:min-label-width="0.25in"/>
      </text:list-level-style-number>
      <text:list-level-style-bullet text:level="2" text:bullet-char="o">
        <style:list-level-properties text:space-before="0.50in" text:min-label-width="0.25in"/>
      </text:list-level-style-bullet>
    </text:list-style>
    <text:list-style style:name="L4">
      <text:list-level-style-bullet text:level="1" text:bullet-char="">
        <style:list-level-properties text:space-before="0.25in" text:min-label-width="0.25in"/>
      </text:list-level-style-bullet>
      <text:list-level-style-bullet text:level="2" text:bullet-char="o">
        <style:list-level-properties text:space-before="0.50in" text:min-label-width="0.25in"/>
      </text:list-level-style-bullet>
    </text:list-style>
  </office:automatic-styles>
  <office:body>
    <office:text>
      <text:p text:style-name="P1"/>
      <text:p text:style-name="P2"><text:span text:style-name="T1">TEMA 1 - La historia del vino. Del mito a la copa</text:span></text:p>
      <text:p text:style-name="P3"/>
      <text:p text:style-name="P3"><text:span text:style-name="T1">1. Introducción: Del origen mítico al brindis moderno</text:span></text:p>
      <text:p text:style-name="P4"><text:span text:style-name="T2">Desde las antiguas civilizaciones hasta nuestros días, el vino ha sido mucho más que una simple bebida. Es un símbolo que ha trascendido épocas, culturas y creencias, ocupando un lugar privilegiado tanto en los banquetes de reyes como en la mesa cotidiana.</text:span></text:p>
      <text:p text:style-name="P4"><text:span text:style-name="T2">El vino ha representado placer, celebración, poder, espiritualidad y arte. Ha sido protagonista en rituales religiosos, ofrendas a los dioses, pactos entre naciones y brindis entre amigos. A través de sus sabores, colores y aromas, el vino narra historias milenarias, conectando al ser humano con la tierra y con sus raíces culturales.</text:span></text:p>
      <text:p text:style-name="P4"><text:span text:style-name="T2">La historia del vino no se mide solo en años, sino en transformación: de uvas silvestres fermentadas accidentalmente a complejos caldos creados con precisión científica. Su evolución es un reflejo de la evolución de la humanidad misma.</text:span></text:p>
      <text:p text:style-name="P5"/>
      <text:p text:style-name="P3"><text:span text:style-name="T1">2. Curiosidades que despiertan la pasión por el vino </text:span></text:p>
      <text:list text:style-name="L1">
        <text:list-item>
          <text:p text:style-name="P6"><text:span text:style-name="T1"/><text:span text:style-name="T3">Los egipcios y el vino:</text:span><text:span text:style-name="T2"><text:s/>Ya en el año 3000 a.C., los antiguos egipcios producían vino tinto, que reservaban para las clases altas. Los jeroglíficos en tumbas muestran procesos de prensado, fermentación y almacenamiento. Lo usaban tanto en banquetes como en rituales religiosos, asociándolo con la vida eterna.</text:span></text:p>
        </text:list-item>
        <text:list-item>
          <text:p text:style-name="P6"><text:span text:style-name="T1"/><text:span text:style-name="T3">El vino como regalo divino en Grecia:</text:span><text:span text:style-name="T2"><text:s/>En la mitología griega, el vino era un regalo de </text:span><text:span text:style-name="T3">Dionisio</text:span><text:span text:style-name="T2">, el dios del vino, el éxtasis y la fertilidad. Las fiestas en su honor, las </text:span><text:span text:style-name="T3">Dionisíacas</text:span><text:span text:style-name="T2">, eran celebraciones de libertad sensorial y espiritual, donde el vino era el vínculo entre lo terrenal y lo divino.</text:span></text:p>
        </text:list-item>
        <text:list-item>
          <text:p text:style-name="P6"><text:span text:style-name="T1"/><text:span text:style-name="T3">Los romanos y la democratización del vino:</text:span><text:span text:style-name="T2"><text:s/>Los romanos perfeccionaron las técnicas de cultivo de la vid y almacenaje del vino. Lo llevaron a todos los rincones del Imperio, desde Hispania hasta la Galia, asegurando así su expansión por Europa. También fueron los primeros en escribir tratados sobre viticultura y en usar barricas para su conservación.</text:span></text:p>
        </text:list-item>
      </text:list>
      <text:p text:style-name="P5"/>
      <text:p text:style-name="P3"><text:span text:style-name="T1">3. Enseñanza práctica: La evolución del vino en tres etapas clave</text:span></text:p>
      <text:p text:style-name="P7"><text:span text:style-name="T3">• Mesopotamia: El inicio del cultivo de la vid</text:span></text:p>
      <text:p text:style-name="P4"><text:span text:style-name="T2">En torno al año 6000 a.C., en las zonas que hoy corresponden a Georgia, Armenia e Irán, ya se cultivaban uvas silvestres. Los pueblos mesopotámicos fueron pioneros en el cultivo controlado de la vid y probablemente los primeros en observar el proceso natural de fermentación. El vino, en esta etapa, era reservado para las élites y las ofrendas a los dioses.</text:span></text:p>
      <text:p text:style-name="P7"><text:span text:style-name="T3">• Grecia y Roma: El culto al vino y su expansión</text:span></text:p>
      <text:p text:style-name="P4"><text:span text:style-name="T2">Los griegos no solo adoraban a Dionisio; también fueron grandes comerciantes y exportadores de vino por el Mediterráneo. Introdujeron el uso de ánforas y técnicas de mezcla con agua y especias.</text:span></text:p>
      <text:p text:style-name="P4"><text:span text:style-name="T2">Los romanos heredaron este amor por el vino y lo convirtieron en un símbolo de civilización. Fundaron viñedos en todo el Imperio, adaptando las variedades de uva a los diferentes climas y suelos. Con ellos, el vino dejó de ser un producto exclusivo y se convirtió en parte del día a día de todas las clases sociales.</text:span></text:p>
      <text:p text:style-name="P7"><text:span text:style-name="T3">• Edad Media: El vino y los monasterios como guardianes del saber</text:span></text:p>
      <text:p text:style-name="P4"><text:span text:style-name="T2">Tras la caída del Imperio Romano, fueron los monasterios cristianos los que preservaron el conocimiento vinícola. Los monjes no solo elaboraban vino para uso litúrgico, sino que mejoraron técnicas de cultivo, selección de cepas y envejecimiento. En regiones como Borgoña y Champaña (Francia), los monasterios sentaron las bases de lo que hoy conocemos como enología moderna.</text:span></text:p>
      <text:p text:style-name="P5"/>
      <text:p text:style-name="P7"><text:span text:style-name="T3">4. Conclusión</text:span></text:p>
      <text:p text:style-name="P4"><text:span text:style-name="T2">El vino, desde su misterioso origen en la antigüedad hasta el brindis actual, es más que una bebida: es un puente entre culturas, una expresión de la tierra y una forma de arte. Comprender su historia es comprender una parte esencial del desarrollo humano.</text:span></text:p>
      <text:p text:style-name="P4"><text:span text:style-name="T2">¿Listo para seguir explorando? ¡La copa está servida, el viaje apenas comienza!</text:span></text:p>
      <text:p text:style-name="P8"/>
      <text:p text:style-name="P8"/>
      <text:p text:style-name="P8"/>
      <text:p text:style-name="P8"/>
      <text:p text:style-name="P8"/>
      <text:p text:style-name="P8"/>
      <text:p text:style-name="P8"/>
      <text:p text:style-name="P2"><text:span text:style-name="T1">TEMA 2 - La vid y sus secretos</text:span></text:p>
      <text:p text:style-name="P7"><text:span text:style-name="T1">1. Todo vino nace de una planta resistente, sabia y generosa: la vid.</text:span></text:p>
      <text:p text:style-name="P4"><text:span text:style-name="T2">La historia del vino no podría escribirse sin su protagonista principal: </text:span><text:span text:style-name="T3">la vid</text:span><text:span text:style-name="T2"><text:s/>(</text:span><text:span text:style-name="T4">Vitis vinifera</text:span><text:span text:style-name="T2">). Esta planta milenaria ha acompañado a la humanidad desde tiempos ancestrales, dando fruto a una de las bebidas más antiguas y culturalmente ricas de la historia: el vino.</text:span></text:p>
      <text:p text:style-name="P4"><text:span text:style-name="T2">La vid no es solo una planta agrícola. Es un símbolo de equilibrio entre el esfuerzo humano y la generosidad de la naturaleza. Requiere paciencia, cuidado y sabiduría. A lo largo de los siglos, ha demostrado una asombrosa capacidad de adaptación: puede crecer en climas extremos, adaptarse a suelos pobres y, sin embargo, ofrecer cosechas de enorme calidad.</text:span></text:p>
      <text:p text:style-name="P7"><text:span text:style-name="T1">¿Qué hace tan especial a la vid?</text:span></text:p>
      <text:list text:style-name="L1">
        <text:list-item>
          <text:p text:style-name="P6"><text:span text:style-name="T2">Su longevidad.</text:span></text:p>
        </text:list-item>
        <text:list-item>
          <text:p text:style-name="P6"><text:span text:style-name="T2">Su sensibilidad al entorno.</text:span></text:p>
        </text:list-item>
        <text:list-item>
          <text:p text:style-name="P6"><text:span text:style-name="T2">Su capacidad de transformar el paisaje en sabor.</text:span></text:p>
        </text:list-item>
      </text:list>
      <text:p text:style-name="P4"><text:span text:style-name="T2">Comprender la vid es el primer paso para entender el vino. La cepa, sus raíces, sus hojas, sus ciclos… todo en ella está conectado con el resultado final en la copa. Su comportamiento frente al clima, la composición del suelo y la mano del viticultor determinarán los aromas, la estructura y la personalidad del vino.</text:span></text:p>
      <text:p text:style-name="P8"/>
      <text:p text:style-name="P3"><text:span text:style-name="T1">2: Curiosidades de la vid </text:span></text:p>
      <text:p text:style-name="P7"><text:span text:style-name="T1">Una sola vid puede vivir más de 100 años…</text:span></text:p>
      <text:p text:style-name="P4"><text:span text:style-name="T2">Así es. Aunque su producción máxima se da en los primeros 25 a 40 años, una vid puede vivir más de un siglo. Algunas cepas, especialmente en regiones tradicionales como Europa, aún producen uvas de calidad a los 80 o 90 años. A estas se las conoce como </text:span><text:span text:style-name="T3">"viñas viejas"</text:span><text:span text:style-name="T2">, y suelen dar vinos más complejos y concentrados.</text:span></text:p>
      <text:p text:style-name="P4"><text:span text:style-name="T2">La longevidad de una vid también influye en el carácter del vino:</text:span></text:p>
      <text:list text:style-name="L1">
        <text:list-item>
          <text:p text:style-name="P6"><text:span text:style-name="T2">Cepas jóvenes: vinos frescos, afrutados, de perfil más ligero.</text:span></text:p>
        </text:list-item>
        <text:list-item>
          <text:p text:style-name="P6"><text:span text:style-name="T2">Cepas viejas: vinos con mayor profundidad, concentración y estructura.</text:span></text:p>
        </text:list-item>
      </text:list>
      <text:p text:style-name="P7"><text:span text:style-name="T1">La vid se adapta como pocas especies.</text:span></text:p>
      <text:p text:style-name="P4"><text:span text:style-name="T2">Una de sus cualidades más fascinantes es su </text:span><text:span text:style-name="T3">plasticidad</text:span><text:span text:style-name="T2">, es decir, su capacidad de adaptarse a distintas condiciones climáticas y geográficas. Dependiendo de dónde crezca, la misma variedad de uva puede cambiar por completo su perfil aromático y gustativo.</text:span></text:p>
      <text:p text:style-name="P4"><text:span text:style-name="T2">Esto significa que:</text:span></text:p>
      <text:list text:style-name="L1">
        <text:list-item>
          <text:p text:style-name="P6"><text:span text:style-name="T2">Una uva </text:span><text:span text:style-name="T3">Chardonnay</text:span><text:span text:style-name="T2"><text:s/>cultivada en un clima fresco puede ofrecer notas cítricas y florales.</text:span></text:p>
        </text:list-item>
        <text:list-item>
          <text:p text:style-name="P6"><text:span text:style-name="T2">La misma uva en un clima cálido puede dar sabores de frutas tropicales y mayor volumen en boca.</text:span></text:p>
        </text:list-item>
      </text:list>
      <text:p text:style-name="P4"><text:span text:style-name="T2">Cada cepa es una pequeña exploradora que traduce el mundo en sabor.</text:span></text:p>
      <text:p text:style-name="P8"/>
      <text:p text:style-name="P3"><text:span text:style-name="T1">3: Enseñanza práctica – Factores que dan identidad al vino</text:span></text:p>
      <text:p text:style-name="P7"><text:span text:style-name="T1">Para que un vino tenga carácter, tres factores deben alinearse: clima, suelo y variedad.</text:span></text:p>
      <text:p text:style-name="P9"><text:span text:style-name="T5">1. </text:span>Clima: la maduración de la uva depende del sol</text:p>
      <text:p text:style-name="P4"><text:span text:style-name="T2">El clima define la cantidad de sol y lluvia que recibe la vid. Esto influye directamente en:</text:span></text:p>
      <text:list text:style-name="L1">
        <text:list-item>
          <text:p text:style-name="P6"><text:span text:style-name="T2">El </text:span><text:span text:style-name="T3">grado de azúcar</text:span><text:span text:style-name="T2"><text:s/>(y por lo tanto el nivel de alcohol).</text:span></text:p>
        </text:list-item>
        <text:list-item>
          <text:p text:style-name="P6"><text:span text:style-name="T2">La </text:span><text:span text:style-name="T3">acidez</text:span><text:span text:style-name="T2"><text:s/>(más presente en climas fríos).</text:span></text:p>
        </text:list-item>
        <text:list-item>
          <text:p text:style-name="P6"><text:span text:style-name="T2">La </text:span><text:span text:style-name="T3">estructura aromática</text:span><text:span text:style-name="T2">.</text:span></text:p>
        </text:list-item>
      </text:list>
      <text:p text:style-name="P4"><text:span text:style-name="T3">Ejemplo práctico:</text:span></text:p>
      <text:list text:style-name="L1">
        <text:list-item>
          <text:p text:style-name="P6"><text:span text:style-name="T2">Clima frío: Riesling en Alemania – alta acidez, notas cítricas, menor graduación alcohólica.</text:span></text:p>
        </text:list-item>
        <text:list-item>
          <text:p text:style-name="P6"><text:span text:style-name="T2">Clima cálido: Syrah en Australia – mayor cuerpo, frutas maduras, alcohol elevado.</text:span></text:p>
        </text:list-item>
      </text:list>
      <text:p text:style-name="P9"><text:span text:style-name="T5">2. </text:span>Suelo (terroir): el alma del vino</text:p>
      <text:p text:style-name="P4"><text:span text:style-name="T2">El término francés </text:span><text:span text:style-name="T3">“terroir”</text:span><text:span text:style-name="T2"><text:s/>no tiene traducción exacta. Se refiere a la combinación del suelo, clima y trabajo humano en un lugar determinado.</text:span></text:p>
      <text:p text:style-name="P4"><text:span text:style-name="T2">Los suelos pueden ser:</text:span></text:p>
      <text:list text:style-name="L1">
        <text:list-item>
          <text:p text:style-name="P6"><text:span text:style-name="T1"/><text:span text:style-name="T3">Calcáreos:</text:span><text:span text:style-name="T2"><text:s/>vinos elegantes, con buena acidez.</text:span></text:p>
        </text:list-item>
        <text:list-item>
          <text:p text:style-name="P6"><text:span text:style-name="T1"/><text:span text:style-name="T3">Volcánicos:</text:span><text:span text:style-name="T2"><text:s/>vinos minerales, complejos.</text:span></text:p>
        </text:list-item>
        <text:list-item>
          <text:p text:style-name="P6"><text:span text:style-name="T1"/><text:span text:style-name="T3">Arenosos:</text:span><text:span text:style-name="T2"><text:s/>vinos más ligeros y aromáticos.</text:span></text:p>
        </text:list-item>
        <text:list-item>
          <text:p text:style-name="P6"><text:span text:style-name="T1"/><text:span text:style-name="T3">Arcillosos:</text:span><text:span text:style-name="T2"><text:s/>vinos potentes y estructurados.</text:span></text:p>
        </text:list-item>
      </text:list>
      <text:p text:style-name="P4"><text:span text:style-name="T2">El terroir da </text:span><text:span text:style-name="T3">identidad</text:span><text:span text:style-name="T2"><text:s/>al vino. Un vino con “expresión de terroir” transmite la historia del lugar donde nació.</text:span></text:p>
      <text:p text:style-name="P9"><text:span text:style-name="T5">3. </text:span>Variedad: el alma de los aromas y el cuerpo</text:p>
      <text:p text:style-name="P4"><text:span text:style-name="T2">Cada variedad de uva (o </text:span><text:span text:style-name="T3">cepa</text:span><text:span text:style-name="T2">) tiene un perfil único:</text:span></text:p>
      <text:list text:style-name="L1">
        <text:list-item>
          <text:p text:style-name="P6"><text:span text:style-name="T1"/><text:span text:style-name="T3">Cabernet Sauvignon:</text:span><text:span text:style-name="T2"><text:s/>estructurado, taninos firmes, aromas a pimiento y frutas negras.</text:span></text:p>
        </text:list-item>
        <text:list-item>
          <text:p text:style-name="P6"><text:span text:style-name="T1"/><text:span text:style-name="T3">Tempranillo:</text:span><text:span text:style-name="T2"><text:s/>frutos rojos, cuero, especias.</text:span></text:p>
        </text:list-item>
        <text:list-item>
          <text:p text:style-name="P6"><text:span text:style-name="T1"/><text:span text:style-name="T3">Albariño:</text:span><text:span text:style-name="T2"><text:s/>cítricos, flores blancas, mineralidad.</text:span></text:p>
        </text:list-item>
      </text:list>
      <text:p text:style-name="P4"><text:span text:style-name="T2">La elección de la variedad debe ser adecuada al entorno. De lo contrario, el vino puede perder armonía.</text:span></text:p>
      <text:p text:style-name="P8"/>
      <text:p text:style-name="P7"><text:span text:style-name="T1">6. Conclusión</text:span></text:p>
      <text:p text:style-name="P4"><text:span text:style-name="T3">“Cada racimo es un pequeño milagro que el suelo susurra y el sol escribe.”</text:span><text:s/><text:span text:style-name="T2">Esta frase resume la magia del vino: la unión de naturaleza, tiempo y cuidado humano. Comprender la vid es comprender ese delicado equilibrio entre lo visible y lo invisible, lo técnico y lo emocional. Cada botella que llega a nuestras manos es el resultado de años de trabajo, de escucha atenta a la tierra y de respeto por una planta tan sabia como generosa.</text:span></text:p>
      <text:p text:style-name="P8"/>
      <text:p text:style-name="P8"/>
      <text:p text:style-name="P2"><text:span text:style-name="T6">TEMA</text:span><text:span text:style-name="T1"><text:s/>3: PROCESO DE ELABORACIÓN DEL VINO</text:span></text:p>
      <text:p text:style-name="P4"><text:span text:style-name="T3">“Del campo a la copa: la alquimia del tiempo y la tierra.”</text:span></text:p>
      <text:p text:style-name="P8"/>
      <text:p text:style-name="P3"><text:span text:style-name="T1">1 – Introducción: Del campo a la copa</text:span></text:p>
      <text:p text:style-name="P4"><text:span text:style-name="T2">El vino es el resultado de un proceso donde </text:span><text:span text:style-name="T3">la naturaleza y el ser humano</text:span><text:span text:style-name="T2"><text:s/>se entrelazan en perfecta armonía. Desde la elección de la uva hasta el momento en que el líquido descansa en la copa, cada fase influye en su carácter final.<text:line-break/>Podemos decir que </text:span><text:span text:style-name="T3">el vino es una obra de arte líquida</text:span><text:span text:style-name="T2">, moldeada por decisiones técnicas, intuiciones sensoriales y la paciencia del tiempo.</text:span></text:p>
      <text:p text:style-name="P4"><text:span text:style-name="T2">Todo comienza en el </text:span><text:span text:style-name="T3">viñedo</text:span><text:span text:style-name="T2">, el corazón de la calidad. Allí, el viticultor cuida la vid durante todo el año, buscando el equilibrio entre el sol, el agua y la madurez del fruto.<text:line-break/>Después llega el momento crucial de la </text:span><text:span text:style-name="T3">vendimia</text:span><text:span text:style-name="T2">, donde cada racimo es seleccionado con precisión. A partir de ahí, la uva inicia un viaje transformador que combina </text:span><text:span text:style-name="T3">química, biología y pasión</text:span><text:span text:style-name="T2">.</text:span></text:p>
      <text:p text:style-name="P4"><text:span text:style-name="T2">El objetivo final es simple pero sublime: </text:span><text:span text:style-name="T3">preservar la esencia de la uva y potenciar su expresión</text:span><text:span text:style-name="T2"><text:s/>a través de un proceso controlado que mantenga su pureza, aroma y equilibrio.</text:span></text:p>
      <text:p text:style-name="P3"><text:span text:style-name="T1"/></text:p>
      <text:p text:style-name="P3"><text:span text:style-name="T1">2 – Curiosidad: La magia de la fermentación</text:span></text:p>
      <text:p text:style-name="P4"><text:span text:style-name="T2">La </text:span><text:span text:style-name="T3">fermentación</text:span><text:span text:style-name="T2"><text:s/>es el corazón del proceso vinícola. En esta etapa ocurre la transformación del </text:span><text:span text:style-name="T3">mosto (zumo de uva)</text:span><text:span text:style-name="T2"><text:s/>en </text:span><text:span text:style-name="T3">vino</text:span><text:span text:style-name="T2"><text:s/>gracias a la acción de las </text:span><text:span text:style-name="T3">levaduras naturales o seleccionadas</text:span><text:span text:style-name="T2">.<text:line-break/>Estas levaduras, microorganismos invisibles pero poderosos, </text:span><text:span text:style-name="T3">se alimentan del azúcar presente en la uva</text:span><text:span text:style-name="T2"><text:s/>y lo transforman en </text:span><text:span text:style-name="T3">alcohol y dióxido de carbono</text:span><text:span text:style-name="T2">. Este fenómeno es pura alquimia biológica.</text:span></text:p>
      <text:p text:style-name="P4"><text:span text:style-name="T2">Durante la fermentación, se liberan también compuestos aromáticos que dan forma al bouquet del vino. Dependiendo del tipo de levadura, la temperatura y el tiempo, se obtienen </text:span><text:span text:style-name="T3">vinos más frutales, florales o complejos</text:span><text:span text:style-name="T2">.</text:span></text:p>
      <text:p text:style-name="P4"><text:span text:style-name="T7">🔍</text:span><text:span text:style-name="T2"><text:s/>Dato curioso: En muchas bodegas tradicionales, aún se usa la fermentación espontánea, confiando en las levaduras autóctonas del viñedo. Esto da lugar a vinos con una </text:span><text:span text:style-name="T3">identidad más local y auténtica</text:span><text:span text:style-name="T2">, reflejo directo del terroir.</text:span></text:p>
      <text:p text:style-name="P8"/>
      <text:p text:style-name="P3"><text:span text:style-name="T1">3 – Enseñanza práctica: Las etapas principales</text:span></text:p>
      <text:p text:style-name="P4"><text:span text:style-name="T2">El proceso de elaboración del vino se puede dividir en </text:span><text:span text:style-name="T3">cuatro grandes etapas</text:span><text:span text:style-name="T2">. Cada una requiere precisión, experiencia y una profunda comprensión del equilibrio entre naturaleza y técnica.</text:span></text:p>
      <text:p text:style-name="P7"><text:span text:style-name="T1">1. Vendimia</text:span></text:p>
      <text:p text:style-name="P4"><text:span text:style-name="T2">Es la </text:span><text:span text:style-name="T3">recolección de las uvas</text:span><text:span text:style-name="T2"><text:s/>en el punto óptimo de madurez.<text:line-break/>El momento exacto varía según el clima, la variedad y el estilo de vino deseado.</text:span></text:p>
      <text:list text:style-name="L1">
        <text:list-item>
          <text:p text:style-name="P6"><text:span text:style-name="T1"/><text:span text:style-name="T3">Vendimia temprana:</text:span><text:span text:style-name="T2"><text:s/>produce vinos más frescos y con mayor acidez.</text:span></text:p>
        </text:list-item>
        <text:list-item>
          <text:p text:style-name="P6"><text:span text:style-name="T1"/><text:span text:style-name="T3">Vendimia tardía:</text:span><text:span text:style-name="T2"><text:s/>da lugar a vinos más dulces y maduros.<text:line-break/>Una vendimia manual garantiza una selección más cuidadosa del fruto, evitando uvas dañadas que podrían alterar la fermentación.</text:span></text:p>
        </text:list-item>
      </text:list>
      <text:p text:style-name="P7"><text:span text:style-name="T1">2. Fermentación</text:span></text:p>
      <text:p text:style-name="P4"><text:span text:style-name="T2">Una vez estrujadas las uvas, el mosto entra en contacto con las levaduras.<text:line-break/>En los tintos, el mosto fermenta junto a los hollejos (pieles), lo que aporta </text:span><text:span text:style-name="T3">color y taninos</text:span><text:span text:style-name="T2">. En los blancos, se separan para preservar la frescura y limpieza aromática.<text:line-break/>La temperatura se controla cuidadosamente:</text:span></text:p>
      <text:list text:style-name="L1">
        <text:list-item>
          <text:p text:style-name="P6"><text:span text:style-name="T2">Tintos: 25–30 °C</text:span></text:p>
        </text:list-item>
        <text:list-item>
          <text:p text:style-name="P6"><text:span text:style-name="T2">Blancos: 16–20 °C<text:line-break/>Así se regula la intensidad aromática y la extracción de componentes.</text:span></text:p>
        </text:list-item>
      </text:list>
      <text:p text:style-name="P7"><text:span text:style-name="T1">3. Crianza</text:span></text:p>
      <text:p text:style-name="P4"><text:span text:style-name="T2">La </text:span><text:span text:style-name="T3">crianza</text:span><text:span text:style-name="T2"><text:s/>es el </text:span><text:span text:style-name="T3">reposo controlado del vino</text:span><text:span text:style-name="T2"><text:s/>tras la fermentación, un periodo en el que el vino evoluciona, se afina y alcanza su equilibrio.<text:line-break/>Puede realizarse en </text:span><text:span text:style-name="T3">barricas de madera</text:span><text:span text:style-name="T2">, </text:span><text:span text:style-name="T3">depósitos de acero inoxidable</text:span><text:span text:style-name="T2">, o </text:span><text:span text:style-name="T3">botella</text:span><text:span text:style-name="T2">, según el estilo que el enólogo desee conseguir.</text:span></text:p>
      <text:p text:style-name="P4"><text:span text:style-name="T2">Su objetivo principal es </text:span><text:span text:style-name="T3">afinar, redondear y complejizar</text:span><text:span text:style-name="T2"><text:s/>el vino, logrando un equilibrio entre fruta, estructura y aromas terciarios.</text:span></text:p>
      <text:p text:style-name="P8"/>
      <text:p text:style-name="P7"><text:span text:style-name="T8">🔸</text:span><text:span text:style-name="T1"><text:s/>Tipos de recipiente y su influencia</text:span></text:p>
      <text:p text:style-name="P9">Barrica de roble</text:p>
      <text:p text:style-name="P4"><text:span text:style-name="T2">La madera es porosa y permite una </text:span><text:span text:style-name="T3">microoxigenación lenta</text:span><text:span text:style-name="T2"><text:s/>que suaviza los taninos y aporta aromas sutiles.<text:line-break/>Existen dos tipos principales de roble empleados en la enología moderna:</text:span></text:p>
      <text:list text:style-name="L1">
        <text:list-item>
          <text:p text:style-name="P6"><text:span text:style-name="T1"/><text:span text:style-name="T3">Roble francés (Quercus sessilis o Quercus robur):</text:span><text:span text:style-name="T2"><text:line-break/>Grano fino, poros más cerrados y aporte de oxígeno más lento.<text:line-break/>Proporciona </text:span><text:span text:style-name="T3">aromas elegantes y delicados</text:span><text:span text:style-name="T2">: vainilla suave, pan tostado, frutos secos, especias finas, y notas balsámicas.<text:line-break/>Ideal para vinos de alta gama o varietales más sutiles (Pinot Noir, Tempranillo elegante, Chardonnay).</text:span></text:p>
        </text:list-item>
        <text:list-item>
          <text:p text:style-name="P6"><text:span text:style-name="T1"/><text:span text:style-name="T3">Roble americano (Quercus alba):</text:span><text:span text:style-name="T2"><text:line-break/>Grano más grueso y mayor porosidad, lo que acelera la microoxigenación.<text:line-break/>Aporta </text:span><text:span text:style-name="T3">aromas más marcados y dulces</text:span><text:span text:style-name="T2">: coco, vainilla intensa, chocolate, café y caramelo.<text:line-break/>Se utiliza comúnmente en vinos más estructurados o potentes (Rioja, Cabernet Sauvignon, Syrah).</text:span></text:p>
        </text:list-item>
      </text:list>
      <text:p text:style-name="P4"><text:span text:style-name="T7">💡</text:span><text:span text:style-name="T2"><text:s/></text:span><text:span text:style-name="T4">En resumen:</text:span><text:span text:style-name="T2"><text:line-break/>El </text:span><text:span text:style-name="T3">roble francés</text:span><text:span text:style-name="T2"><text:s/>aporta sutileza y estructura.<text:line-break/>El </text:span><text:span text:style-name="T3">roble americano</text:span><text:span text:style-name="T2">, intensidad y redondez.<text:line-break/>Muchos enólogos combinan ambos tipos (crianza mixta) para lograr complejidad y equilibrio.</text:span></text:p>
      <text:p text:style-name="P8"/>
      <text:p text:style-name="P9">Depósitos de acero inoxidable</text:p>
      <text:p text:style-name="P4"><text:span text:style-name="T2">Cuando el vino se cría en acero, no hay interacción con el oxígeno ni con la madera.<text:line-break/>El resultado son </text:span><text:span text:style-name="T3">vinos más frescos, frutales y nítidos</text:span><text:span text:style-name="T2">, donde se preserva la expresión primaria de la uva.<text:line-break/>Se emplea principalmente en </text:span><text:span text:style-name="T3">blancos jóvenes y rosados</text:span><text:span text:style-name="T2">, o tintos ligeros donde se busca pureza varietal.</text:span></text:p>
      <text:p text:style-name="P8"/>
      <text:p text:style-name="P7"><text:span text:style-name="T8">🔸</text:span><text:span text:style-name="T1"><text:s/>Tiempos de crianza: clasificación de los vinos</text:span></text:p>
      <text:p text:style-name="P4"><text:span text:style-name="T2">En España —y en muchos otros países que siguen el modelo tradicional— los términos </text:span><text:span text:style-name="T3">Joven, Crianza, Reserva y Gran Reserva</text:span><text:span text:style-name="T2"><text:s/>no son meros adjetivos comerciales, sino </text:span><text:span text:style-name="T3">categorías reguladas</text:span><text:span text:style-name="T2"><text:s/>por los Consejos Reguladores (como la D.O.Ca. Rioja o la D.O. Ribera del Duero).<text:line-break/>Estas categorías se definen por </text:span><text:span text:style-name="T3">el tiempo mínimo que el vino pasa en barrica y botella</text:span><text:span text:style-name="T2"><text:s/>antes de salir al mercado.</text:span></text:p>
      <text:p text:style-name="P9">Vinos Tintos</text:p>
      <text:list text:style-name="L1">
        <text:list-item>
          <text:p text:style-name="P6"><text:span text:style-name="T1"/><text:span text:style-name="T3">Joven:</text:span><text:span text:style-name="T2"><text:line-break/>No pasa por barrica o lo hace menos de 6 meses.<text:line-break/>Enfocado en frescura, fruta y vivacidad.<text:line-break/></text:span><text:span text:style-name="T7">👉</text:span><text:span text:style-name="T2"><text:s/>Ideal para consumir en su primer o segundo año.</text:span></text:p>
        </text:list-item>
        <text:list-item>
          <text:p text:style-name="P6"><text:span text:style-name="T1"/><text:span text:style-name="T3">Crianza:</text:span><text:span text:style-name="T2"><text:line-break/>Mínimo </text:span><text:span text:style-name="T3">24 meses de envejecimiento total</text:span><text:span text:style-name="T2">, de los cuales al menos </text:span><text:span text:style-name="T3">6 meses en barrica</text:span><text:span text:style-name="T2"><text:s/>(en Rioja, normalmente 12 meses).<text:line-break/></text:span><text:span text:style-name="T7">👉</text:span><text:span text:style-name="T2"><text:s/>Equilibrio entre fruta y madera.</text:span></text:p>
        </text:list-item>
        <text:list-item>
          <text:p text:style-name="P6"><text:span text:style-name="T1"/><text:span text:style-name="T3">Reserva:</text:span><text:span text:style-name="T2"><text:line-break/>Mínimo </text:span><text:span text:style-name="T3">36 meses de envejecimiento</text:span><text:span text:style-name="T2">, con </text:span><text:span text:style-name="T3">al menos 12 meses en barrica</text:span><text:span text:style-name="T2">.<text:line-break/></text:span><text:span text:style-name="T7">👉</text:span><text:span text:style-name="T2"><text:s/>Aromas más complejos: cuero, vainilla, tabaco y especias.</text:span></text:p>
        </text:list-item>
        <text:list-item>
          <text:p text:style-name="P6"><text:span text:style-name="T1"/><text:span text:style-name="T3">Gran Reserva:</text:span><text:span text:style-name="T2"><text:line-break/>Mínimo </text:span><text:span text:style-name="T3">60 meses (5 años)</text:span><text:span text:style-name="T2"><text:s/>de envejecimiento, con </text:span><text:span text:style-name="T3">al menos 18 meses en barrica</text:span><text:span text:style-name="T2">.<text:line-break/></text:span><text:span text:style-name="T7">👉</text:span><text:span text:style-name="T2"><text:s/>Vinos de meditación, muy estructurados, con taninos suaves y larga persistencia.</text:span></text:p>
        </text:list-item>
      </text:list>
      <text:p text:style-name="P9">Vinos Blancos y Rosados</text:p>
      <text:p text:style-name="P4"><text:span text:style-name="T2">Los tiempos suelen ser más cortos, ya que la madera tiene un efecto más rápido sobre su estructura:</text:span></text:p>
      <text:list text:style-name="L1">
        <text:list-item>
          <text:p text:style-name="P6"><text:span text:style-name="T1"/><text:span text:style-name="T3">Crianza:</text:span><text:span text:style-name="T2"><text:s/>18 meses totales, con </text:span><text:span text:style-name="T3">al menos 6 meses en barrica</text:span><text:span text:style-name="T2">.</text:span></text:p>
        </text:list-item>
        <text:list-item>
          <text:p text:style-name="P6"><text:span text:style-name="T1"/><text:span text:style-name="T3">Reserva:</text:span><text:span text:style-name="T2"><text:s/>24 meses totales, con </text:span><text:span text:style-name="T3">al menos 6 meses en barrica</text:span><text:span text:style-name="T2">.</text:span></text:p>
        </text:list-item>
        <text:list-item>
          <text:p text:style-name="P6"><text:span text:style-name="T1"/><text:span text:style-name="T3">Gran Reserva:</text:span><text:span text:style-name="T2"><text:s/>48 meses totales, con </text:span><text:span text:style-name="T3">al menos 6 meses en barrica</text:span><text:span text:style-name="T2">.</text:span></text:p>
        </text:list-item>
      </text:list>
      <text:p text:style-name="P8"/>
      <text:p text:style-name="P4"><text:span text:style-name="T2">La crianza no solo transforma el vino: </text:span><text:span text:style-name="T3">lo educa</text:span><text:span text:style-name="T2">.<text:line-break/>Durante su estancia en la barrica o en la botella, el vino aprende a equilibrar su carácter: suaviza sus aristas, adquiere profundidad y desarrolla una identidad más compleja.<text:line-break/>Comprender cómo el tipo de madera, el tamaño de la barrica y el tiempo afectan al resultado final es esencial para todo sommelier.</text:span></text:p>
      <text:p text:style-name="P4"><text:span text:style-name="T7">🍷</text:span><text:span text:style-name="T2"><text:s/>“Cada día en barrica es una conversación silenciosa entre la madera y el vino; el enólogo solo escucha y decide cuándo esa conversación ha terminado.”</text:span></text:p>
      <text:p text:style-name="P7"><text:span text:style-name="T1">4. Embotellado</text:span></text:p>
      <text:p text:style-name="P4"><text:span text:style-name="T2">La última etapa, pero no menos importante.<text:line-break/>Antes de ser embotellado, el vino se </text:span><text:span text:style-name="T3">filtra, estabiliza y clarifica</text:span><text:span text:style-name="T2">, eliminando impurezas.<text:line-break/>Una vez en la botella, </text:span><text:span text:style-name="T3">sigue evolucionando lentamente</text:span><text:span text:style-name="T2">, desarrollando aromas terciarios (cuero, trufa, miel, tabaco) y ganando elegancia con el tiempo.</text:span></text:p>
      <text:p text:style-name="P4"><text:span text:style-name="T7">💡</text:span><text:span text:style-name="T2"><text:s/>Consejo del sommelier: en una cata, intenta visualizar el camino que ese vino recorrió. Cada nota aromática es una pista de su proceso de elaboración.</text:span></text:p>
      <text:p text:style-name="P8"/>
      <text:p text:style-name="P3"><text:span text:style-name="T1"><text:s/>6 – Cconclusión</text:span></text:p>
      <text:p text:style-name="P10"/>
      <text:p text:style-name="P4"><text:span text:style-name="T2">“El vino nace de la tierra, pero se cría en el tiempo.”</text:span><text:s/><text:span text:style-name="T2">El proceso de elaboración del vino es una danza entre ciencia y poesía.<text:line-break/>Cada decisión —cuándo vendimiar, cómo fermentar, cuánto criar— deja una huella indeleble en el alma del vino.<text:line-break/>Comprender este viaje permite a los futuros someliers no solo servir un vino, sino </text:span><text:span text:style-name="T3">interpretarlo y transmitir su historia</text:span><text:span text:style-name="T2">.<text:line-break/>Porque en cada botella hay un fragmento de tierra, un soplo de tiempo y la huella de las manos que lo crearon.</text:span></text:p>
      <text:p text:style-name="P4"/>
      <text:p text:style-name="P4"/>
      <text:p text:style-name="P3"/>
      <text:p text:style-name="P2"><text:span text:style-name="T6">TEMA</text:span><text:span text:style-name="T1"><text:s/>4: VINOS TINTOS – CUERPO Y CARÁCTER</text:span></text:p>
      <text:p text:style-name="P4"><text:span text:style-name="T3">“El vino tinto no se bebe… se conversa.”</text:span></text:p>
      <text:p text:style-name="P8"/>
      <text:p text:style-name="P3"><text:span text:style-name="T1">1 – Introducción: Los tintos, alma y fuerza del vino</text:span></text:p>
      <text:p text:style-name="P4"><text:span text:style-name="T2">El vino tinto es, sin duda, la </text:span><text:span text:style-name="T3">columna vertebral del mundo del vino</text:span><text:span text:style-name="T2">. Representa intensidad, estructura, complejidad y, sobre todo, carácter.<text:line-break/>Su color profundo, sus taninos firmes y su riqueza aromática lo convierten en una experiencia que trasciende el simple gusto: </text:span><text:span text:style-name="T3">es una conversación entre la tierra, el tiempo y el paladar.</text:span></text:p>
      <text:p text:style-name="P4"><text:span text:style-name="T2">A diferencia de los blancos o rosados, los vinos tintos </text:span><text:span text:style-name="T3">no buscan solo frescura</text:span><text:span text:style-name="T2">. Su objetivo es </text:span><text:span text:style-name="T3">transmitir profundidad y permanencia</text:span><text:span text:style-name="T2">. En ellos, la fruta madura se mezcla con notas de madera, especias, cuero, tabaco o cacao, resultado del contacto con la piel de la uva y, en muchos casos, de una crianza en barrica.</text:span></text:p>
      <text:p text:style-name="P4"><text:span text:style-name="T2">Un buen somelier debe comprender que el vino tinto es el puente entre </text:span><text:span text:style-name="T3">la potencia y la elegancia</text:span><text:span text:style-name="T2">. No todos los tintos son iguales: algunos son ligeros y jugosos, otros densos y envolventes. Su “cuerpo” depende del tipo de uva, del clima, de la técnica de vinificación y del tiempo de maduración.</text:span></text:p>
      <text:p text:style-name="P4"><text:span text:style-name="T2">El aprendizaje fundamental es entender que, </text:span><text:span text:style-name="T3">detrás de cada vino tinto, hay una historia de equilibrio entre naturaleza y arte.</text:span></text:p>
      <text:p text:style-name="P8"/>
      <text:p text:style-name="P3"><text:span text:style-name="T1">2 – Curiosidad: El color del vino tinto proviene de la piel de la uva, no del jugo</text:span></text:p>
      <text:p text:style-name="P4"><text:span text:style-name="T2">Esta es una de las curiosidades más reveladoras para los futuros someliers.<text:line-break/>El </text:span><text:span text:style-name="T3">zumo de la mayoría de las uvas, incluso las tintas, es incoloro o ligeramente dorado</text:span><text:span text:style-name="T2">.<text:line-break/>El color del vino tinto proviene de los </text:span><text:span text:style-name="T3">pigmentos naturales llamados antocianos</text:span><text:span text:style-name="T2">, que se encuentran en la piel de la uva.</text:span></text:p>
      <text:p text:style-name="P4"><text:span text:style-name="T2">Durante la </text:span><text:span text:style-name="T3">fermentación alcohólica</text:span><text:span text:style-name="T2">, el mosto permanece en contacto con las pieles y semillas, en un proceso llamado </text:span><text:span text:style-name="T3">maceración</text:span><text:span text:style-name="T2">.<text:line-break/>Cuanto más prolongada es esta maceración, </text:span><text:span text:style-name="T3">más color, tanino y cuerpo</text:span><text:span text:style-name="T2"><text:s/>adquiere el vino.<text:line-break/>Por eso, un tinto joven, de maceración corta, será más suave y de tono cereza brillante, mientras que un vino reserva o gran reserva, de maceración larga y crianza extendida, mostrará tonos rubí profundos o incluso teja.</text:span></text:p>
      <text:p text:style-name="P4"><text:span text:style-name="T7">💡</text:span><text:span text:style-name="T2"><text:s/></text:span><text:span text:style-name="T4">Dato técnico:</text:span><text:span text:style-name="T2"><text:line-break/>En variedades como Cabernet Sauvignon o Syrah, los pigmentos son intensos y estables, mientras que en Pinot Noir o Garnacha tienden a oxidarse antes, dando tonos más claros.</text:span></text:p>
      <text:p text:style-name="P8"/>
      <text:p text:style-name="P3"><text:span text:style-name="T1">3 – Enseñanza práctica</text:span></text:p>
      <text:p text:style-name="P4"><text:span text:style-name="T2">El servicio correcto del vino tinto es esencial para apreciar su riqueza. Cada detalle —temperatura, copa, aireación y maridaje— influye directamente en la experiencia sensorial.</text:span></text:p>
      <text:p text:style-name="P7"><text:span text:style-name="T8">🔸</text:span><text:span text:style-name="T1"><text:s/>Temperatura de servicio</text:span></text:p>
      <text:p text:style-name="P4"><text:span text:style-name="T2">Debe servirse entre </text:span><text:span text:style-name="T3">16 y 18 °C</text:span><text:span text:style-name="T2">, dependiendo del cuerpo del vino:</text:span></text:p>
      <text:list text:style-name="L1">
        <text:list-item>
          <text:p text:style-name="P6"><text:span text:style-name="T1"/><text:span text:style-name="T3">Tintos ligeros (Pinot Noir, Garnacha joven):</text:span><text:span text:style-name="T2"><text:s/>15–16 °C</text:span></text:p>
        </text:list-item>
        <text:list-item>
          <text:p text:style-name="P6"><text:span text:style-name="T1"/><text:span text:style-name="T3">Tintos con cuerpo (Cabernet, Tempranillo, Syrah):</text:span><text:span text:style-name="T2"><text:s/>17–18 °C</text:span></text:p>
        </text:list-item>
      </text:list>
      <text:p text:style-name="P4"><text:span text:style-name="T7">🍷</text:span><text:span text:style-name="T2"><text:s/></text:span><text:span text:style-name="T4">Si el vino está demasiado caliente, el alcohol dominará. Si está muy frío, perderá aromas.</text:span></text:p>
      <text:p text:style-name="P7"><text:span text:style-name="T8">🔸</text:span><text:span text:style-name="T1"><text:s/>Tipo de copa</text:span></text:p>
      <text:p text:style-name="P4"><text:span text:style-name="T2">Los tintos necesitan espacio para respirar.<text:line-break/>Las copas más adecuadas son:</text:span></text:p>
      <text:list text:style-name="L1">
        <text:list-item>
          <text:p text:style-name="P6"><text:span text:style-name="T1"/><text:span text:style-name="T3">Bordeaux:</text:span><text:span text:style-name="T2"><text:s/>altas y amplias, ideales para vinos estructurados (Cabernet Sauvignon, Tempranillo, Merlot).</text:span></text:p>
        </text:list-item>
        <text:list-item>
          <text:p text:style-name="P6"><text:span text:style-name="T1"/><text:span text:style-name="T3">Burgundy:</text:span><text:span text:style-name="T2"><text:s/>de boca ancha y cáliz redondeado, pensadas para vinos más delicados (Pinot Noir).</text:span></text:p>
        </text:list-item>
      </text:list>
      <text:p text:style-name="P4"><text:span text:style-name="T2">Una copa amplia permite que los </text:span><text:span text:style-name="T3">aromas se oxigenen y expresen</text:span><text:span text:style-name="T2"><text:s/>plenamente.</text:span></text:p>
      <text:p text:style-name="P7"><text:span text:style-name="T8">🔸</text:span><text:span text:style-name="T1"><text:s/>Maridajes ideales</text:span></text:p>
      <text:p text:style-name="P4"><text:span text:style-name="T2">El vino tinto es un compañero natural de las comidas ricas en proteínas y grasas, que equilibran sus taninos:</text:span></text:p>
      <text:list text:style-name="L1">
        <text:list-item>
          <text:p text:style-name="P6"><text:span text:style-name="T1"/><text:span text:style-name="T3">Carnes rojas</text:span><text:span text:style-name="T2"><text:s/>(entrecot, cordero, solomillo).</text:span></text:p>
        </text:list-item>
        <text:list-item>
          <text:p text:style-name="P6"><text:span text:style-name="T1"/><text:span text:style-name="T3">Embutidos ibéricos y curados.</text:span></text:p>
        </text:list-item>
        <text:list-item>
          <text:p text:style-name="P6"><text:span text:style-name="T1"/><text:span text:style-name="T3">Quesos semicurados y curados.</text:span></text:p>
        </text:list-item>
        <text:list-item>
          <text:p text:style-name="P6"><text:span text:style-name="T1"/><text:span text:style-name="T3">Pasta con salsas intensas</text:span><text:span text:style-name="T2"><text:s/>(boloñesa, trufa, setas).</text:span></text:p>
        </text:list-item>
      </text:list>
      <text:p text:style-name="P4"><text:span text:style-name="T7">💬</text:span><text:span text:style-name="T2"><text:s/></text:span><text:span text:style-name="T4">Regla de oro:</text:span><text:span text:style-name="T2"><text:s/>vinos potentes con platos potentes; vinos suaves con platos delicados.</text:span></text:p>
      <text:p text:style-name="P7"><text:span text:style-name="T8">🔸</text:span><text:span text:style-name="T1"><text:s/>Variedades destacadas</text:span></text:p>
      <text:p text:style-name="P4"><text:span text:style-name="T2">El conocimiento de las </text:span><text:span text:style-name="T3">variedades de uva</text:span><text:span text:style-name="T2"><text:s/>es esencial para todo amante o profesional del vino.<text:line-break/>Cada uva es un mundo: expresa su identidad a través del </text:span><text:span text:style-name="T3">clima, el suelo, la maduración y la mano del enólogo</text:span><text:span text:style-name="T2">.<text:line-break/>Dominar sus características permite al sommelier </text:span><text:span text:style-name="T3">anticipar aromas, estructuras, maridajes y tiempos de guarda</text:span><text:span text:style-name="T2">.</text:span></text:p>
      <text:p text:style-name="P4"><text:span text:style-name="T2">A continuación, exploramos las </text:span><text:span text:style-name="T3">cuatro cepas tintas más emblemáticas del mundo</text:span><text:span text:style-name="T2">, verdaderos pilares del vino moderno:</text:span></text:p>
      <text:p text:style-name="P8"/>
      <text:p text:style-name="P7"><text:span text:style-name="T8">🍇</text:span><text:span text:style-name="T1"><text:s/>Cabernet Sauvignon – La nobleza estructurada</text:span></text:p>
      <text:p text:style-name="P4"><text:span text:style-name="T2">Originaria de </text:span><text:span text:style-name="T3">Burdeos (Francia)</text:span><text:span text:style-name="T2">, es la uva tinta más reconocida y plantada del planeta.<text:line-break/>Su piel gruesa y su maduración tardía la hacen ideal para </text:span><text:span text:style-name="T3">climas cálidos o templados</text:span><text:span text:style-name="T2">, donde desarrolla una excelente concentración de taninos y color.</text:span></text:p>
      <text:p text:style-name="P9"><text:span text:style-name="T8">🧪</text:span><text:span text:style-name="T5"><text:s/>Características técnicas:</text:span></text:p>
      <text:list text:style-name="L1">
        <text:list-item>
          <text:p text:style-name="P6"><text:span text:style-name="T1"/><text:span text:style-name="T3">Taninos:</text:span><text:span text:style-name="T2"><text:s/>firmes y abundantes, responsables de su longevidad.</text:span></text:p>
        </text:list-item>
        <text:list-item>
          <text:p text:style-name="P6"><text:span text:style-name="T1"/><text:span text:style-name="T3">Acidez:</text:span><text:span text:style-name="T2"><text:s/>media-alta, que le aporta frescura y capacidad de envejecimiento.</text:span></text:p>
        </text:list-item>
        <text:list-item>
          <text:p text:style-name="P6"><text:span text:style-name="T1"/><text:span text:style-name="T3">Cuerpo:</text:span><text:span text:style-name="T2"><text:s/>alto, con textura robusta.</text:span></text:p>
        </text:list-item>
        <text:list-item>
          <text:p text:style-name="P6"><text:span text:style-name="T1"/><text:span text:style-name="T3">Alcohol:</text:span><text:span text:style-name="T2"><text:s/>moderado a elevado, dependiendo del clima.</text:span></text:p>
        </text:list-item>
      </text:list>
      <text:p text:style-name="P9"><text:span text:style-name="T8">🌿</text:span><text:span text:style-name="T5"><text:s/>Perfil aromático:</text:span></text:p>
      <text:list text:style-name="L1">
        <text:list-item>
          <text:p text:style-name="P6"><text:span text:style-name="T2">Fruta negra: </text:span><text:span text:style-name="T3">cassis, grosella, mora</text:span><text:span text:style-name="T2">.</text:span></text:p>
        </text:list-item>
        <text:list-item>
          <text:p text:style-name="P6"><text:span text:style-name="T2">Notas vegetales: </text:span><text:span text:style-name="T3">pimiento verde, hoja de tomate</text:span><text:span text:style-name="T2"><text:s/>(características del pirazínico).</text:span></text:p>
        </text:list-item>
        <text:list-item>
          <text:p text:style-name="P6"><text:span text:style-name="T2">Con la crianza: </text:span><text:span text:style-name="T3">cedro, cacao, tabaco, cuero y vainilla.</text:span></text:p>
        </text:list-item>
      </text:list>
      <text:p text:style-name="P9"><text:span text:style-name="T8">🌍</text:span><text:span text:style-name="T5"><text:s/>Zonas destacadas:</text:span></text:p>
      <text:list text:style-name="L1">
        <text:list-item>
          <text:p text:style-name="P6"><text:span text:style-name="T1"/><text:span text:style-name="T3">Francia:</text:span><text:span text:style-name="T2"><text:s/>Burdeos (Médoc, Pauillac, Margaux).</text:span></text:p>
        </text:list-item>
        <text:list-item>
          <text:p text:style-name="P6"><text:span text:style-name="T1"/><text:span text:style-name="T3">España:</text:span><text:span text:style-name="T2"><text:s/>Ribera del Duero y Navarra (en coupages).</text:span></text:p>
        </text:list-item>
        <text:list-item>
          <text:p text:style-name="P6"><text:span text:style-name="T1"/><text:span text:style-name="T3">Chile:</text:span><text:span text:style-name="T2"><text:s/>Maipo, Colchagua.</text:span></text:p>
        </text:list-item>
        <text:list-item>
          <text:p text:style-name="P6"><text:span text:style-name="T1"/><text:span text:style-name="T3">EE. UU.:</text:span><text:span text:style-name="T2"><text:s/>Napa Valley, Washington.</text:span></text:p>
        </text:list-item>
        <text:list-item>
          <text:p text:style-name="P6"><text:span text:style-name="T1"/><text:span text:style-name="T3">Australia:</text:span><text:span text:style-name="T2"><text:s/>Coonawarra, Margaret River.</text:span></text:p>
        </text:list-item>
      </text:list>
      <text:p text:style-name="P9"><text:span text:style-name="T8">🍽</text:span><text:span text:style-name="T5"><text:s/>Maridaje ideal:</text:span></text:p>
      <text:p text:style-name="P4"><text:span text:style-name="T2">Carnes rojas asadas, cordero, platos de caza o estofados con reducción de vino.</text:span></text:p>
      <text:p text:style-name="P4"><text:span text:style-name="T7">💬</text:span><text:span text:style-name="T2"><text:s/></text:span><text:span text:style-name="T4">Tip de sommelier:</text:span><text:span text:style-name="T2"><text:s/>decántalo antes de servir para domar sus taninos y liberar los aromas terciarios.</text:span></text:p>
      <text:p text:style-name="P8"/>
      <text:p text:style-name="P7"><text:span text:style-name="T8">🍇</text:span><text:span text:style-name="T1"><text:s/>Merlot – La suavidad elegante</text:span></text:p>
      <text:p text:style-name="P4"><text:span text:style-name="T2">También originaria de </text:span><text:span text:style-name="T3">Burdeos</text:span><text:span text:style-name="T2">, pero de carácter mucho más amable.<text:line-break/>Su nombre proviene de </text:span><text:span text:style-name="T4">“merle”</text:span><text:span text:style-name="T2"><text:s/>(mirlo en francés), por el color oscuro de sus uvas y su dulzura natural.<text:line-break/>Es una variedad de </text:span><text:span text:style-name="T3">maduración temprana</text:span><text:span text:style-name="T2">, ideal para equilibrar mezclas con Cabernet Sauvignon o brillar en solitario en climas templados.</text:span></text:p>
      <text:p text:style-name="P9"><text:span text:style-name="T8">🧪</text:span><text:span text:style-name="T5"><text:s/>Características técnicas:</text:span></text:p>
      <text:list text:style-name="L1">
        <text:list-item>
          <text:p text:style-name="P6"><text:span text:style-name="T1"/><text:span text:style-name="T3">Taninos:</text:span><text:span text:style-name="T2"><text:s/>suaves y redondos.</text:span></text:p>
        </text:list-item>
        <text:list-item>
          <text:p text:style-name="P6"><text:span text:style-name="T1"/><text:span text:style-name="T3">Acidez:</text:span><text:span text:style-name="T2"><text:s/>media.</text:span></text:p>
        </text:list-item>
        <text:list-item>
          <text:p text:style-name="P6"><text:span text:style-name="T1"/><text:span text:style-name="T3">Cuerpo:</text:span><text:span text:style-name="T2"><text:s/>medio a alto, con textura aterciopelada.</text:span></text:p>
        </text:list-item>
        <text:list-item>
          <text:p text:style-name="P6"><text:span text:style-name="T1"/><text:span text:style-name="T3">Alcohol:</text:span><text:span text:style-name="T2"><text:s/>medio-alto.</text:span></text:p>
        </text:list-item>
      </text:list>
      <text:p text:style-name="P9"><text:span text:style-name="T8">🌿</text:span><text:span text:style-name="T5"><text:s/>Perfil aromático:</text:span></text:p>
      <text:list text:style-name="L1">
        <text:list-item>
          <text:p text:style-name="P6"><text:span text:style-name="T2">Fruta roja y negra madura: </text:span><text:span text:style-name="T3">ciruela, cereza, mora.</text:span></text:p>
        </text:list-item>
        <text:list-item>
          <text:p text:style-name="P6"><text:span text:style-name="T2">Notas secundarias: </text:span><text:span text:style-name="T3">chocolate, café, regaliz.</text:span></text:p>
        </text:list-item>
        <text:list-item>
          <text:p text:style-name="P6"><text:span text:style-name="T2">Con crianza: </text:span><text:span text:style-name="T3">vainilla, tostado, tabaco dulce.</text:span></text:p>
        </text:list-item>
      </text:list>
      <text:p text:style-name="P9"><text:span text:style-name="T8">🌍</text:span><text:span text:style-name="T5"><text:s/>Zonas destacadas:</text:span></text:p>
      <text:list text:style-name="L1">
        <text:list-item>
          <text:p text:style-name="P6"><text:span text:style-name="T1"/><text:span text:style-name="T3">Francia:</text:span><text:span text:style-name="T2"><text:s/>Pomerol y Saint-Émilion (Burdeos derecho).</text:span></text:p>
        </text:list-item>
        <text:list-item>
          <text:p text:style-name="P6"><text:span text:style-name="T1"/><text:span text:style-name="T3">Italia:</text:span><text:span text:style-name="T2"><text:s/>Toscana (Super Tuscans).</text:span></text:p>
        </text:list-item>
        <text:list-item>
          <text:p text:style-name="P6"><text:span text:style-name="T1"/><text:span text:style-name="T3">EE. UU.:</text:span><text:span text:style-name="T2"><text:s/>California (Napa, Sonoma).</text:span></text:p>
        </text:list-item>
        <text:list-item>
          <text:p text:style-name="P6"><text:span text:style-name="T1"/><text:span text:style-name="T3">Chile y Argentina:</text:span><text:span text:style-name="T2"><text:s/>zonas frescas de altura.</text:span></text:p>
        </text:list-item>
      </text:list>
      <text:p text:style-name="P9"><text:span text:style-name="T8">🍽</text:span><text:span text:style-name="T5"><text:s/>Maridaje ideal:</text:span></text:p>
      <text:p text:style-name="P4"><text:span text:style-name="T2">Pastas con salsa de carne, aves asadas, risottos o carnes blancas con salsas suaves.</text:span></text:p>
      <text:p text:style-name="P4"><text:span text:style-name="T7">💬</text:span><text:span text:style-name="T2"><text:s/></text:span><text:span text:style-name="T4">Tip de sommelier:</text:span><text:span text:style-name="T2"><text:s/>es una excelente opción para quienes inician en tintos, por su equilibrio entre fruta, cuerpo y suavidad.</text:span></text:p>
      <text:p text:style-name="P8"/>
      <text:p text:style-name="P7"><text:span text:style-name="T8">🍇</text:span><text:span text:style-name="T1"><text:s/>Tempranillo – El corazón de España</text:span></text:p>
      <text:p text:style-name="P4"><text:span text:style-name="T2">Uva autóctona y orgullo nacional. Su nombre proviene de “temprano”, por su </text:span><text:span text:style-name="T3">maduración precoz</text:span><text:span text:style-name="T2"><text:s/>respecto a otras variedades.<text:line-break/>Es la columna vertebral de los grandes vinos de </text:span><text:span text:style-name="T3">Rioja y Ribera del Duero</text:span><text:span text:style-name="T2">, y un emblema del equilibrio entre tradición y modernidad.</text:span></text:p>
      <text:p text:style-name="P9"><text:span text:style-name="T8">🧪</text:span><text:span text:style-name="T5"><text:s/>Características técnicas:</text:span></text:p>
      <text:list text:style-name="L1">
        <text:list-item>
          <text:p text:style-name="P6"><text:span text:style-name="T1"/><text:span text:style-name="T3">Taninos:</text:span><text:span text:style-name="T2"><text:s/>medios, elegantes y redondos.</text:span></text:p>
        </text:list-item>
        <text:list-item>
          <text:p text:style-name="P6"><text:span text:style-name="T1"/><text:span text:style-name="T3">Acidez:</text:span><text:span text:style-name="T2"><text:s/>media a alta.</text:span></text:p>
        </text:list-item>
        <text:list-item>
          <text:p text:style-name="P6"><text:span text:style-name="T1"/><text:span text:style-name="T3">Cuerpo:</text:span><text:span text:style-name="T2"><text:s/>medio a pleno.</text:span></text:p>
        </text:list-item>
        <text:list-item>
          <text:p text:style-name="P6"><text:span text:style-name="T1"/><text:span text:style-name="T3">Alcohol:</text:span><text:span text:style-name="T2"><text:s/>medio-alto.</text:span></text:p>
        </text:list-item>
        <text:list-item>
          <text:p text:style-name="P6"><text:span text:style-name="T1"/><text:span text:style-name="T3">Potencial de guarda:</text:span><text:span text:style-name="T2"><text:s/>alto, especialmente en crianza y reserva.</text:span></text:p>
        </text:list-item>
      </text:list>
      <text:p text:style-name="P9"><text:span text:style-name="T8">🌿</text:span><text:span text:style-name="T5"><text:s/>Perfil aromático:</text:span></text:p>
      <text:list text:style-name="L1">
        <text:list-item>
          <text:p text:style-name="P6"><text:span text:style-name="T2">Fruta roja: </text:span><text:span text:style-name="T3">fresa, cereza, frambuesa.</text:span></text:p>
        </text:list-item>
        <text:list-item>
          <text:p text:style-name="P6"><text:span text:style-name="T2">Envejecimiento: </text:span><text:span text:style-name="T3">cuero, tabaco, madera tostada, coco y vainilla</text:span><text:span text:style-name="T2"><text:s/>(por uso frecuente de roble americano).</text:span></text:p>
        </text:list-item>
        <text:list-item>
          <text:p text:style-name="P6"><text:span text:style-name="T2">En reservas y grandes reservas: notas terciarias de </text:span><text:span text:style-name="T3">cacao, clavo, especias dulces y balsámicos.</text:span></text:p>
        </text:list-item>
      </text:list>
      <text:p text:style-name="P9"><text:span text:style-name="T8">🌍</text:span><text:span text:style-name="T5"><text:s/>Zonas destacadas:</text:span></text:p>
      <text:list text:style-name="L1">
        <text:list-item>
          <text:p text:style-name="P6"><text:span text:style-name="T1"/><text:span text:style-name="T3">España:</text:span><text:span text:style-name="T2"><text:s/>Rioja, Ribera del Duero, Toro, La Mancha, Navarra.</text:span></text:p>
        </text:list-item>
        <text:list-item>
          <text:p text:style-name="P6"><text:span text:style-name="T1"/><text:span text:style-name="T3">Portugal:</text:span><text:span text:style-name="T2"><text:s/>conocida como </text:span><text:span text:style-name="T4">Tinta Roriz</text:span><text:span text:style-name="T2"><text:s/>o </text:span><text:span text:style-name="T4">Aragonez</text:span><text:span text:style-name="T2">.</text:span></text:p>
        </text:list-item>
        <text:list-item>
          <text:p text:style-name="P6"><text:span text:style-name="T1"/><text:span text:style-name="T3">Argentina y México:</text:span><text:span text:style-name="T2"><text:s/>adaptaciones modernas con toques frutales.</text:span></text:p>
        </text:list-item>
      </text:list>
      <text:p text:style-name="P9"><text:span text:style-name="T8">🍽</text:span><text:span text:style-name="T5"><text:s/>Maridaje ideal:</text:span></text:p>
      <text:p text:style-name="P4"><text:span text:style-name="T2">Carnes de caza, jamón ibérico, guisos de ternera o platos con setas.</text:span></text:p>
      <text:p text:style-name="P4"><text:span text:style-name="T7">💬</text:span><text:span text:style-name="T2"><text:s/></text:span><text:span text:style-name="T4">Tip de sommelier:</text:span><text:span text:style-name="T2"><text:s/>los Tempranillos jóvenes son versátiles y frutales; los reservas aportan complejidad y profundidad gastronómica.</text:span></text:p>
      <text:p text:style-name="P8"/>
      <text:p text:style-name="P7"><text:span text:style-name="T8">🍇</text:span><text:span text:style-name="T1"><text:s/>Malbec – La pasión de Argentina</text:span></text:p>
      <text:p text:style-name="P4"><text:span text:style-name="T2">Aunque nació en </text:span><text:span text:style-name="T3">Cahors (Francia)</text:span><text:span text:style-name="T2">, el Malbec encontró su máxima expresión en Argentina, donde se transformó en símbolo nacional.<text:line-break/>Su piel oscura y sus taninos dulces lo convierten en un vino de color intenso y textura envolvente.</text:span></text:p>
      <text:p text:style-name="P9"><text:span text:style-name="T8">🧪</text:span><text:span text:style-name="T5"><text:s/>Características técnicas:</text:span></text:p>
      <text:list text:style-name="L1">
        <text:list-item>
          <text:p text:style-name="P6"><text:span text:style-name="T1"/><text:span text:style-name="T3">Taninos:</text:span><text:span text:style-name="T2"><text:s/>firmes pero suaves, de textura aterciopelada.</text:span></text:p>
        </text:list-item>
        <text:list-item>
          <text:p text:style-name="P6"><text:span text:style-name="T1"/><text:span text:style-name="T3">Acidez:</text:span><text:span text:style-name="T2"><text:s/>media.</text:span></text:p>
        </text:list-item>
        <text:list-item>
          <text:p text:style-name="P6"><text:span text:style-name="T1"/><text:span text:style-name="T3">Cuerpo:</text:span><text:span text:style-name="T2"><text:s/>alto.</text:span></text:p>
        </text:list-item>
        <text:list-item>
          <text:p text:style-name="P6"><text:span text:style-name="T1"/><text:span text:style-name="T3">Alcohol:</text:span><text:span text:style-name="T2"><text:s/>alto (por el clima soleado de Mendoza).</text:span></text:p>
        </text:list-item>
      </text:list>
      <text:p text:style-name="P9"><text:span text:style-name="T8">🌿</text:span><text:span text:style-name="T5"><text:s/>Perfil aromático:</text:span></text:p>
      <text:list text:style-name="L1">
        <text:list-item>
          <text:p text:style-name="P6"><text:span text:style-name="T2">Fruta negra: </text:span><text:span text:style-name="T3">ciruela, mora, cereza negra.</text:span></text:p>
        </text:list-item>
        <text:list-item>
          <text:p text:style-name="P6"><text:span text:style-name="T2">Florales: </text:span><text:span text:style-name="T3">violeta.</text:span></text:p>
        </text:list-item>
        <text:list-item>
          <text:p text:style-name="P6"><text:span text:style-name="T2">Con crianza: </text:span><text:span text:style-name="T3">cacao, café, vainilla, cuero.</text:span></text:p>
        </text:list-item>
        <text:list-item>
          <text:p text:style-name="P6"><text:span text:style-name="T2">En altitud (Mendoza, Uco): notas minerales y frescura sorprendente.</text:span></text:p>
        </text:list-item>
      </text:list>
      <text:p text:style-name="P9"><text:span text:style-name="T8">🌍</text:span><text:span text:style-name="T5"><text:s/>Zonas destacadas:</text:span></text:p>
      <text:list text:style-name="L1">
        <text:list-item>
          <text:p text:style-name="P6"><text:span text:style-name="T1"/><text:span text:style-name="T3">Argentina:</text:span><text:span text:style-name="T2"><text:s/>Mendoza (Luján de Cuyo, Valle de Uco).</text:span></text:p>
        </text:list-item>
        <text:list-item>
          <text:p text:style-name="P6"><text:span text:style-name="T1"/><text:span text:style-name="T3">Francia:</text:span><text:span text:style-name="T2"><text:s/>Cahors (Malbec más tánico y rústico).</text:span></text:p>
        </text:list-item>
        <text:list-item>
          <text:p text:style-name="P6"><text:span text:style-name="T1"/><text:span text:style-name="T3">Chile:</text:span><text:span text:style-name="T2"><text:s/>Valle del Colchagua.</text:span></text:p>
        </text:list-item>
        <text:list-item>
          <text:p text:style-name="P6"><text:span text:style-name="T1"/><text:span text:style-name="T3">EE. UU.:</text:span><text:span text:style-name="T2"><text:s/>California (Napa, Paso Robles).</text:span></text:p>
        </text:list-item>
      </text:list>
      <text:p text:style-name="P9"><text:span text:style-name="T8">🍽</text:span><text:span text:style-name="T5"><text:s/>Maridaje ideal:</text:span></text:p>
      <text:p text:style-name="P4"><text:span text:style-name="T2">Carnes a la parrilla, costillas de ternera, empanadas criollas o quesos curados.</text:span></text:p>
      <text:p text:style-name="P4"><text:span text:style-name="T7">💬</text:span><text:span text:style-name="T2"><text:s/></text:span><text:span text:style-name="T4">Tip de sommelier:</text:span><text:span text:style-name="T2"><text:s/>el Malbec es un vino que une potencia y sedosidad. Ideal para mostrar cómo el clima y la altitud transforman el carácter de una misma uva.</text:span></text:p>
      <text:p text:style-name="P4"/>
      <text:p text:style-name="P7"><text:span text:style-name="T8">🍇</text:span><text:span text:style-name="T1"><text:s/>Garnacha (Grenache) – La expresividad mediterránea</text:span></text:p>
      <text:p text:style-name="P4"><text:span text:style-name="T2">La </text:span><text:span text:style-name="T3">Garnacha</text:span><text:span text:style-name="T2"><text:s/>es una de las variedades más antiguas y extendidas de España.<text:line-break/>Originaria del </text:span><text:span text:style-name="T3">noreste (Aragón y Cataluña)</text:span><text:span text:style-name="T2">, se ha adaptado perfectamente al clima cálido y seco del Mediterráneo. Es la base de grandes vinos en </text:span><text:span text:style-name="T3">Campo de Borja, Cariñena, Calatayud, Priorat y Navarra.</text:span></text:p>
      <text:p text:style-name="P9"><text:span text:style-name="T8">🧪</text:span><text:span text:style-name="T5"><text:s/>Características técnicas:</text:span></text:p>
      <text:list text:style-name="L1">
        <text:list-item>
          <text:p text:style-name="P6"><text:span text:style-name="T1"/><text:span text:style-name="T3">Taninos:</text:span><text:span text:style-name="T2"><text:s/>medios, suaves.</text:span></text:p>
        </text:list-item>
        <text:list-item>
          <text:p text:style-name="P6"><text:span text:style-name="T1"/><text:span text:style-name="T3">Acidez:</text:span><text:span text:style-name="T2"><text:s/>media.</text:span></text:p>
        </text:list-item>
        <text:list-item>
          <text:p text:style-name="P6"><text:span text:style-name="T1"/><text:span text:style-name="T3">Cuerpo:</text:span><text:span text:style-name="T2"><text:s/>medio-alto.</text:span></text:p>
        </text:list-item>
        <text:list-item>
          <text:p text:style-name="P6"><text:span text:style-name="T1"/><text:span text:style-name="T3">Alcohol:</text:span><text:span text:style-name="T2"><text:s/>alto (por su madurez natural).</text:span></text:p>
        </text:list-item>
      </text:list>
      <text:p text:style-name="P9"><text:span text:style-name="T8">🌿</text:span><text:span text:style-name="T5"><text:s/>Perfil aromático:</text:span></text:p>
      <text:list text:style-name="L1">
        <text:list-item>
          <text:p text:style-name="P6"><text:span text:style-name="T2">Fruta roja madura: </text:span><text:span text:style-name="T3">fresa, frambuesa, cereza.</text:span></text:p>
        </text:list-item>
        <text:list-item>
          <text:p text:style-name="P6"><text:span text:style-name="T2">Notas especiadas: </text:span><text:span text:style-name="T3">pimienta, regaliz.</text:span></text:p>
        </text:list-item>
        <text:list-item>
          <text:p text:style-name="P6"><text:span text:style-name="T2">En zonas cálidas: toques de </text:span><text:span text:style-name="T3">hierbas mediterráneas, higo y mora.</text:span></text:p>
        </text:list-item>
        <text:list-item>
          <text:p text:style-name="P6"><text:span text:style-name="T2">En vinos viejos o de viñas altas: </text:span><text:span text:style-name="T3">toques minerales y balsámicos.</text:span></text:p>
        </text:list-item>
      </text:list>
      <text:p text:style-name="P9"><text:span text:style-name="T8">🍽</text:span><text:span text:style-name="T5"><text:s/>Maridaje ideal:</text:span></text:p>
      <text:p text:style-name="P4"><text:span text:style-name="T2">Perfecta con </text:span><text:span text:style-name="T3">guisos de cordero, embutidos, paellas de carne, platos de caza menor</text:span><text:span text:style-name="T2"><text:s/>o quesos semicurados.</text:span></text:p>
      <text:p text:style-name="P4"><text:span text:style-name="T7">💬</text:span><text:span text:style-name="T2"><text:s/></text:span><text:span text:style-name="T4">Tip de sommelier:</text:span><text:span text:style-name="T2"><text:s/>la Garnacha, cuando procede de viñas viejas, ofrece tintos sorprendentes por su equilibrio entre potencia y frescura.</text:span></text:p>
      <text:p text:style-name="P8"/>
      <text:p text:style-name="P7"><text:span text:style-name="T8">🍇</text:span><text:span text:style-name="T1"><text:s/>Mencía – El alma del noroeste atlántico</text:span></text:p>
      <text:p text:style-name="P4"><text:span text:style-name="T2">La </text:span><text:span text:style-name="T3">Mencía</text:span><text:span text:style-name="T2"><text:s/>es la joya del noroeste español, especialmente en </text:span><text:span text:style-name="T3">Bierzo (León), Ribeira Sacra y Valdeorras (Galicia).</text:span><text:span text:style-name="T2"><text:line-break/>Crece en zonas de clima fresco y suelos pizarrosos o graníticos, lo que le da un perfil elegante, perfumado y lleno de mineralidad.<text:line-break/>Su resurgir ha sido clave para el renacimiento del vino español moderno, enfocado en la </text:span><text:span text:style-name="T3">finesse y la expresión del terruño.</text:span></text:p>
      <text:p text:style-name="P9"><text:span text:style-name="T8">🧪</text:span><text:span text:style-name="T5"><text:s/>Características técnicas:</text:span></text:p>
      <text:list text:style-name="L1">
        <text:list-item>
          <text:p text:style-name="P6"><text:span text:style-name="T1"/><text:span text:style-name="T3">Taninos:</text:span><text:span text:style-name="T2"><text:s/>finos, aterciopelados.</text:span></text:p>
        </text:list-item>
        <text:list-item>
          <text:p text:style-name="P6"><text:span text:style-name="T1"/><text:span text:style-name="T3">Acidez:</text:span><text:span text:style-name="T2"><text:s/>alta, aporta frescura.</text:span></text:p>
        </text:list-item>
        <text:list-item>
          <text:p text:style-name="P6"><text:span text:style-name="T1"/><text:span text:style-name="T3">Cuerpo:</text:span><text:span text:style-name="T2"><text:s/>medio.</text:span></text:p>
        </text:list-item>
        <text:list-item>
          <text:p text:style-name="P6"><text:span text:style-name="T1"/><text:span text:style-name="T3">Alcohol:</text:span><text:span text:style-name="T2"><text:s/>medio.</text:span></text:p>
        </text:list-item>
      </text:list>
      <text:p text:style-name="P9"><text:span text:style-name="T8">🌿</text:span><text:span text:style-name="T5"><text:s/>Perfil aromático:</text:span></text:p>
      <text:list text:style-name="L1">
        <text:list-item>
          <text:p text:style-name="P6"><text:span text:style-name="T2">Fruta roja fresca: </text:span><text:span text:style-name="T3">cereza, frambuesa, grosella.</text:span></text:p>
        </text:list-item>
        <text:list-item>
          <text:p text:style-name="P6"><text:span text:style-name="T2">Notas florales: </text:span><text:span text:style-name="T3">violeta, peonía.</text:span></text:p>
        </text:list-item>
        <text:list-item>
          <text:p text:style-name="P6"><text:span text:style-name="T2">Toques minerales y herbales: </text:span><text:span text:style-name="T3">grafito, tomillo, laurel.</text:span></text:p>
        </text:list-item>
        <text:list-item>
          <text:p text:style-name="P6"><text:span text:style-name="T2">Con crianza: </text:span><text:span text:style-name="T3">pimienta negra, cacao ligero, humo.</text:span></text:p>
        </text:list-item>
      </text:list>
      <text:p text:style-name="P9"><text:span text:style-name="T8">🍽</text:span><text:span text:style-name="T5"><text:s/>Maridaje ideal:</text:span></text:p>
      <text:p text:style-name="P4"><text:span text:style-name="T2">Ideal para </text:span><text:span text:style-name="T3">pescados azules a la parrilla, carnes blancas, arroces de montaña, setas o pulpo a la brasa.</text:span></text:p>
      <text:p text:style-name="P4"><text:span text:style-name="T7">💬</text:span><text:span text:style-name="T2"><text:s/></text:span><text:span text:style-name="T4">Tip de sommelier:</text:span><text:span text:style-name="T2"><text:s/>la Mencía es un ejemplo perfecto de cómo un vino tinto puede ser </text:span><text:span text:style-name="T3">ligero y complejo a la vez</text:span><text:span text:style-name="T2">, con frescura atlántica y alma de montaña.</text:span></text:p>
      <text:p text:style-name="P4"/>
      <text:p text:style-name="P8"/>
      <text:p text:style-name="P3"><text:span text:style-name="T1">6 – Conclusión</text:span></text:p>
      <text:p text:style-name="P10"/>
      <text:p text:style-name="P4"><text:span text:style-name="T2">“El vino tinto no se bebe… se conversa.”</text:span><text:s/><text:span text:style-name="T2">Cada vino tinto es una voz distinta en el coro de la tierra.<text:line-break/>Al aprender a escucharlo, el futuro somelier se convierte en intérprete del paisaje, del clima y de la mano del hombre.<text:line-break/>Su cuerpo refleja la madurez del fruto; su carácter, la intención del enólogo; su alma, el paso del tiempo.</text:span></text:p>
      <text:p text:style-name="P4"><text:span text:style-name="T2">El vino tinto enseña que </text:span><text:span text:style-name="T3">la intensidad no está reñida con la elegancia</text:span><text:span text:style-name="T2">: ambos conviven en la copa, esperando a quien sepa apreciarlos con paciencia, respeto y curiosidad.</text:span></text:p>
      <text:p text:style-name="P4"><text:span text:style-name="T7">🍇</text:span><text:span text:style-name="T2"><text:s/></text:span><text:span text:style-name="T4">Recuerda: en cada sorbo de vino tinto se encuentra una historia de fuego, tierra y silencio… que solo el paladar sabio sabe traducir.</text:span></text:p>
      <text:p text:style-name="P4"/>
      <text:p text:style-name="P4"/>
      <text:p text:style-name="P4"/>
      <text:p text:style-name="P4"/>
      <text:p text:style-name="P4"/>
      <text:p text:style-name="P8"/>
      <text:p text:style-name="P2"><text:span text:style-name="T6">TEMA</text:span><text:span text:style-name="T1"><text:s/>5: VINOS BLANCOS – FRESCURA Y ELEGANCIA</text:span></text:p>
      <text:p text:style-name="P4"><text:span text:style-name="T2">“Un buen blanco es como el verano: ligero, brillante y fugaz.”</text:span></text:p>
      <text:p text:style-name="P8"/>
      <text:p text:style-name="P3"><text:span text:style-name="T1"><text:s text:c="2"/>1 – Introducción: Refrescantes, luminosos y ligeros</text:span></text:p>
      <text:p text:style-name="P4"><text:span text:style-name="T2">El vino blanco es sinónimo de </text:span><text:span text:style-name="T3">luz, frescura y equilibrio.</text:span><text:span text:style-name="T2"><text:line-break/>Representa la cara más delicada del mundo del vino: aromas vibrantes, texturas suaves y una acidez que despierta el paladar.<text:line-break/>A diferencia de los tintos, los vinos blancos </text:span><text:span text:style-name="T3">no buscan fuerza o taninos</text:span><text:span text:style-name="T2">, sino </text:span><text:span text:style-name="T3">pureza, frescor y expresión aromática.</text:span></text:p>
      <text:p text:style-name="P4"><text:span text:style-name="T2">Su color puede ir desde el </text:span><text:span text:style-name="T3">pálido amarillo verdoso</text:span><text:span text:style-name="T2"><text:s/>de un joven Sauvignon Blanc hasta el </text:span><text:span text:style-name="T3">dorado profundo</text:span><text:span text:style-name="T2"><text:s/>de un Chardonnay fermentado en barrica.<text:line-break/>La intensidad aromática suele ser alta: flores, frutas, hierbas, miel o minerales, según la variedad y el método de vinificación.</text:span></text:p>
      <text:p text:style-name="P4"><text:span text:style-name="T2">El vino blanco enseña al somelier la importancia del </text:span><text:span text:style-name="T3">detalle y la temperatura</text:span><text:span text:style-name="T2">, porque su equilibrio es más sutil. Un grado de más o menos puede cambiar completamente su expresión.</text:span></text:p>
      <text:p text:style-name="P4"><text:span text:style-name="T7">💬</text:span><text:span text:style-name="T2"><text:s/></text:span><text:span text:style-name="T4">Lección esencial:</text:span><text:span text:style-name="T2"><text:s/>el vino blanco no es “más simple” que el tinto; es simplemente </text:span><text:span text:style-name="T3">más honesto con el clima, el tiempo y el momento.</text:span></text:p>
      <text:p text:style-name="P8"/>
      <text:p text:style-name="P3"><text:span text:style-name="T1"><text:s text:c="2"/>2 – Curiosidad: Algunos blancos envejecen en barrica, logrando aromas a vainilla y miel</text:span></text:p>
      <text:p text:style-name="P4"><text:span text:style-name="T2">Aunque la mayoría de los vinos blancos se disfrutan jóvenes, existen estilos que </text:span><text:span text:style-name="T3">pasan por madera</text:span><text:span text:style-name="T2">, igual que los tintos.<text:line-break/>En estos casos, el vino gana </text:span><text:span text:style-name="T3">textura, complejidad y notas aromáticas terciarias</text:span><text:span text:style-name="T2">.</text:span></text:p>
      <text:list text:style-name="L1">
        <text:list-item>
          <text:p text:style-name="P6"><text:span text:style-name="T2">En </text:span><text:span text:style-name="T3">barricas de roble francés</text:span><text:span text:style-name="T2">, el vino adquiere toques de </text:span><text:span text:style-name="T3">vainilla, miel, mantequilla, pan tostado o frutos secos.</text:span></text:p>
        </text:list-item>
        <text:list-item>
          <text:p text:style-name="P6"><text:span text:style-name="T2">En </text:span><text:span text:style-name="T3">roble americano</text:span><text:span text:style-name="T2">, aparecen notas más dulces, como </text:span><text:span text:style-name="T3">coco o caramelo.</text:span></text:p>
        </text:list-item>
      </text:list>
      <text:p text:style-name="P4"><text:span text:style-name="T2">Este tipo de envejecimiento requiere uvas con buena estructura y acidez, como el </text:span><text:span text:style-name="T3">Chardonnay o el Godello</text:span><text:span text:style-name="T2">, que soportan la crianza sin perder su identidad.</text:span></text:p>
      <text:p text:style-name="P4"><text:span text:style-name="T7">💡</text:span><text:span text:style-name="T2"><text:s/></text:span><text:span text:style-name="T4">Dato técnico:</text:span><text:span text:style-name="T2"><text:s/>en muchos vinos blancos con crianza, la fermentación y el reposo en barrica se acompañan del “batonnage”, técnica que remueve las lías finas para dar más untuosidad y volumen en boca.</text:span></text:p>
      <text:p text:style-name="P8"/>
      <text:p text:style-name="P3"><text:span text:style-name="T1"><text:s text:c="2"/>3 – Enseñanza práctica</text:span></text:p>
      <text:p text:style-name="P7"><text:span text:style-name="T8">🔸</text:span><text:span text:style-name="T1"><text:s/>Temperatura de servicio</text:span></text:p>
      <text:p text:style-name="P4"><text:span text:style-name="T2">El vino blanco debe servirse </text:span><text:span text:style-name="T3">frío, entre 8 y 10 °C</text:span><text:span text:style-name="T2">, para resaltar su frescura y sus aromas florales o frutales.</text:span></text:p>
      <text:list text:style-name="L1">
        <text:list-item>
          <text:p text:style-name="P6"><text:span text:style-name="T1"/><text:span text:style-name="T3">Vinos ligeros y jóvenes:</text:span><text:span text:style-name="T2"><text:s/>7–9 °C.</text:span></text:p>
        </text:list-item>
        <text:list-item>
          <text:p text:style-name="P6"><text:span text:style-name="T1"/><text:span text:style-name="T3">Vinos con crianza o cuerpo medio:</text:span><text:span text:style-name="T2"><text:s/>10–12 °C.</text:span></text:p>
        </text:list-item>
        <text:list-item>
          <text:p text:style-name="P6"><text:span text:style-name="T1"/><text:span text:style-name="T3">Blancos envejecidos o fermentados en barrica:</text:span><text:span text:style-name="T2"><text:s/>12–14 °C.</text:span></text:p>
        </text:list-item>
      </text:list>
      <text:p text:style-name="P4"><text:span text:style-name="T7">❄️</text:span><text:span text:style-name="T2"><text:s/></text:span><text:span text:style-name="T4">Si se sirve demasiado frío, se “cierra” y pierde aroma; si está caliente, su acidez puede resultar punzante.</text:span></text:p>
      <text:p text:style-name="P7"><text:span text:style-name="T8">🔸</text:span><text:span text:style-name="T1"><text:s/>Tipo de copa</text:span></text:p>
      <text:p text:style-name="P4"><text:span text:style-name="T2">Usa </text:span><text:span text:style-name="T3">copas alargadas y estrechas</text:span><text:span text:style-name="T2">, conocidas como copas tipo “white wine” o “tulipa”.<text:line-break/>Su forma permite que los aromas se concentren y la temperatura se conserve mejor.<text:line-break/>Para blancos más complejos (como un Chardonnay con barrica), se recomienda una copa de cáliz un poco más ancho para favorecer la oxigenación.</text:span></text:p>
      <text:p text:style-name="P7"><text:span text:style-name="T8">🔸</text:span><text:span text:style-name="T1"><text:s/>Maridaje ideal</text:span></text:p>
      <text:p text:style-name="P4"><text:span text:style-name="T2">El vino blanco es el compañero natural de la </text:span><text:span text:style-name="T3">gastronomía marina</text:span><text:span text:style-name="T2">.<text:line-break/>Su frescura y acidez limpian el paladar, realzan los sabores salinos y equilibran la grasa del pescado o del marisco.</text:span></text:p>
      <text:p text:style-name="P4"><text:span text:style-name="T3">Combinaciones clásicas:</text:span></text:p>
      <text:list text:style-name="L1">
        <text:list-item>
          <text:p text:style-name="P6"><text:span text:style-name="T2">Pescados blancos a la plancha o al horno.</text:span></text:p>
        </text:list-item>
        <text:list-item>
          <text:p text:style-name="P6"><text:span text:style-name="T2">Mariscos, ceviches y sushi.</text:span></text:p>
        </text:list-item>
        <text:list-item>
          <text:p text:style-name="P6"><text:span text:style-name="T2">Ensaladas con frutas o quesos frescos.</text:span></text:p>
        </text:list-item>
        <text:list-item>
          <text:p text:style-name="P6"><text:span text:style-name="T2">Arroces con mariscos o pasta ligera.</text:span></text:p>
        </text:list-item>
      </text:list>
      <text:p text:style-name="P4"><text:span text:style-name="T7">💬</text:span><text:span text:style-name="T2"><text:s/></text:span><text:span text:style-name="T4">Regla dorada:</text:span><text:span text:style-name="T2"><text:s/>la acidez del vino debe igualar o superar la frescura del plato para lograr armonía.</text:span></text:p>
      <text:p text:style-name="P8"/>
      <text:p text:style-name="P7"><text:span text:style-name="T8">🔸</text:span><text:span text:style-name="T1"><text:s/>Variedades destacadas</text:span></text:p>
      <text:p text:style-name="P4"><text:span text:style-name="T2">El vino blanco es la expresión más luminosa de la vid. A diferencia de los tintos, donde la fuerza proviene del tanino y la estructura, en los blancos reina la </text:span><text:span text:style-name="T3">pureza, la acidez y la precisión aromática</text:span><text:span text:style-name="T2">.<text:line-break/>Cada variedad blanca cuenta una historia distinta: algunas nacen junto al mar y saben a sal, otras crecen en tierras cálidas y evocan frutas maduras y miel.<text:line-break/>Conocerlas es esencial para cualquier sommelier o amante del vino, ya que cada cepa exige un tipo de servicio, maridaje y conservación diferentes.</text:span></text:p>
      <text:p text:style-name="P4"><text:span text:style-name="T2">A continuación, exploraremos las </text:span><text:span text:style-name="T3">seis variedades blancas más influyentes y representativas del mundo y de España</text:span><text:span text:style-name="T2">, desde la versatilidad universal del </text:span><text:span text:style-name="T3">Chardonnay</text:span><text:span text:style-name="T2"><text:s/>hasta la sencillez tradicional del </text:span><text:span text:style-name="T3">Airén</text:span><text:span text:style-name="T2">.</text:span></text:p>
      <text:p text:style-name="P8"/>
      <text:p text:style-name="P3"><text:span text:style-name="T8">🥂</text:span><text:span text:style-name="T1"><text:s/>1. Chardonnay – La Reina de la Versatilidad</text:span></text:p>
      <text:p text:style-name="P4"><text:span text:style-name="T2">Nacida en la región francesa de </text:span><text:span text:style-name="T3">Borgoña</text:span><text:span text:style-name="T2">, el Chardonnay es una de las uvas más célebres y cultivadas del mundo.<text:line-break/>Su mayor virtud es la </text:span><text:span text:style-name="T3">adaptabilidad</text:span><text:span text:style-name="T2">: crece con elegancia en climas fríos, templados o cálidos, ofreciendo vinos completamente distintos según el terroir y la vinificación.</text:span></text:p>
      <text:p text:style-name="P4"><text:span text:style-name="T2">En regiones frías (Chablis, Champagne, Navarra), el Chardonnay da vinos </text:span><text:span text:style-name="T3">frescos, tensos y minerales</text:span><text:span text:style-name="T2">, con notas de manzana verde, limón y flores blancas.<text:line-break/>En climas cálidos (California, Australia, Penedès), se vuelve </text:span><text:span text:style-name="T3">maduro y cremoso</text:span><text:span text:style-name="T2">, mostrando fruta tropical, mantequilla y vainilla, especialmente si se cría en barrica.</text:span></text:p>
      <text:p text:style-name="P4"><text:span text:style-name="T2">La fermentación maloláctica y la crianza sobre lías otorgan su característica textura sedosa y redondez, mientras que el uso de roble francés añade notas de </text:span><text:span text:style-name="T3">pan tostado, miel o frutos secos.</text:span></text:p>
      <text:p text:style-name="P4"><text:span text:style-name="T3">Aromas:</text:span><text:span text:style-name="T2"><text:s/>manzana, pera, piña, mantequilla, pan tostado, vainilla.<text:line-break/></text:span><text:span text:style-name="T3">Zonas destacadas:</text:span><text:span text:style-name="T2"><text:s/>Borgoña, Champagne, California, Australia, Navarra, Penedès.<text:line-break/></text:span><text:span text:style-name="T3">Maridaje:</text:span><text:span text:style-name="T2"><text:s/>pescados grasos (salmón, lubina), pollo con crema, langostinos, pastas con salsas suaves.</text:span></text:p>
      <text:p text:style-name="P4"><text:span text:style-name="T7">🍋</text:span><text:span text:style-name="T2"><text:s/></text:span><text:span text:style-name="T4">El Chardonnay enseña al alumno a entender la influencia del clima y la madera: en él se puede estudiar toda la alquimia del vino blanco.</text:span></text:p>
      <text:p text:style-name="P8"/>
      <text:p text:style-name="P3"><text:span text:style-name="T8">🌿</text:span><text:span text:style-name="T1"><text:s/>2. Sauvignon Blanc – La Frescura Verde</text:span></text:p>
      <text:p text:style-name="P4"><text:span text:style-name="T2">El Sauvignon Blanc es el vino blanco de los </text:span><text:span text:style-name="T3">amantes de la frescura, la vivacidad y los aromas herbales</text:span><text:span text:style-name="T2">.<text:line-break/>Originario del </text:span><text:span text:style-name="T3">Valle del Loira (Francia)</text:span><text:span text:style-name="T2">, su nombre proviene de </text:span><text:span text:style-name="T4">sauvage</text:span><text:span text:style-name="T2"><text:s/>(“salvaje”), en alusión a su carácter vibrante y punzante.</text:span></text:p>
      <text:p text:style-name="P4"><text:span text:style-name="T2">En zonas frías como Sancerre o Marlborough (Nueva Zelanda), produce vinos muy aromáticos y nerviosos, con acidez marcada y notas cítricas, herbales o tropicales.<text:line-break/>En regiones más cálidas (Chile o Rueda), su perfil se suaviza y se llena de frutas maduras, pero siempre mantiene esa identidad “verde” que lo distingue.</text:span></text:p>
      <text:p text:style-name="P4"><text:span text:style-name="T2">Su frescor lo convierte en un vino </text:span><text:span text:style-name="T3">ideal para el aperitivo</text:span><text:span text:style-name="T2">, o para acompañar platos de mar con limón, ceviches o ensaladas.</text:span></text:p>
      <text:p text:style-name="P4"><text:span text:style-name="T3">Aromas:</text:span><text:span text:style-name="T2"><text:s/>lima, pomelo, hierba recién cortada, maracuyá, grosella verde.<text:line-break/></text:span><text:span text:style-name="T3">Zonas destacadas:</text:span><text:span text:style-name="T2"><text:s/>Valle del Loira, Nueva Zelanda, Chile, Rueda.<text:line-break/></text:span><text:span text:style-name="T3">Maridaje:</text:span><text:span text:style-name="T2"><text:s/>ceviche, sushi, mariscos, quesos de cabra, ensaladas con vinagreta.</text:span></text:p>
      <text:p text:style-name="P4"><text:span text:style-name="T7">🌱</text:span><text:span text:style-name="T2"><text:s/></text:span><text:span text:style-name="T4">El Sauvignon Blanc enseña la importancia de la acidez y la intensidad aromática: un vino que vibra y despierta los sentidos.</text:span></text:p>
      <text:p text:style-name="P8"/>
      <text:p text:style-name="P3"><text:span text:style-name="T8">🌊</text:span><text:span text:style-name="T1"><text:s/>3. Albariño – El Orgullo Gallego</text:span></text:p>
      <text:p text:style-name="P4"><text:span text:style-name="T2">Si existe un vino blanco que personifica el mar, ese es el </text:span><text:span text:style-name="T3">Albariño</text:span><text:span text:style-name="T2">.<text:line-break/>Originario de </text:span><text:span text:style-name="T3">Rías Baixas (Galicia)</text:span><text:span text:style-name="T2">, crece bajo la influencia directa del Atlántico, lo que le confiere una frescura y mineralidad únicas.</text:span></text:p>
      <text:p text:style-name="P4"><text:span text:style-name="T2">Sus racimos pequeños y piel gruesa permiten obtener vinos </text:span><text:span text:style-name="T3">aromáticos, vibrantes y salinos</text:span><text:span text:style-name="T2">, perfectos para la cocina marina.<text:line-break/>El Albariño combina </text:span><text:span text:style-name="T3">acidez brillante y cuerpo medio</text:span><text:span text:style-name="T2">, con una textura que recuerda a la piedra húmeda y al aire del océano.</text:span></text:p>
      <text:p text:style-name="P4"><text:span text:style-name="T2">Su carácter elegante y su capacidad para reflejar el clima lo han convertido en un emblema español reconocido en todo el mundo.</text:span></text:p>
      <text:p text:style-name="P4"><text:span text:style-name="T3">Aromas:</text:span><text:span text:style-name="T2"><text:s/>melocotón, albaricoque, cítricos, flores blancas, sal marina.<text:line-break/></text:span><text:span text:style-name="T3">Zonas destacadas:</text:span><text:span text:style-name="T2"><text:s/>Rías Baixas, Ribeiro, Portugal (como Alvarinho).<text:line-break/></text:span><text:span text:style-name="T3">Maridaje:</text:span><text:span text:style-name="T2"><text:s/>mariscos, ostras, pulpo a la gallega, pescados blancos, arroz con almejas.</text:span></text:p>
      <text:p text:style-name="P4"><text:span text:style-name="T7">🌬</text:span><text:span text:style-name="T2"><text:s/></text:span><text:span text:style-name="T4">El Albariño enseña a degustar la mineralidad: un vino que sabe a viento, roca y mar.</text:span></text:p>
      <text:p text:style-name="P8"/>
      <text:p text:style-name="P3"><text:span text:style-name="T8">🌾</text:span><text:span text:style-name="T1"><text:s/>4. Verdejo – La Joya de Rueda</text:span></text:p>
      <text:p text:style-name="P4"><text:span text:style-name="T2">El </text:span><text:span text:style-name="T3">Verdejo</text:span><text:span text:style-name="T2"><text:s/>es una uva autóctona de </text:span><text:span text:style-name="T3">Castilla y León</text:span><text:span text:style-name="T2">, especialmente vinculada a la </text:span><text:span text:style-name="T3">Denominación de Origen Rueda</text:span><text:span text:style-name="T2">.<text:line-break/>Durante siglos fue un vino rústico y oxidativo, pero hoy se ha convertido en símbolo de modernidad y calidad.</text:span></text:p>
      <text:p text:style-name="P4"><text:span text:style-name="T2">El Verdejo combina </text:span><text:span text:style-name="T3">frescura, cuerpo y personalidad</text:span><text:span text:style-name="T2">.<text:line-break/>Elaborado joven, muestra aromas frutales y herbales; pero con </text:span><text:span text:style-name="T3">crianza sobre lías</text:span><text:span text:style-name="T2">, gana estructura, volumen y una textura cremosa.</text:span></text:p>
      <text:p text:style-name="P4"><text:span text:style-name="T2">Su rasgo más distintivo es una ligera </text:span><text:span text:style-name="T3">nota de almendra amarga</text:span><text:span text:style-name="T2"><text:s/>al final del trago, que equilibra su acidez y lo hace sumamente gastronómico.</text:span></text:p>
      <text:p text:style-name="P4"><text:span text:style-name="T3">Aromas:</text:span><text:span text:style-name="T2"><text:s/>hinojo, manzana verde, melón, almendra amarga.<text:line-break/></text:span><text:span text:style-name="T3">Zonas destacadas:</text:span><text:span text:style-name="T2"><text:s/>Rueda, Toro, Cigales.<text:line-break/></text:span><text:span text:style-name="T3">Maridaje:</text:span><text:span text:style-name="T2"><text:s/>pescados grasos, arroces, ensaladas templadas, tapas y quesos semicurados.</text:span></text:p>
      <text:p text:style-name="P4"><text:span text:style-name="T7">🌿</text:span><text:span text:style-name="T2"><text:s/></text:span><text:span text:style-name="T4">El Verdejo enseña equilibrio: ni ligero ni pesado, combina la vivacidad de un joven con la profundidad de un vino de guarda.</text:span></text:p>
      <text:p text:style-name="P8"/>
      <text:p text:style-name="P3"><text:span text:style-name="T8">⛰️</text:span><text:span text:style-name="T1"><text:s/>5. Godello – Elegancia Mineral</text:span></text:p>
      <text:p text:style-name="P4"><text:span text:style-name="T2">El </text:span><text:span text:style-name="T3">Godello</text:span><text:span text:style-name="T2"><text:s/>es una de las joyas enológicas más elegantes del norte de España.<text:line-break/>Procede del </text:span><text:span text:style-name="T3">Bierzo, Valdeorras y Ribeira Sacra</text:span><text:span text:style-name="T2">, regiones donde el terreno pizarroso y el clima atlántico crean vinos de una </text:span><text:span text:style-name="T3">pureza y textura inconfundibles</text:span><text:span text:style-name="T2">.</text:span></text:p>
      <text:p text:style-name="P4"><text:span text:style-name="T2">A diferencia de otros blancos más ligeros, el Godello tiene </text:span><text:span text:style-name="T3">cuerpo y profundidad</text:span><text:span text:style-name="T2">, con una boca redonda y sedosa.<text:line-break/>Cuando se fermenta o cría sobre lías, desarrolla una gran complejidad aromática, capaz de competir con los grandes Chardonnay del mundo.</text:span></text:p>
      <text:p text:style-name="P4"><text:span text:style-name="T2">Su estilo combina </text:span><text:span text:style-name="T3">mineralidad, cremosidad y frescura</text:span><text:span text:style-name="T2">, convirtiéndolo en un vino ideal para paladares exigentes.</text:span></text:p>
      <text:p text:style-name="P4"><text:span text:style-name="T3">Aromas:</text:span><text:span text:style-name="T2"><text:s/>pera, manzana, flores blancas, miel, pan tostado.<text:line-break/></text:span><text:span text:style-name="T3">Zonas destacadas:</text:span><text:span text:style-name="T2"><text:s/>Valdeorras, Ribeira Sacra, Bierzo.<text:line-break/></text:span><text:span text:style-name="T3">Maridaje:</text:span><text:span text:style-name="T2"><text:s/>pescados al horno, platos con mantequilla o crema, risottos, vieiras gratinadas.</text:span></text:p>
      <text:p text:style-name="P4"><text:span text:style-name="T7">💎</text:span><text:span text:style-name="T2"><text:s/></text:span><text:span text:style-name="T4">El Godello enseña la sutileza y el equilibrio entre mineralidad y textura: un blanco con alma de vino tinto.</text:span></text:p>
      <text:p text:style-name="P8"/>
      <text:p text:style-name="P3"><text:span text:style-name="T8">🌼</text:span><text:span text:style-name="T1"><text:s/>6. Airén – Tradición y Sencillez</text:span></text:p>
      <text:p text:style-name="P4"><text:span text:style-name="T2">El </text:span><text:span text:style-name="T3">Airén</text:span><text:span text:style-name="T2"><text:s/>es la uva blanca más cultivada de España y durante décadas fue la base de la viticultura de La Mancha.<text:line-break/>Aunque su perfil es discreto, su importancia histórica es enorme: fue la uva que alimentó la cultura del vino en las mesas españolas durante el siglo XX.</text:span></text:p>
      <text:p text:style-name="P4"><text:span text:style-name="T2">Produce vinos </text:span><text:span text:style-name="T3">ligeros, neutros y refrescantes</text:span><text:span text:style-name="T2">, perfectos para el consumo cotidiano o como base para destilados como el brandy.<text:line-break/>Cuando se trabaja con cuidado y en vendimias tempranas, puede ofrecer vinos frescos, con notas frutales y florales muy agradables.</text:span></text:p>
      <text:p text:style-name="P4"><text:span text:style-name="T3">Aromas:</text:span><text:span text:style-name="T2"><text:s/>fruta blanca (manzana, pera), melón, flores secas.<text:line-break/></text:span><text:span text:style-name="T3">Zonas destacadas:</text:span><text:span text:style-name="T2"><text:s/>Castilla-La Mancha, Valdepeñas, Cuenca.<text:line-break/></text:span><text:span text:style-name="T3">Maridaje:</text:span><text:span text:style-name="T2"><text:s/>aperitivos, tapas suaves, mariscos, ensaladas frías, pescados blancos.</text:span></text:p>
      <text:p text:style-name="P4"><text:span text:style-name="T7">🌞</text:span><text:span text:style-name="T2"><text:s/></text:span><text:span text:style-name="T4">El Airén enseña humildad: no todos los vinos buscan complejidad, algunos simplemente quieren refrescar y acompañar momentos sencillos.</text:span></text:p>
      <text:p text:style-name="P8"/>
      <text:p text:style-name="P4"><text:span text:style-name="T7">🍇</text:span><text:span text:style-name="T2"><text:s/></text:span><text:span text:style-name="T4">Conclusión técnica:</text:span><text:span text:style-name="T2"><text:line-break/>Chardonnay aporta cuerpo; Sauvignon Blanc, frescura; Albariño, salinidad; Verdejo, equilibrio; Godello, elegancia; y Airén, sencillez.<text:line-break/>Estas seis variedades enseñan al alumno que el vino blanco es mucho más diverso de lo que parece.</text:span></text:p>
      <text:p text:style-name="P8"/>
      <text:p text:style-name="P3"><text:span text:style-name="T1">6 – Conclusión</text:span></text:p>
      <text:p text:style-name="P4"><text:span text:style-name="T2">“Un buen blanco es como el verano: ligero, brillante y fugaz.”</text:span></text:p>
      <text:p text:style-name="P4"><text:span text:style-name="T2">El vino blanco nos enseña a </text:span><text:span text:style-name="T3">valorar la sencillez bien lograda</text:span><text:span text:style-name="T2">, la pureza de la fruta y la precisión del clima.<text:line-break/>Mientras el vino tinto conversa con la tierra, el blanco lo hace con el aire y la luz.<text:line-break/>Su frescura no es debilidad, sino </text:span><text:span text:style-name="T3">una forma distinta de elegancia.</text:span></text:p>
      <text:p text:style-name="P4"><text:span text:style-name="T2">Un buen sommelier sabe que los vinos blancos son los más difíciles de elaborar y de servir correctamente, porque en ellos </text:span><text:span text:style-name="T3">no hay dónde esconder los errores</text:span><text:span text:style-name="T2">.<text:line-break/>Su transparencia exige equilibrio y respeto: cada matiz, cada grado de temperatura, cada aroma importa.</text:span></text:p>
      <text:p text:style-name="P4"><text:span text:style-name="T7">🍋</text:span><text:span text:style-name="T2"><text:s/></text:span><text:span text:style-name="T4">El vino blanco es la sonrisa del vino. Brinda luz, vida y un instante de eternidad en cada sorbo.</text:span></text:p>
      <text:p text:style-name="P4"/>
      <text:p text:style-name="P8"/>
      <text:p text:style-name="P2"><text:span text:style-name="T6">TEMA</text:span><text:span text:style-name="T1"><text:s/>6: VINOS ROSADOS – EQUILIBRIO Y VERSATILIDAD</text:span></text:p>
      <text:p text:style-name="P4"><text:span text:style-name="T2">“El rosado no elige bandos: conquista a todos los paladares.”</text:span></text:p>
      <text:p text:style-name="P8"/>
      <text:p text:style-name="P3"><text:span text:style-name="T1"><text:s text:c="2"/>1 – Introducción: El punto medio entre la intensidad del tinto y la frescura del blanco</text:span></text:p>
      <text:p text:style-name="P4"><text:span text:style-name="T2">El vino rosado es el equilibrio hecho líquido.<text:line-break/>Combina la </text:span><text:span text:style-name="T3">estructura ligera de un tinto</text:span><text:span text:style-name="T2"><text:s/>con la </text:span><text:span text:style-name="T3">frescura y vivacidad de un blanco</text:span><text:span text:style-name="T2">, creando una experiencia versátil, elegante y moderna.</text:span></text:p>
      <text:p text:style-name="P4"><text:span text:style-name="T2">Durante años, el rosado fue subestimado, considerado un vino “fácil” o de verano. Sin embargo, hoy vive una auténtica </text:span><text:span text:style-name="T3">revolución enológica y gastronómica</text:span><text:span text:style-name="T2">, con elaboraciones cada vez más precisas, complejas y refinadas.<text:line-break/>Desde los rosados pálidos y secos de </text:span><text:span text:style-name="T3">Provenza (Francia)</text:span><text:span text:style-name="T2"><text:s/>hasta los más intensos de </text:span><text:span text:style-name="T3">Navarra o Rioja</text:span><text:span text:style-name="T2">, esta categoría ha conquistado el mundo por su </text:span><text:span text:style-name="T3">versatilidad y capacidad de adaptación.</text:span></text:p>
      <text:p text:style-name="P4"><text:span text:style-name="T2">El color rosado no es solo una cuestión estética; es una declaración de estilo.<text:line-break/>Cada tono —del rosa pálido salmón al frambuesa brillante— cuenta una historia sobre la variedad de uva, el tiempo de maceración y el propósito del enólogo.</text:span></text:p>
      <text:p text:style-name="P4"><text:span text:style-name="T7">🌷</text:span><text:span text:style-name="T2"><text:s/></text:span><text:span text:style-name="T4">El rosado enseña el arte del equilibrio: la delicadeza de un blanco con el alma de un tinto.</text:span></text:p>
      <text:p text:style-name="P8"/>
      <text:p text:style-name="P3"><text:span text:style-name="T1"><text:s text:c="2"/>2 – Curiosidad: Su color rosado se logra dejando la piel de la uva en contacto con el jugo solo unas horas</text:span></text:p>
      <text:p text:style-name="P4"><text:span text:style-name="T2">El secreto del color del vino rosado está en la </text:span><text:span text:style-name="T3">maceración breve</text:span><text:span text:style-name="T2"><text:s/>de los hollejos (pieles) con el mosto.<text:line-break/>Mientras que los vinos tintos fermentan durante días con la piel, el rosado sólo la mantiene en contacto durante </text:span><text:span text:style-name="T3">2 a 24 horas</text:span><text:span text:style-name="T2">, dependiendo de la intensidad de color deseada.</text:span></text:p>
      <text:p text:style-name="P4"><text:span text:style-name="T2">Este breve contacto transfiere pigmentos naturales (antocianos) y una ligera cantidad de taninos, que aportan estructura sin perder frescura.<text:line-break/>El resultado es un vino </text:span><text:span text:style-name="T3">ligero, aromático y visualmente cautivador</text:span><text:span text:style-name="T2">.</text:span></text:p>
      <text:p text:style-name="P7"><text:span text:style-name="T1">Existen tres métodos principales de elaboración:</text:span></text:p>
      <text:list text:style-name="L2">
        <text:list-item>
          <text:p text:style-name="P6"><text:span text:style-name="T1"/><text:span text:style-name="T3">Saignée (sangrado):</text:span><text:span text:style-name="T2"><text:s/>Se obtiene al “sangrar” una parte del mosto de una fermentación de vino tinto tras unas horas de maceración. Los rosados de este tipo suelen tener </text:span><text:span text:style-name="T3">más cuerpo y color</text:span><text:span text:style-name="T2">.</text:span></text:p>
        </text:list-item>
        <text:list-item>
          <text:p text:style-name="P6"><text:span text:style-name="T1"/><text:span text:style-name="T3">Prensado directo:</text:span><text:span text:style-name="T2"><text:s/>Se prensa la uva tinta suavemente sin apenas maceración. Produce rosados </text:span><text:span text:style-name="T3">pálidos, frescos y delicados</text:span><text:span text:style-name="T2">, al estilo provenzal.</text:span></text:p>
        </text:list-item>
        <text:list-item>
          <text:p text:style-name="P6"><text:span text:style-name="T1"/><text:span text:style-name="T3">Ensamblaje (mezcla):</text:span><text:span text:style-name="T2"><text:s/>Se mezcla una pequeña cantidad de vino tinto con vino blanco. Es un método poco común y generalmente reservado a espumosos (como el Champagne rosé).</text:span></text:p>
        </text:list-item>
      </text:list>
      <text:p text:style-name="P4"><text:span text:style-name="T7">💡</text:span><text:span text:style-name="T2"><text:s/></text:span><text:span text:style-name="T4">Dato técnico:</text:span><text:span text:style-name="T2"><text:s/>los vinos rosados, al igual que los blancos, deben conservar su frescura. Por ello, suelen elaborarse en depósitos de acero inoxidable y embotellarse jóvenes.</text:span></text:p>
      <text:p text:style-name="P8"/>
      <text:p text:style-name="P3"><text:span text:style-name="T1"><text:s text:c="2"/>3 – Enseñanza práctica</text:span></text:p>
      <text:p text:style-name="P7"><text:span text:style-name="T8">🔸</text:span><text:span text:style-name="T1"><text:s/>Temperatura de servicio</text:span></text:p>
      <text:p text:style-name="P4"><text:span text:style-name="T2">El rosado se disfruta mejor entre </text:span><text:span text:style-name="T3">10 y 12 °C</text:span><text:span text:style-name="T2">.<text:line-break/>A esa temperatura muestra su equilibrio perfecto entre acidez y fruta.</text:span></text:p>
      <text:list text:style-name="L1">
        <text:list-item>
          <text:p text:style-name="P6"><text:span text:style-name="T2">Rosados ligeros o provenzales: 8–10 °C</text:span></text:p>
        </text:list-item>
        <text:list-item>
          <text:p text:style-name="P6"><text:span text:style-name="T2">Rosados estructurados o con crianza: 12–14 °C</text:span></text:p>
        </text:list-item>
      </text:list>
      <text:p text:style-name="P4"><text:span text:style-name="T7">❄️</text:span><text:span text:style-name="T2"><text:s/></text:span><text:span text:style-name="T4">Si está demasiado frío, se pierde la expresión aromática; si está caliente, el alcohol domina.</text:span></text:p>
      <text:p text:style-name="P7"><text:span text:style-name="T8">🔸</text:span><text:span text:style-name="T1"><text:s/>Tipo de copa</text:span></text:p>
      <text:p text:style-name="P4"><text:span text:style-name="T2">La copa ideal es la </text:span><text:span text:style-name="T3">tipo universal o de vino blanco mediana</text:span><text:span text:style-name="T2">, que permite mantener el frescor y concentrar los aromas frutales.<text:line-break/>Para rosados con crianza o de mayor cuerpo (como un rosado de Syrah o de Garnacha vieja), puede usarse una copa tipo Borgoña.</text:span></text:p>
      <text:p text:style-name="P7"><text:span text:style-name="T8">🔸</text:span><text:span text:style-name="T1"><text:s/>Maridaje ideal</text:span></text:p>
      <text:p text:style-name="P4"><text:span text:style-name="T2">El rosado es un vino </text:span><text:span text:style-name="T3">extremadamente versátil en la mesa</text:span><text:span text:style-name="T2">.<text:line-break/>Combina bien con platos ligeros y también con preparaciones más especiadas o grasosas, gracias a su acidez refrescante y su sutil estructura tánica.</text:span></text:p>
      <text:p text:style-name="P4"><text:span text:style-name="T3">Maridajes recomendados:</text:span></text:p>
      <text:list text:style-name="L1">
        <text:list-item>
          <text:p text:style-name="P6"><text:span text:style-name="T2">Tapas, embutidos, quesos suaves.</text:span></text:p>
        </text:list-item>
        <text:list-item>
          <text:p text:style-name="P6"><text:span text:style-name="T2">Ensaladas mediterráneas o con frutas.</text:span></text:p>
        </text:list-item>
        <text:list-item>
          <text:p text:style-name="P6"><text:span text:style-name="T2">Pastas con salsa de tomate o albahaca.</text:span></text:p>
        </text:list-item>
        <text:list-item>
          <text:p text:style-name="P6"><text:span text:style-name="T2">Pescados azules o parrilladas de marisco.</text:span></text:p>
        </text:list-item>
        <text:list-item>
          <text:p text:style-name="P6"><text:span text:style-name="T2">Pizza blanca o risotto de setas.</text:span></text:p>
        </text:list-item>
      </text:list>
      <text:p text:style-name="P4"><text:span text:style-name="T7">🍽</text:span><text:span text:style-name="T2"><text:s/></text:span><text:span text:style-name="T4">El vino rosado es el comodín gastronómico: acompaña tanto una comida informal como una cena elegante.</text:span></text:p>
      <text:p text:style-name="P8"/>
      <text:p text:style-name="P7"><text:span text:style-name="T8">🔸</text:span><text:span text:style-name="T1"><text:s/>Variedades más representativas</text:span></text:p>
      <text:p text:style-name="P9">1. Garnacha – La dulzura mediterránea</text:p>
      <text:p text:style-name="P4"><text:span text:style-name="T2">La Garnacha (Grenache en Francia) es la variedad reina de los rosados españoles.<text:line-break/>Produce vinos de color brillante, aromas intensos y textura redonda.<text:line-break/>Su perfil frutal —fresas, cerezas, pétalos de rosa— la hace ideal para rosados de corte joven y alegre.</text:span></text:p>
      <text:list text:style-name="L1">
        <text:list-item>
          <text:p text:style-name="P6"><text:span text:style-name="T1"/><text:span text:style-name="T3">Zonas:</text:span><text:span text:style-name="T2"><text:s/>Navarra, Campo de Borja, Cariñena, Rioja.</text:span></text:p>
        </text:list-item>
        <text:list-item>
          <text:p text:style-name="P6"><text:span text:style-name="T1"/><text:span text:style-name="T3">Estilo:</text:span><text:span text:style-name="T2"><text:s/>frutos rojos, goloso, seco pero amable.</text:span></text:p>
        </text:list-item>
        <text:list-item>
          <text:p text:style-name="P6"><text:span text:style-name="T1"/><text:span text:style-name="T3">Maridaje:</text:span><text:span text:style-name="T2"><text:s/>ensaladas con jamón, pollo a la parrilla, arroces, pizzas.</text:span></text:p>
        </text:list-item>
      </text:list>
      <text:p text:style-name="P4"><text:span text:style-name="T7">🍓</text:span><text:span text:style-name="T2"><text:s/></text:span><text:span text:style-name="T4">La Garnacha es la sonrisa del vino rosado: luminosa, jugosa y amable.</text:span></text:p>
      <text:p text:style-name="P8"/>
      <text:p text:style-name="P9">2. Syrah – El rosado con carácter</text:p>
      <text:p text:style-name="P4"><text:span text:style-name="T2">La uva </text:span><text:span text:style-name="T3">Syrah</text:span><text:span text:style-name="T2"><text:s/>aporta cuerpo, intensidad aromática y un toque especiado al rosado.<text:line-break/>Su estructura la hace perfecta para elaborar rosados más gastronómicos o incluso con ligera crianza.</text:span></text:p>
      <text:list text:style-name="L1">
        <text:list-item>
          <text:p text:style-name="P6"><text:span text:style-name="T1"/><text:span text:style-name="T3">Aromas:</text:span><text:span text:style-name="T2"><text:s/>mora, frambuesa, pimienta negra, violetas.</text:span></text:p>
        </text:list-item>
        <text:list-item>
          <text:p text:style-name="P6"><text:span text:style-name="T1"/><text:span text:style-name="T3">Zonas:</text:span><text:span text:style-name="T2"><text:s/>Languedoc, Valle del Ródano, La Mancha, Jumilla.</text:span></text:p>
        </text:list-item>
        <text:list-item>
          <text:p text:style-name="P6"><text:span text:style-name="T1"/><text:span text:style-name="T3">Estilo:</text:span><text:span text:style-name="T2"><text:s/>más profundo, con volumen y final largo.</text:span></text:p>
        </text:list-item>
        <text:list-item>
          <text:p text:style-name="P6"><text:span text:style-name="T1"/><text:span text:style-name="T3">Maridaje:</text:span><text:span text:style-name="T2"><text:s/>pasta con salsa de tomate, carnes blancas, platos especiados.</text:span></text:p>
        </text:list-item>
      </text:list>
      <text:p text:style-name="P4"><text:span text:style-name="T7">🌶</text:span><text:span text:style-name="T2"><text:s/></text:span><text:span text:style-name="T4">El rosado de Syrah demuestra que el rosado también puede tener músculo y carácter.</text:span></text:p>
      <text:p text:style-name="P8"/>
      <text:p text:style-name="P9">3. Pinot Noir – La elegancia sutil</text:p>
      <text:p text:style-name="P4"><text:span text:style-name="T2">La </text:span><text:span text:style-name="T3">Pinot Noir</text:span><text:span text:style-name="T2">, reina de Borgoña y Champagne, produce algunos de los rosados más finos y delicados del mundo.<text:line-break/>Su piel fina genera colores pálidos y elegantes, con aromas florales y frutales muy expresivos.</text:span></text:p>
      <text:list text:style-name="L1">
        <text:list-item>
          <text:p text:style-name="P6"><text:span text:style-name="T1"/><text:span text:style-name="T3">Aromas:</text:span><text:span text:style-name="T2"><text:s/>frambuesa, fresa silvestre, flor de cerezo.</text:span></text:p>
        </text:list-item>
        <text:list-item>
          <text:p text:style-name="P6"><text:span text:style-name="T1"/><text:span text:style-name="T3">Zonas:</text:span><text:span text:style-name="T2"><text:s/>Borgoña, Champagne, Oregon, Cataluña.</text:span></text:p>
        </text:list-item>
      </text:list>
      <text:list text:style-name="L1">
        <text:list-item>
          <text:p text:style-name="P6"><text:span text:style-name="T1"/><text:span text:style-name="T3">Estilo:</text:span><text:span text:style-name="T2"><text:s/>elegante, floral, con acidez viva y textura sedosa.</text:span></text:p>
        </text:list-item>
        <text:list-item>
          <text:p text:style-name="P6"><text:span text:style-name="T1"/><text:span text:style-name="T3">Maridaje:</text:span><text:span text:style-name="T2"><text:s/>sushi, carpaccio, mariscos o platos ligeros de verduras.</text:span></text:p>
        </text:list-item>
      </text:list>
      <text:p text:style-name="P4"><text:span text:style-name="T7">🌸</text:span><text:span text:style-name="T2"><text:s/></text:span><text:span text:style-name="T4">El rosado de Pinot Noir enseña que la elegancia no necesita intensidad, solo armonía.</text:span></text:p>
      <text:p text:style-name="P8"/>
      <text:p text:style-name="P3"><text:span text:style-name="T1"><text:s/>6 – Conclusión</text:span></text:p>
      <text:p text:style-name="P10"/>
      <text:p text:style-name="P4"><text:span text:style-name="T2">“El rosado no elige bandos: conquista a todos los paladares.”</text:span><text:s/><text:span text:style-name="T2">El vino rosado es el vino del equilibrio y la alegría.<text:line-break/>Aúna la fruta del tinto con la ligereza del blanco, creando un punto de encuentro entre ambos mundos.<text:line-break/>Su versatilidad lo hace imprescindible en la formación de todo sommlier: enseña </text:span><text:span text:style-name="T3">color, tiempo, temperatura y armonía.</text:span></text:p>
      <text:p text:style-name="P4"><text:span text:style-name="T2">Los mejores rosados del mundo —de Navarra, Provenza, Languedoc o Rioja— demuestran que la elegancia también puede ser rosada.<text:line-break/>Son vinos que </text:span><text:span text:style-name="T3">no buscan impresionar, sino seducir</text:span><text:span text:style-name="T2"><text:s/>con su frescura, su sinceridad y su capacidad de acompañar cualquier momento.</text:span></text:p>
      <text:p text:style-name="P4"><text:span text:style-name="T7">🌷</text:span><text:span text:style-name="T2"><text:s/></text:span><text:span text:style-name="T4">El rosado es el vino de la sonrisa: ligero, sincero y universal.</text:span></text:p>
      <text:p text:style-name="P8"/>
      <text:p text:style-name="P8"/>
      <text:p text:style-name="P8"/>
      <text:p text:style-name="P8"/>
      <text:p text:style-name="P8"/>
      <text:p text:style-name="P8"/>
      <text:p text:style-name="P8"/>
      <text:p text:style-name="P8"/>
      <text:p text:style-name="P2"><text:span text:style-name="T6">TEMA</text:span><text:span text:style-name="T1"><text:s/>7: VINOS ESPUMOSOS – LA MAGIA DE LAS BURBUJAS</text:span></text:p>
      <text:p text:style-name="P4"><text:span text:style-name="T2">“Cada burbuja es un aplauso pequeño que celebra la vida.”</text:span></text:p>
      <text:p text:style-name="P8"/>
      <text:p text:style-name="P3"><text:span text:style-name="T1"><text:s text:c="2"/>1 – Introducción: Cada burbuja es una pequeña fiesta</text:span></text:p>
      <text:p text:style-name="P4"><text:span text:style-name="T2">Pocas cosas despiertan tanta emoción como el sonido de un corcho al salir o el brillo de un vino espumoso en la copa.<text:line-break/>El vino espumoso representa </text:span><text:span text:style-name="T3">celebración, elegancia y alegría</text:span><text:span text:style-name="T2">, pero también </text:span><text:span text:style-name="T3">técnica, precisión y arte enológico</text:span><text:span text:style-name="T2">.</text:span></text:p>
      <text:p text:style-name="P4"><text:span text:style-name="T2">Lo que hace único al espumoso es la </text:span><text:span text:style-name="T3">presencia de gas carbónico natural (CO</text:span><text:span text:style-name="T9">₂</text:span><text:span text:style-name="T3">)</text:span><text:span text:style-name="T2">, generado por una segunda fermentación que atrapa las burbujas dentro de la botella o el depósito.<text:line-break/>Este proceso convierte un vino tranquilo en una sinfonía de frescura, textura y sonido.</text:span></text:p>
      <text:p text:style-name="P4"><text:span text:style-name="T2">Cada burbuja transporta aromas, eleva la percepción gustativa y acaricia el paladar. No hay otro vino que combine de forma tan perfecta </text:span><text:span text:style-name="T3">sensación táctil, visual y aromática</text:span><text:span text:style-name="T2">.</text:span></text:p>
      <text:p text:style-name="P4"><text:span text:style-name="T2">Los espumosos pueden ser desde ligeros y frutales, hasta complejos y tostados, dependiendo de su método de elaboración, su tiempo de crianza y su origen.</text:span></text:p>
      <text:p text:style-name="P4"><text:span text:style-name="T7">🌟</text:span><text:span text:style-name="T2"><text:s/></text:span><text:span text:style-name="T4">El vino espumoso no solo se bebe: se escucha, se observa y se siente.</text:span></text:p>
      <text:p text:style-name="P8"/>
      <text:p text:style-name="P3"><text:span text:style-name="T1"><text:s text:c="2"/>2 – Curiosidad: Dom Perignon no inventó el champagne… ¡pero ayudó a perfeccionarlo!</text:span></text:p>
      <text:p text:style-name="P4"><text:span text:style-name="T2">Durante siglos, el fenómeno de las burbujas fue un misterio.<text:line-break/>En el siglo XVII, los vinos de la región de Champagne (Francia) sufrían fermentaciones espontáneas en primavera, lo que hacía que algunos corchos saltaran por la presión.</text:span></text:p>
      <text:p text:style-name="P4"><text:span text:style-name="T2">El monje benedictino </text:span><text:span text:style-name="T3">Dom Pierre Pérignon (1638–1715)</text:span><text:span text:style-name="T2"><text:s/>no inventó el champagne, pero fue un pionero en </text:span><text:span text:style-name="T3">perfeccionar el método</text:span><text:span text:style-name="T2">: seleccionó uvas de calidad, controló la mezcla de variedades y mejoró los tapones y botellas para resistir la presión.</text:span></text:p>
      <text:p text:style-name="P4"><text:span text:style-name="T2">Gracias a su trabajo y al desarrollo del </text:span><text:span text:style-name="T3">método tradicional (o champenoise)</text:span><text:span text:style-name="T2">, el champagne se convirtió en símbolo de lujo y sofisticación.</text:span></text:p>
      <text:p text:style-name="P4"><text:span text:style-name="T7">🧴</text:span><text:span text:style-name="T2"><text:s/></text:span><text:span text:style-name="T4">Fun fact:</text:span><text:span text:style-name="T2"><text:s/>una botella de champagne puede contener </text:span><text:span text:style-name="T3">hasta 49 millones de burbujas</text:span><text:span text:style-name="T2">.</text:span></text:p>
      <text:p text:style-name="P8"/>
      <text:p text:style-name="P3"><text:span text:style-name="T1"><text:s text:c="2"/>3 – Enseñanza práctica</text:span></text:p>
      <text:p text:style-name="P7"><text:span text:style-name="T8">🔸</text:span><text:span text:style-name="T1"><text:s/>Tipos principales de vinos espumosos</text:span></text:p>
      <text:list text:style-name="L3">
        <text:list-item>
          <text:p text:style-name="P6"><text:span text:style-name="T1"/><text:span text:style-name="T3">Champagne (Francia)</text:span><text:span text:style-name="T2"><text:line-break/>El más prestigioso y complejo. Se elabora en la región de Champagne mediante el </text:span><text:span text:style-name="T3">método tradicional</text:span><text:span text:style-name="T2">, con segunda fermentación en botella y un largo envejecimiento sobre lías.</text:span></text:p>
          <text:list>
            <text:list-item>
              <text:p text:style-name="P11"><text:span text:style-name="T1"/><text:span text:style-name="T3">Variedades:</text:span><text:span text:style-name="T2"><text:s/>Chardonnay, Pinot Noir, Pinot Meunier.</text:span></text:p>
            </text:list-item>
            <text:list-item>
              <text:p text:style-name="P11"><text:span text:style-name="T1"/><text:span text:style-name="T3">Estilo:</text:span><text:span text:style-name="T2"><text:s/>elegante, con notas de pan tostado, brioche, manzana y frutos secos.</text:span></text:p>
            </text:list-item>
            <text:list-item>
              <text:p text:style-name="P11"><text:span text:style-name="T1"/><text:span text:style-name="T3">Tiempo mínimo de crianza:</text:span><text:span text:style-name="T2"><text:s/>15 meses (no vintage) y 36 meses (vintage).</text:span></text:p>
            </text:list-item>
          </text:list>
        </text:list-item>
        <text:list-item>
          <text:p text:style-name="P6"><text:span text:style-name="T1"/><text:span text:style-name="T3">Cava (España)</text:span><text:span text:style-name="T2"><text:line-break/>Elaborado principalmente en Cataluña, aunque también en otras regiones españolas. Utiliza el </text:span><text:span text:style-name="T3">método tradicional</text:span><text:span text:style-name="T2">, igual que el Champagne.</text:span></text:p>
          <text:list>
            <text:list-item>
              <text:p text:style-name="P11"><text:span text:style-name="T1"/><text:span text:style-name="T3">Variedades autóctonas:</text:span><text:span text:style-name="T2"><text:s/>Macabeo, Xarel·lo, Parellada (y a veces Chardonnay o Pinot Noir).</text:span></text:p>
            </text:list-item>
            <text:list-item>
              <text:p text:style-name="P11"><text:span text:style-name="T1"/><text:span text:style-name="T3">Estilo:</text:span><text:span text:style-name="T2"><text:s/>más mediterráneo, con notas de manzana verde, almendra, cítricos y flores blancas.</text:span></text:p>
            </text:list-item>
            <text:list-item>
              <text:p text:style-name="P11"><text:span text:style-name="T1"/><text:span text:style-name="T3">Tiempo mínimo de crianza:</text:span><text:span text:style-name="T2"><text:s/>9 meses (Cava), 18 (Reserva), 30 (Gran Reserva).</text:span></text:p>
            </text:list-item>
          </text:list>
        </text:list-item>
        <text:list-item>
          <text:p text:style-name="P6"><text:span text:style-name="T1"/><text:span text:style-name="T3">Prosecco (Italia)</text:span><text:span text:style-name="T2"><text:line-break/>Procedente del noreste italiano (Veneto y Friuli), se elabora con la uva </text:span><text:span text:style-name="T3">Glera</text:span><text:span text:style-name="T2"><text:s/>y mediante el </text:span><text:span text:style-name="T3">método Charmat o de tanque</text:span><text:span text:style-name="T2">, donde la segunda fermentación ocurre en depósitos de acero inoxidable.</text:span></text:p>
          <text:list>
            <text:list-item>
              <text:p text:style-name="P11"><text:span text:style-name="T1"/><text:span text:style-name="T3">Estilo:</text:span><text:span text:style-name="T2"><text:s/>ligero, frutal, fresco y floral, con notas de pera, melón y flor blanca.</text:span></text:p>
            </text:list-item>
            <text:list-item>
              <text:p text:style-name="P11"><text:span text:style-name="T1"/><text:span text:style-name="T3">Ideal para:</text:span><text:span text:style-name="T2"><text:s/>aperitivos y cócteles como el famoso </text:span><text:span text:style-name="T4">Bellini</text:span><text:span text:style-name="T2">.</text:span></text:p>
            </text:list-item>
          </text:list>
        </text:list-item>
      </text:list>
      <text:p text:style-name="P4"><text:span text:style-name="T7">🍾</text:span><text:span text:style-name="T2"><text:s/></text:span><text:span text:style-name="T4">En resumen:</text:span></text:p>
      <text:list text:style-name="L1">
        <text:list-item>
          <text:p text:style-name="P6"><text:span text:style-name="T1"/><text:span text:style-name="T3">Champagne:</text:span><text:span text:style-name="T2"><text:s/>elegancia y complejidad.</text:span></text:p>
        </text:list-item>
        <text:list-item>
          <text:p text:style-name="P6"><text:span text:style-name="T1"/><text:span text:style-name="T3">Cava:</text:span><text:span text:style-name="T2"><text:s/>equilibrio y tradición.</text:span></text:p>
        </text:list-item>
        <text:list-item>
          <text:p text:style-name="P6"><text:span text:style-name="T1"/><text:span text:style-name="T3">Prosecco:</text:span><text:span text:style-name="T2"><text:s/>frescura y ligereza.</text:span></text:p>
        </text:list-item>
      </text:list>
      <text:p text:style-name="P8"/>
      <text:p text:style-name="P7"><text:span text:style-name="T8">🔸</text:span><text:span text:style-name="T1"><text:s/>Temperatura de servicio</text:span></text:p>
      <text:p text:style-name="P4"><text:span text:style-name="T2">Los espumosos deben servirse </text:span><text:span text:style-name="T3">muy fríos, entre 6 y 8 °C</text:span><text:span text:style-name="T2">, para mantener la presión del gas y potenciar su frescura.<text:line-break/>Se enfrían en cubitera con hielo y agua durante unos 20 minutos antes de servir.</text:span></text:p>
      <text:p text:style-name="P4"><text:span text:style-name="T7">❄️</text:span><text:span text:style-name="T2"><text:s/></text:span><text:span text:style-name="T4">A menor temperatura, más burbujas finas y elegantes; a mayor temperatura, más sensación de alcohol.</text:span></text:p>
      <text:p text:style-name="P8"/>
      <text:p text:style-name="P7"><text:span text:style-name="T8">🔸</text:span><text:span text:style-name="T1"><text:s/>Tipo de copa</text:span></text:p>
      <text:p text:style-name="P4"><text:span text:style-name="T2">El vino espumoso se sirve en </text:span><text:span text:style-name="T3">copas tipo flauta o tulipa.</text:span></text:p>
      <text:list text:style-name="L1">
        <text:list-item>
          <text:p text:style-name="P6"><text:span text:style-name="T1"/><text:span text:style-name="T3">Flauta:</text:span><text:span text:style-name="T2"><text:s/>alta y estrecha, conserva mejor el gas y permite apreciar la subida continua de burbujas.</text:span></text:p>
        </text:list-item>
        <text:list-item>
          <text:p text:style-name="P6"><text:span text:style-name="T1"/><text:span text:style-name="T3">Tulipa:</text:span><text:span text:style-name="T2"><text:s/>más moderna y recomendada para espumosos de calidad, ya que su forma ligeramente más ancha en la base permite liberar los aromas complejos.</text:span></text:p>
        </text:list-item>
      </text:list>
      <text:p text:style-name="P4"><text:span text:style-name="T7">🍷</text:span><text:span text:style-name="T2"><text:s/></text:span><text:span text:style-name="T4">Evitar las copas planas (“coupe”) tradicionales, ya que dispersan rápidamente las burbujas y los aromas.</text:span></text:p>
      <text:p text:style-name="P8"/>
      <text:p text:style-name="P7"><text:span text:style-name="T8">🔸</text:span><text:span text:style-name="T1"><text:s/>Maridaje ideal</text:span></text:p>
      <text:p text:style-name="P4"><text:span text:style-name="T2">Los espumosos son vinos </text:span><text:span text:style-name="T3">extremadamente versátiles</text:span><text:span text:style-name="T2"><text:s/>en la mesa. Su acidez y burbuja limpian el paladar, potenciando los sabores de la comida.</text:span></text:p>
      <text:p text:style-name="P4"><text:span text:style-name="T3">Maridajes recomendados:</text:span></text:p>
      <text:list text:style-name="L1">
        <text:list-item>
          <text:p text:style-name="P6"><text:span text:style-name="T1"/><text:span text:style-name="T3">Brut Nature o Extra Brut:</text:span><text:span text:style-name="T2"><text:s/>sushi, ostras, tartar de salmón, ceviche, tempura.</text:span></text:p>
        </text:list-item>
        <text:list-item>
          <text:p text:style-name="P6"><text:span text:style-name="T1"/><text:span text:style-name="T3">Cava Reserva o Champagne Vintage:</text:span><text:span text:style-name="T2"><text:s/>carnes blancas, quesos curados, foie gras.</text:span></text:p>
        </text:list-item>
        <text:list-item>
          <text:p text:style-name="P6"><text:span text:style-name="T1"/><text:span text:style-name="T3">Demi-Sec o Prosecco dulce:</text:span><text:span text:style-name="T2"><text:s/>postres ligeros, frutas frescas, tartas de crema.</text:span></text:p>
        </text:list-item>
      </text:list>
      <text:p text:style-name="P4"><text:span text:style-name="T7">🥢</text:span><text:span text:style-name="T2"><text:s/></text:span><text:span text:style-name="T4">Un buen espumoso es el compañero perfecto para toda una comida, no solo para brindar.</text:span></text:p>
      <text:p text:style-name="P8"/>
      <text:p text:style-name="P3"><text:span text:style-name="T1"><text:s/>6 – Conclusión</text:span></text:p>
      <text:p text:style-name="P4"><text:span text:style-name="T2">“Cada burbuja es un aplauso pequeño que celebra la vida.”</text:span></text:p>
      <text:p text:style-name="P4"><text:span text:style-name="T2">El vino espumoso es la unión perfecta entre ciencia y arte.<text:line-break/>Sus burbujas nacen del control minucioso de una segunda fermentación, pero el resultado final es pura emoción.</text:span></text:p>
      <text:p text:style-name="P4"><text:span text:style-name="T2">Desde el </text:span><text:span text:style-name="T3">Cava español</text:span><text:span text:style-name="T2"><text:s/>—orgullo de nuestra tierra— hasta el </text:span><text:span text:style-name="T3">Champagne francés</text:span><text:span text:style-name="T2"><text:s/>o el </text:span><text:span text:style-name="T3">Prosecco italiano</text:span><text:span text:style-name="T2">, todos comparten una misma esencia: </text:span><text:span text:style-name="T3">alegrar los sentidos y elevar los momentos.</text:span></text:p>
      <text:p text:style-name="P4"><text:span text:style-name="T2">El buen espumoso no solo acompaña celebraciones; </text:span><text:span text:style-name="T3">es en sí mismo una celebración.</text:span><text:span text:style-name="T2"><text:line-break/>Representa el esfuerzo del enólogo, la paciencia del tiempo y la magia invisible de millones de burbujas que transforman el vino en una experiencia única.</text:span></text:p>
      <text:p text:style-name="P4"><text:span text:style-name="T7">🥂</text:span><text:span text:style-name="T2"><text:s/></text:span><text:span text:style-name="T4">Brindar con espumoso es brindar por la vida, por la amistad y por el arte de disfrutar.</text:span></text:p>
      <text:p text:style-name="P8"/>
      <text:p text:style-name="P8"/>
      <text:p text:style-name="P8"/>
      <text:p text:style-name="P2"><text:span text:style-name="T6">TEMA</text:span><text:span text:style-name="T1"><text:s/>8: VINOS DULCES Y GENEROSOS – EL PLACER EN CADA SORBO</text:span></text:p>
      <text:p text:style-name="P4"><text:span text:style-name="T7">💬</text:span><text:span text:style-name="T2"><text:s/>“Los vinos dulces son el postre de los dioses… y el secreto de los mortales felices.”</text:span></text:p>
      <text:p text:style-name="P8"/>
      <text:p text:style-name="P3"><text:span text:style-name="T1"><text:s text:c="2"/>1 – Introducción: El broche de oro de la mesa</text:span></text:p>
      <text:p text:style-name="P4"><text:span text:style-name="T2">Los vinos dulces y generosos representan </text:span><text:span text:style-name="T3">el arte del tiempo, la paciencia y la concentración del sabor</text:span><text:span text:style-name="T2">.<text:line-break/>Son el </text:span><text:span text:style-name="T3">último acto de una gran comida</text:span><text:span text:style-name="T2">, el punto de equilibrio entre placer, aroma y dulzura.</text:span></text:p>
      <text:p text:style-name="P4"><text:span text:style-name="T2">Mientras que los vinos tranquilos buscan equilibrio entre acidez y fruta, los dulces se centran en </text:span><text:span text:style-name="T3">la intensidad, la textura y la persistencia aromática.</text:span><text:span text:style-name="T2"><text:line-break/>Un solo sorbo puede llenar la boca con sensaciones de miel, frutos secos, pasas o cacao.</text:span></text:p>
      <text:p text:style-name="P4"><text:span text:style-name="T2">Hay distintas formas de lograr un vino dulce:</text:span></text:p>
      <text:list text:style-name="L1">
        <text:list-item>
          <text:p text:style-name="P6"><text:span text:style-name="T1"/><text:span text:style-name="T3">Por concentración natural del azúcar en la uva</text:span><text:span text:style-name="T2">, como en los vinos de vendimia tardía o los afectados por la </text:span><text:span text:style-name="T4">botrytis cinerea</text:span><text:span text:style-name="T2"><text:s/>(noble podredumbre).</text:span></text:p>
        </text:list-item>
        <text:list-item>
          <text:p text:style-name="P6"><text:span text:style-name="T1"/><text:span text:style-name="T3">Por adición de alcohol vínico durante la fermentación</text:span><text:span text:style-name="T2">, que detiene el proceso y conserva azúcares residuales (como en el Oporto o Jerez).</text:span></text:p>
        </text:list-item>
        <text:list-item>
          <text:p text:style-name="P6"><text:span text:style-name="T1"/><text:span text:style-name="T3">Por desecación de la uva</text:span><text:span text:style-name="T2">, al sol o en paseras, para concentrar los azúcares (como en el Pedro Ximénez o Moscatel).</text:span></text:p>
        </text:list-item>
      </text:list>
      <text:p text:style-name="P4"><text:span text:style-name="T2">Los vinos dulces son </text:span><text:span text:style-name="T3">historia líquida</text:span><text:span text:style-name="T2">: muchos de ellos fueron símbolo de nobleza, medicina o incluso moneda de cambio en siglos pasados.</text:span></text:p>
      <text:p text:style-name="P4"><text:span text:style-name="T7">🌟</text:span><text:span text:style-name="T2"><text:s/></text:span><text:span text:style-name="T4">En el universo del vino, los dulces y generosos son los guardianes del tiempo y la memoria.</text:span></text:p>
      <text:p text:style-name="P8"/>
      <text:p text:style-name="P3"><text:span text:style-name="T1"><text:s text:c="2"/>2 – Curiosidad: </text:span><text:span text:style-name="T8">🍇🍇</text:span><text:span text:style-name="T1"><text:s/>El sistema de criaderas y soleras</text:span></text:p>
      <text:p text:style-name="P4"><text:span text:style-name="T2">En </text:span><text:span text:style-name="T3">Jerez de la Frontera</text:span><text:span text:style-name="T2">, cuna de los vinos generosos españoles, se utiliza un sistema de envejecimiento único en el mundo: </text:span><text:span text:style-name="T3">las criaderas y soleras.</text:span></text:p>
      <text:p text:style-name="P4"><text:span text:style-name="T2">Este método consiste en una </text:span><text:span text:style-name="T3">estructura de barricas (botas)</text:span><text:span text:style-name="T2"><text:s/>dispuestas en varios niveles.</text:span></text:p>
      <text:list text:style-name="L1">
        <text:list-item>
          <text:p text:style-name="P6"><text:span text:style-name="T2">La </text:span><text:span text:style-name="T3">solera</text:span><text:span text:style-name="T2"><text:s/>es la fila inferior, que contiene el vino más viejo y del cual se realiza el embotellado.</text:span></text:p>
        </text:list-item>
        <text:list-item>
          <text:p text:style-name="P6"><text:span text:style-name="T2">Encima se sitúan las </text:span><text:span text:style-name="T3">criaderas</text:span><text:span text:style-name="T2">, que contienen vinos progresivamente más jóvenes.</text:span></text:p>
        </text:list-item>
      </text:list>
      <text:p text:style-name="P4"><text:span text:style-name="T2">Cuando se saca una parte del vino de la solera, se repone con vino de la criadera superior, y así sucesivamente.<text:line-break/>Este sistema garantiza una </text:span><text:span text:style-name="T3">mezcla continua de añadas</text:span><text:span text:style-name="T2">, logrando vinos de </text:span><text:span text:style-name="T3">consistencia, complejidad y longevidad excepcionales.</text:span></text:p>
      <text:p text:style-name="P4"><text:span text:style-name="T7">🪶</text:span><text:span text:style-name="T2"><text:s/></text:span><text:span text:style-name="T4">El vino de Jerez no envejece por años… envejece por generaciones.</text:span></text:p>
      <text:p text:style-name="P8"/>
      <text:p text:style-name="P3"><text:span text:style-name="T1"><text:s text:c="2"/>3 – Enseñanza práctica</text:span></text:p>
      <text:p text:style-name="P7"><text:span text:style-name="T8">🔸</text:span><text:span text:style-name="T1"><text:s/>Tipos principales de vinos dulces y generosos</text:span></text:p>
      <text:p text:style-name="P9"><text:span text:style-name="T5">1. </text:span>Moscatel – Dulzura floral y mediterránea</text:p>
      <text:p text:style-name="P4"><text:span text:style-name="T2">Elaborado con uvas Moscatel, esta variedad da vinos perfumados, frescos y alegres.</text:span></text:p>
      <text:list text:style-name="L1">
        <text:list-item>
          <text:p text:style-name="P6"><text:span text:style-name="T1"/><text:span text:style-name="T3">Aromas:</text:span><text:span text:style-name="T2"><text:s/>flor de azahar, miel, melocotón, albaricoque.</text:span></text:p>
        </text:list-item>
        <text:list-item>
          <text:p text:style-name="P6"><text:span text:style-name="T1"/><text:span text:style-name="T3">Estilo:</text:span><text:span text:style-name="T2"><text:s/>ligero, muy aromático, ideal como aperitivo o postre suave.</text:span></text:p>
        </text:list-item>
        <text:list-item>
          <text:p text:style-name="P6"><text:span text:style-name="T1"/><text:span text:style-name="T3">Regiones:</text:span><text:span text:style-name="T2"><text:s/>Málaga, Valencia, Alella.</text:span></text:p>
        </text:list-item>
        <text:list-item>
          <text:p text:style-name="P6"><text:span text:style-name="T1"/><text:span text:style-name="T3">Maridaje:</text:span><text:span text:style-name="T2"><text:s/>fruta fresca, repostería ligera, quesos semicurados.</text:span></text:p>
        </text:list-item>
      </text:list>
      <text:p text:style-name="P8"/>
      <text:p text:style-name="P9"><text:span text:style-name="T5">2. </text:span>Pedro Ximénez – La esencia del sol andaluz</text:p>
      <text:p text:style-name="P4"><text:span text:style-name="T2">El rey de los vinos dulces naturales españoles. Se elabora secando las uvas Pedro Ximénez al sol en paseras, lo que concentra los azúcares.</text:span></text:p>
      <text:list text:style-name="L1">
        <text:list-item>
          <text:p text:style-name="P6"><text:span text:style-name="T1"/><text:span text:style-name="T3">Aromas:</text:span><text:span text:style-name="T2"><text:s/>higo seco, pasas, miel, cacao, café, dátiles.</text:span></text:p>
        </text:list-item>
        <text:list-item>
          <text:p text:style-name="P6"><text:span text:style-name="T1"/><text:span text:style-name="T3">Textura:</text:span><text:span text:style-name="T2"><text:s/>densa, aterciopelada, casi licorosa.</text:span></text:p>
        </text:list-item>
        <text:list-item>
          <text:p text:style-name="P6"><text:span text:style-name="T1"/><text:span text:style-name="T3">Regiones:</text:span><text:span text:style-name="T2"><text:s/>Montilla-Moriles, Jerez.</text:span></text:p>
        </text:list-item>
        <text:list-item>
          <text:p text:style-name="P6"><text:span text:style-name="T1"/><text:span text:style-name="T3">Maridaje:</text:span><text:span text:style-name="T2"><text:s/>postres de chocolate, brownie, quesos azules, helado de vainilla.</text:span></text:p>
        </text:list-item>
      </text:list>
      <text:p text:style-name="P4"><text:span text:style-name="T7">🍫</text:span><text:span text:style-name="T2"><text:s/></text:span><text:span text:style-name="T4">Un sorbo de Pedro Ximénez es como beber postre líquido.</text:span></text:p>
      <text:p text:style-name="P8"/>
      <text:p text:style-name="P9"><text:span text:style-name="T5">3. </text:span>Oporto – Fortaleza y elegancia del Douro</text:p>
      <text:p text:style-name="P4"><text:span text:style-name="T2">Originario de Portugal, el Oporto es un vino </text:span><text:span text:style-name="T3">fortificado</text:span><text:span text:style-name="T2">, es decir, con adición de aguardiente vínico que detiene la fermentación y conserva parte del azúcar natural.</text:span></text:p>
      <text:list text:style-name="L4">
        <text:list-item>
          <text:p text:style-name="P6"><text:span text:style-name="T1"/><text:span text:style-name="T3">Tipos principales:</text:span></text:p>
          <text:list>
            <text:list-item>
              <text:p text:style-name="P11"><text:span text:style-name="T5"/><text:span text:style-name="T4">Ruby:</text:span><text:span text:style-name="T2"><text:s/>joven, afrutado y vibrante.</text:span></text:p>
            </text:list-item>
            <text:list-item>
              <text:p text:style-name="P11"><text:span text:style-name="T5"/><text:span text:style-name="T4">Tawny:</text:span><text:span text:style-name="T2"><text:s/>envejecido en madera, con notas de nuez, caramelo y vainilla.</text:span></text:p>
            </text:list-item>
            <text:list-item>
              <text:p text:style-name="P11"><text:span text:style-name="T5"/><text:span text:style-name="T4">Vintage:</text:span><text:span text:style-name="T2"><text:s/>elaborado solo en añadas excepcionales, gran capacidad de guarda.</text:span></text:p>
            </text:list-item>
          </text:list>
        </text:list-item>
        <text:list-item>
          <text:p text:style-name="P6"><text:span text:style-name="T1"/><text:span text:style-name="T3">Maridaje:</text:span><text:span text:style-name="T2"><text:s/>quesos fuertes, postres con frutos secos, tartas especiadas.</text:span></text:p>
        </text:list-item>
      </text:list>
      <text:p text:style-name="P8"/>
      <text:p text:style-name="P9"><text:span text:style-name="T5">4. </text:span>Jerez – Tradición, arte y carácter</text:p>
      <text:p text:style-name="P4"><text:span text:style-name="T2">Los vinos generosos de Jerez pueden ser secos o dulces, pero siempre intensos y complejos.<text:line-break/>Su tipología es amplia:</text:span></text:p>
      <text:list text:style-name="L1">
        <text:list-item>
          <text:p text:style-name="P6"><text:span text:style-name="T5"/><text:span text:style-name="T4">Fino:</text:span><text:span text:style-name="T2"><text:s/>seco, salino y ligero.</text:span></text:p>
        </text:list-item>
        <text:list-item>
          <text:p text:style-name="P6"><text:span text:style-name="T5"/><text:span text:style-name="T4">Amontillado:</text:span><text:span text:style-name="T2"><text:s/>intermedio, con notas de frutos secos y caramelo.</text:span></text:p>
        </text:list-item>
        <text:list-item>
          <text:p text:style-name="P6"><text:span text:style-name="T5"/><text:span text:style-name="T4">Oloroso:</text:span><text:span text:style-name="T2"><text:s/>potente, con cuerpo y aromas a nuez, cuero y especias.</text:span></text:p>
        </text:list-item>
        <text:list-item>
          <text:p text:style-name="P6"><text:span text:style-name="T5"/><text:span text:style-name="T4">Cream o Medium:</text:span><text:span text:style-name="T2"><text:s/>dulces, elaborados con mezcla de Oloroso y Pedro Ximénez.</text:span></text:p>
        </text:list-item>
      </text:list>
      <text:p text:style-name="P4"><text:span text:style-name="T7">🌬</text:span><text:span text:style-name="T2"><text:s/></text:span><text:span text:style-name="T4">El Jerez es una sinfonía entre aire, madera y tiempo.</text:span></text:p>
      <text:p text:style-name="P8"/>
      <text:p text:style-name="P7"><text:span text:style-name="T8">🔸</text:span><text:span text:style-name="T1"><text:s/>Temperatura de servicio</text:span></text:p>
      <text:p text:style-name="P4"><text:span text:style-name="T2">La temperatura es esencial para resaltar los aromas y el equilibrio del dulzor:</text:span></text:p>
      <text:list text:style-name="L1">
        <text:list-item>
          <text:p text:style-name="P6"><text:span text:style-name="T1"/><text:span text:style-name="T3">Vinos dulces ligeros (Moscatel, Dulce joven):</text:span><text:span text:style-name="T2"><text:s/>10–12 °C</text:span></text:p>
        </text:list-item>
        <text:list-item>
          <text:p text:style-name="P6"><text:span text:style-name="T1"/><text:span text:style-name="T3">Vinos más densos o licorosos (PX, Oporto, Jerez):</text:span><text:span text:style-name="T2"><text:s/>12–14 °C</text:span></text:p>
        </text:list-item>
      </text:list>
      <text:p text:style-name="P4"><text:span text:style-name="T2">Servir demasiado frío adormece los aromas; demasiado caliente los hace empalagosos.</text:span></text:p>
      <text:p text:style-name="P8"/>
      <text:p text:style-name="P7"><text:span text:style-name="T8">🔸</text:span><text:span text:style-name="T1"><text:s/>Tipo de copa</text:span></text:p>
      <text:p text:style-name="P4"><text:span text:style-name="T2">Utilizar </text:span><text:span text:style-name="T3">copas pequeñas o de licor</text:span><text:span text:style-name="T2">, de forma tulipa, que concentren los aromas.<text:line-break/>Para vinos más densos como PX u Oporto, se pueden usar copas de degustación más cerradas para apreciar su complejidad.</text:span></text:p>
      <text:p text:style-name="P8"/>
      <text:p text:style-name="P7"><text:span text:style-name="T8">🔸</text:span><text:span text:style-name="T1"><text:s/>Maridaje ideal</text:span></text:p>
      <text:p text:style-name="P4"><text:span text:style-name="T2">El secreto del maridaje con vinos dulces es el </text:span><text:span text:style-name="T3">contraste</text:span><text:span text:style-name="T2"><text:s/>o la </text:span><text:span text:style-name="T3">armonía de intensidades</text:span><text:span text:style-name="T2">:</text:span></text:p>
      <text:list text:style-name="L1">
        <text:list-item>
          <text:p text:style-name="P6"><text:span text:style-name="T1"/><text:span text:style-name="T3">Foie gras o quesos azules:</text:span><text:span text:style-name="T2"><text:s/>contraste salado-dulce sublime.</text:span></text:p>
        </text:list-item>
        <text:list-item>
          <text:p text:style-name="P6"><text:span text:style-name="T1"/><text:span text:style-name="T3">Postres de chocolate o caramelo:</text:span><text:span text:style-name="T2"><text:s/>armonía por similitud.</text:span></text:p>
        </text:list-item>
        <text:list-item>
          <text:p text:style-name="P6"><text:span text:style-name="T1"/><text:span text:style-name="T3">Frutas ácidas o exóticas:</text:span><text:span text:style-name="T2"><text:s/>equilibran la densidad del vino.</text:span></text:p>
        </text:list-item>
      </text:list>
      <text:p text:style-name="P4"><text:span text:style-name="T7">🍯</text:span><text:span text:style-name="T2"><text:s/></text:span><text:span text:style-name="T4">Regla de oro: el vino debe ser siempre más dulce que el postre.</text:span></text:p>
      <text:p text:style-name="P8"/>
      <text:p text:style-name="P3"><text:span text:style-name="T1"><text:s text:c="2"/></text:span></text:p>
      <text:p text:style-name="P3"><text:span text:style-name="T1"><text:s/>6 – Conclusión</text:span></text:p>
      <text:p text:style-name="P4"><text:span text:style-name="T2">“Los vinos dulces son el postre de los dioses… y el secreto de los mortales felices.”</text:span></text:p>
      <text:p text:style-name="P4"><text:span text:style-name="T2">Los vinos dulces y generosos son mucho más que un final de comida: son una </text:span><text:span text:style-name="T3">experiencia emocional</text:span><text:span text:style-name="T2">.<text:line-break/>Hablan de paciencia, de tradición y de placer contenido.<text:line-break/>Cada sorbo es una historia: del sol que secó las uvas, del tonel que las guardó y del tiempo que las transformó.</text:span></text:p>
      <text:p text:style-name="P4"><text:span text:style-name="T2">Un buen sommelier debe saber cuándo ofrecer un vino dulce, cómo servirlo y con qué combinarlo para que brille en su máximo esplendor.<text:line-break/>Son vinos para meditar, para compartir y, sobre todo, </text:span><text:span text:style-name="T3">para disfrutar sin prisa.</text:span></text:p>
      <text:p text:style-name="P4"><text:span text:style-name="T7">🍷</text:span><text:span text:style-name="T2"><text:s/></text:span><text:span text:style-name="T4">El vino dulce enseña una lección sencilla: la felicidad también puede servirse en copa.</text:span></text:p>
      <text:p text:style-name="P8"/>
      <text:p text:style-name="P8"/>
      <text:p text:style-name="P8"/>
      <text:p text:style-name="P12"/>
      <text:p text:style-name="P2"><text:span text:style-name="T6">TEMA</text:span><text:span text:style-name="T1"><text:s/>9: CÓMO CATAR UN VINO PASO A PASO</text:span></text:p>
      <text:p text:style-name="P4"><text:span text:style-name="T2">“Catar es escuchar lo que el vino tiene que decir, sin interrumpirlo.”</text:span></text:p>
      <text:p text:style-name="P8"/>
      <text:p text:style-name="P3"><text:span text:style-name="T1"><text:s text:c="2"/>1 – Introducción: Catar no es beber, es descubrir</text:span></text:p>
      <text:p text:style-name="P4"><text:span text:style-name="T2">Catar un vino no consiste en beberlo, sino en </text:span><text:span text:style-name="T3">analizarlo con los sentidos</text:span><text:span text:style-name="T2"><text:s/>para comprender su origen, su estilo y su calidad.<text:line-break/>Cada vino encierra una historia: la del clima que lo vio nacer, el suelo donde creció la vid, la mano del viticultor y las decisiones del enólogo.<text:line-break/>El catador, con atención y sensibilidad, traduce esa historia en sensaciones.</text:span></text:p>
      <text:p text:style-name="P4"><text:span text:style-name="T2">Catar exige </text:span><text:span text:style-name="T3">concentración, método y práctica</text:span><text:span text:style-name="T2">.<text:line-break/>El objetivo es interpretar el vino de manera objetiva, identificando sus virtudes y defectos, su equilibrio y personalidad.<text:line-break/>Por eso, </text:span><text:span text:style-name="T3">catar es un arte técnico con alma emocional</text:span><text:span text:style-name="T2">.</text:span></text:p>
      <text:p text:style-name="P4"><text:span text:style-name="T2">Durante una cata, los sentidos trabajan en armonía:</text:span></text:p>
      <text:list text:style-name="L1">
        <text:list-item>
          <text:p text:style-name="P6"><text:span text:style-name="T1"/><text:span text:style-name="T3">La vista</text:span><text:span text:style-name="T2"><text:s/>analiza su aspecto.</text:span></text:p>
        </text:list-item>
        <text:list-item>
          <text:p text:style-name="P6"><text:span text:style-name="T1"/><text:span text:style-name="T3">El olfato</text:span><text:span text:style-name="T2"><text:s/>reconoce su carácter aromático.</text:span></text:p>
        </text:list-item>
        <text:list-item>
          <text:p text:style-name="P6"><text:span text:style-name="T1"/><text:span text:style-name="T3">El gusto</text:span><text:span text:style-name="T2"><text:s/>determina su estructura, equilibrio y final.</text:span></text:p>
        </text:list-item>
      </text:list>
      <text:p text:style-name="P4"><text:span text:style-name="T2">El buen catador desarrolla con el tiempo una </text:span><text:span text:style-name="T3">memoria sensorial</text:span><text:span text:style-name="T2">, capaz de asociar aromas, texturas y sabores con variedades de uva, regiones o estilos de elaboración.</text:span></text:p>
      <text:p text:style-name="P4"><text:span text:style-name="T7">🍷</text:span><text:span text:style-name="T2"><text:s/></text:span><text:span text:style-name="T4">Catar es aprender a mirar, oler y saborear con intención.</text:span></text:p>
      <text:p text:style-name="P8"/>
      <text:p text:style-name="P3"><text:span text:style-name="T1"><text:s text:c="2"/>2 – Curiosidad: El secreto de los profesionales</text:span></text:p>
      <text:p text:style-name="P4"><text:span text:style-name="T2">Una de las curiosidades más llamativas del mundo de la cata es que los </text:span><text:span text:style-name="T3">catadores profesionales no tragan el vino</text:span><text:span text:style-name="T2"><text:s/>durante las pruebas.<text:line-break/>Lo prueban, analizan su textura y sabor, y luego </text:span><text:span text:style-name="T3">lo escupen</text:span><text:span text:style-name="T2"><text:s/>en un recipiente especial llamado </text:span><text:span text:style-name="T4">escupidera</text:span><text:span text:style-name="T2">.</text:span></text:p>
      <text:p text:style-name="P4"><text:span text:style-name="T2">¿La razón? Mantener el </text:span><text:span text:style-name="T3">paladar fresco y la mente clara</text:span><text:span text:style-name="T2">.<text:line-break/>Durante una jornada de cata se pueden probar entre 20 y 100 vinos. Si se ingiriera cada muestra, el alcohol afectaría inevitablemente la percepción sensorial.</text:span></text:p>
      <text:p text:style-name="P4"><text:span text:style-name="T2">Escupir no es una falta de respeto: es un gesto profesional, símbolo de respeto por el vino y por el propio juicio crítico.</text:span></text:p>
      <text:p text:style-name="P4"><text:span text:style-name="T7">🧠</text:span><text:span text:style-name="T2"><text:s/></text:span><text:span text:style-name="T4">El catador sabio conserva la mente lúcida y el paladar despierto.</text:span></text:p>
      <text:p text:style-name="P8"/>
      <text:p text:style-name="P3"><text:span text:style-name="T1"><text:s text:c="2"/>3 – Enseñanza práctica: Los tres pasos esenciales</text:span></text:p>
      <text:p text:style-name="P4"><text:span text:style-name="T2">Catar un vino es una </text:span><text:span text:style-name="T3">exploración guiada</text:span><text:span text:style-name="T2"><text:s/>por tres fases: </text:span><text:span text:style-name="T3">vista, olfato y gusto.</text:span><text:span text:style-name="T2"><text:line-break/>Cada una revela una parte distinta de su identidad.<text:line-break/>Siguiendo este método, podrás analizar cualquier vino con precisión y elegancia.</text:span></text:p>
      <text:p text:style-name="P8"/>
      <text:p text:style-name="P3"><text:span text:style-name="T10">1⃣</text:span><text:span text:style-name="T1"><text:s/>VISTA </text:span><text:span text:style-name="T11">—</text:span><text:span text:style-name="T1"><text:s/></text:span><text:span text:style-name="T11">«</text:span><text:span text:style-name="T1">Lo que la copa te cuenta antes de olerla»</text:span></text:p>
      <text:p text:style-name="P4"><text:span text:style-name="T2">La fase visual es rápida, sencilla y muy informativa. No necesitas vocabulario técnico: sólo mirar con atención.</text:span></text:p>
      <text:p text:style-name="P7"><text:span text:style-name="T1">Qué comprobar (y por qué importa)</text:span></text:p>
      <text:list text:style-name="L3">
        <text:list-item>
          <text:p text:style-name="P6"><text:span text:style-name="T1"/><text:span text:style-name="T3">Limpidez y brillo</text:span></text:p>
          <text:list>
            <text:list-item>
              <text:p text:style-name="P11"><text:span text:style-name="T2">Mira la copa con una luz buena (luz natural o una lámpara blanca).</text:span></text:p>
            </text:list-item>
            <text:list-item>
              <text:p text:style-name="P11"><text:span text:style-name="T2">Un vino limpio y brillante suele estar en buen estado; un vino turbio o apagado puede estar estropeado o sin filtrar intencionalmente.</text:span></text:p>
            </text:list-item>
          </text:list>
        </text:list-item>
        <text:list-item>
          <text:p text:style-name="P6"><text:span text:style-name="T1"/><text:span text:style-name="T3">Color y matices</text:span></text:p>
          <text:list>
            <text:list-item>
              <text:p text:style-name="P11"><text:span text:style-name="T2">Inclina la copa sobre un fondo blanco. Observa desde el centro hacia el borde.</text:span></text:p>
            </text:list-item>
            <text:list-item>
              <text:p text:style-name="P11"><text:span text:style-name="T1"/><text:span text:style-name="T3">Tintos:</text:span><text:span text:style-name="T2"><text:s/>van de púrpura/violáceo (muy joven) → rubí → granate → teja (más viejo).</text:span></text:p>
            </text:list-item>
            <text:list-item>
              <text:p text:style-name="P11"><text:span text:style-name="T1"/><text:span text:style-name="T3">Blancos:</text:span><text:span text:style-name="T2"><text:s/>van de amarillo verdoso (jóvenes) → amarillo paja → dorado (más maduros/criados).</text:span></text:p>
            </text:list-item>
            <text:list-item>
              <text:p text:style-name="P11"><text:span text:style-name="T1"/><text:span text:style-name="T3">Rosados:</text:span><text:span text:style-name="T2"><text:s/>van de rosa pálido → frambuesa.</text:span></text:p>
            </text:list-item>
            <text:list-item>
              <text:p text:style-name="P11"><text:span text:style-name="T2">El color nos da pistas sobre la </text:span><text:span text:style-name="T3">edad</text:span><text:span text:style-name="T2">, el </text:span><text:span text:style-name="T3">tipo de uva</text:span><text:span text:style-name="T2"><text:s/>y si ha habido </text:span><text:span text:style-name="T3">crianza en madera</text:span><text:span text:style-name="T2">.</text:span></text:p>
            </text:list-item>
          </text:list>
        </text:list-item>
        <text:list-item>
          <text:p text:style-name="P6"><text:span text:style-name="T1"/><text:span text:style-name="T3">Concentración / densidad (lágrimas o piernas)</text:span></text:p>
          <text:list>
            <text:list-item>
              <text:p text:style-name="P11"><text:span text:style-name="T2">Agita suavemente la copa y observa cómo bajan las gotas por las paredes (las “lágrimas”).</text:span></text:p>
            </text:list-item>
            <text:list-item>
              <text:p text:style-name="P11"><text:span text:style-name="T2">Lágrimas abundantes y lentas pueden indicar mayor alcohol o glicerina (sensación de cuerpo). No es una regla absoluta, pero es informativa.</text:span></text:p>
            </text:list-item>
          </text:list>
        </text:list-item>
        <text:list-item>
          <text:p text:style-name="P6"><text:span text:style-name="T1"/><text:span text:style-name="T3">Cuerpo (estimación visual)</text:span></text:p>
          <text:list>
            <text:list-item>
              <text:p text:style-name="P11"><text:span text:style-name="T2">A partir del color y de las lágrimas puedes intuir si será ligero, medio o corpulento.</text:span></text:p>
            </text:list-item>
          </text:list>
        </text:list-item>
      </text:list>
      <text:p text:style-name="P7"><text:span text:style-name="T1">Ejercicio práctico 1 (1 minuto)</text:span></text:p>
      <text:p text:style-name="P4"><text:span text:style-name="T2">Sirve 1/3 de copa y:</text:span></text:p>
      <text:list text:style-name="L1">
        <text:list-item>
          <text:p text:style-name="P6"><text:span text:style-name="T2">Inclina la copa sobre una hoja blanca, mira color y borde.</text:span></text:p>
        </text:list-item>
        <text:list-item>
          <text:p text:style-name="P6"><text:span text:style-name="T2">Agítala suavemente, observa las lágrimas.<text:line-break/>Anota: color, brillo, primeras impresiones.</text:span></text:p>
        </text:list-item>
      </text:list>
      <text:p text:style-name="P8"/>
      <text:p text:style-name="P3"><text:span text:style-name="T10">2⃣</text:span><text:span text:style-name="T1"><text:s/>OLFATO — «El mapa aromático del vino»</text:span></text:p>
      <text:p text:style-name="P4"><text:span text:style-name="T2">El olfato es el sentido que más recuerdos y sensaciones evoca. Aquí “escuchas” lo que el vino tiene que decir.</text:span></text:p>
      <text:p text:style-name="P7"><text:span text:style-name="T1">Cómo hacerlo (técnica paso a paso)</text:span></text:p>
      <text:list text:style-name="L3">
        <text:list-item>
          <text:p text:style-name="P6"><text:span text:style-name="T1"/><text:span text:style-name="T3">Primer olfato (sin mover la copa)</text:span></text:p>
          <text:list>
            <text:list-item>
              <text:p text:style-name="P11"><text:span text:style-name="T2">Acerca la nariz a la boca de la copa e inspira suavemente. Esto te da los aromas más volátiles (los más frágiles): fruta fresca, notas herbales, etc.</text:span></text:p>
            </text:list-item>
          </text:list>
        </text:list-item>
        <text:list-item>
          <text:p text:style-name="P6"><text:span text:style-name="T1"/><text:span text:style-name="T3">Segundo olfato (tras agitar la copa)</text:span></text:p>
          <text:list>
            <text:list-item>
              <text:p text:style-name="P11"><text:span text:style-name="T2">Agita la copa con el brazo (no con la muñeca exageradamente). Esto oxigena el vino y libera más aromas. Vuelve a oler, ahora con respiraciones cortas y profundas.</text:span></text:p>
            </text:list-item>
          </text:list>
        </text:list-item>
        <text:list-item>
          <text:p text:style-name="P6"><text:span text:style-name="T1"/><text:span text:style-name="T3">Cómo inspirar</text:span></text:p>
          <text:list>
            <text:list-item>
              <text:p text:style-name="P11"><text:span text:style-name="T2">Haz respiraciones cortas y controladas por la nariz, como pequeñas “sniffs” (no aspiraciones profundas permanentes). Repite varias veces hasta identificar familias aromáticas.</text:span></text:p>
            </text:list-item>
          </text:list>
        </text:list-item>
      </text:list>
      <text:p text:style-name="P7"><text:span text:style-name="T1">Qué buscar (familias de aromas)</text:span></text:p>
      <text:list text:style-name="L1">
        <text:list-item>
          <text:p text:style-name="P6"><text:span text:style-name="T1"/><text:span text:style-name="T3">Aromas primarios (de la uva):</text:span><text:span text:style-name="T2"><text:s/>frutas (cítricos, manzana, fresa), flores, hierbas.</text:span></text:p>
        </text:list-item>
        <text:list-item>
          <text:p text:style-name="P6"><text:span text:style-name="T1"/><text:span text:style-name="T3">Aromas secundarios (fermentación):</text:span><text:span text:style-name="T2"><text:s/>pan, levadura, yogur, notas lácticas.</text:span></text:p>
        </text:list-item>
        <text:list-item>
          <text:p text:style-name="P6"><text:span text:style-name="T1"/><text:span text:style-name="T3">Aromas terciarios (crianza/envejecimiento):</text:span><text:span text:style-name="T2"><text:s/>vainilla, cuero, tabaco, miel, frutos secos, especias, tostado.</text:span></text:p>
        </text:list-item>
      </text:list>
      <text:p text:style-name="P7"><text:span text:style-name="T1">Trucos para identificar aromas (para principiantes)</text:span></text:p>
      <text:list text:style-name="L1">
        <text:list-item>
          <text:p text:style-name="P6"><text:span text:style-name="T1"/><text:span text:style-name="T3">Relaciona con objetos reales:</text:span><text:span text:style-name="T2"><text:s/>en vez de “aroma a piracínico”, piensa “pimiento verde” o “hoja de tomate”.</text:span></text:p>
        </text:list-item>
        <text:list-item>
          <text:p text:style-name="P6"><text:span text:style-name="T1"/><text:span text:style-name="T3">Usa referencia:</text:span><text:span text:style-name="T2"><text:s/>huele frutas, café, pan tostado, flores; compáralos con el vino.</text:span></text:p>
        </text:list-item>
        <text:list-item>
          <text:p text:style-name="P6"><text:span text:style-name="T1"/><text:span text:style-name="T3">Divide la nariz:</text:span><text:span text:style-name="T2"><text:s/>intenta identificar primero la familia (fruta, floral, especia), luego particulariza (manzana -&gt; manzana verde -&gt; Granny Smith).</text:span></text:p>
        </text:list-item>
      </text:list>
      <text:p text:style-name="P7"><text:span text:style-name="T1">Ejercicio práctico 2 (5–10 minutos)</text:span></text:p>
      <text:p text:style-name="P4"><text:span text:style-name="T2">Prepara pequeñas muestras de aromas: limón, manzana, fresa, vainilla, madera, café.<text:line-break/>Huele cada una y luego huele el vino. Pregúntate: ¿se parece a alguno? Anota 2–3 aromas dominantes.</text:span></text:p>
      <text:p text:style-name="P8"/>
      <text:p text:style-name="P3"><text:span text:style-name="T10">3⃣</text:span><text:span text:style-name="T1"><text:s/>GUSTO — «La confirmación y el equilibrio»</text:span></text:p>
      <text:p text:style-name="P4"><text:span text:style-name="T2">La fase gustativa te confirma lo que oliste y te enseña la estructura del vino: acidez, alcohol, taninos, dulzor, cuerpo y persistencia.</text:span></text:p>
      <text:p text:style-name="P7"><text:span text:style-name="T1">Cómo probar (técnica paso a paso)</text:span></text:p>
      <text:list text:style-name="L2">
        <text:list-item>
          <text:p text:style-name="P6"><text:span text:style-name="T1"/><text:span text:style-name="T3">Toma un sorbo pequeño</text:span><text:span text:style-name="T2"><text:s/>(no tragues aún).</text:span></text:p>
        </text:list-item>
        <text:list-item>
          <text:p text:style-name="P6"><text:span text:style-name="T1"/><text:span text:style-name="T3">Distribuye el vino en la boca</text:span><text:span text:style-name="T2">: ponlo entre dientes y paladar, mueve la lengua para que llegue a todas las zonas.</text:span></text:p>
        </text:list-item>
        <text:list-item>
          <text:p text:style-name="P6"><text:span text:style-name="T1"/><text:span text:style-name="T3">Aspira un poco de aire junto al vino</text:span><text:span text:style-name="T2"><text:s/>(a modo de emulsionar): esto ayuda a liberar aromas en boca y permite percibir mejor el sabor.</text:span></text:p>
        </text:list-item>
        <text:list-item>
          <text:p text:style-name="P6"><text:span text:style-name="T1"/><text:span text:style-name="T3">Evalúa de inmediato</text:span><text:span text:style-name="T2">: ataque, paso por boca y final (persistencia).</text:span></text:p>
        </text:list-item>
        <text:list-item>
          <text:p text:style-name="P6"><text:span text:style-name="T1"/><text:span text:style-name="T3">Escupe o traga</text:span><text:span text:style-name="T2">: si estás en una cata de varias muestras, escupe; para una experiencia de mesa, traga.</text:span></text:p>
        </text:list-item>
      </text:list>
      <text:p text:style-name="P7"><text:span text:style-name="T1">Qué sentir y cómo describirlo</text:span></text:p>
      <text:list text:style-name="L1">
        <text:list-item>
          <text:p text:style-name="P6"><text:span text:style-name="T1"/><text:span text:style-name="T3">Ataque:</text:span><text:span text:style-name="T2"><text:s/>primera sensación (suave, fresco, caliente).</text:span></text:p>
        </text:list-item>
        <text:list-item>
          <text:p text:style-name="P6"><text:span text:style-name="T1"/><text:span text:style-name="T3">Acidez:</text:span><text:span text:style-name="T2"><text:s/>sensación de frescor en los laterales de la lengua y en la dentadura. Es la columna vertebral del vino blanco y rosado.</text:span></text:p>
        </text:list-item>
        <text:list-item>
          <text:p text:style-name="P6"><text:span text:style-name="T1"/><text:span text:style-name="T3">Taninos (sólo en tintos):</text:span><text:span text:style-name="T2"><text:s/>sensación de astringencia o sequedad en las encías y lengua; aportan estructura y longevidad.</text:span></text:p>
        </text:list-item>
        <text:list-item>
          <text:p text:style-name="P6"><text:span text:style-name="T1"/><text:span text:style-name="T3">Cuerpo:</text:span><text:span text:style-name="T2"><text:s/>sensación de peso o densidad (ligero, medio, pleno). Piensa en comparar con la leche semidesnatada vs. leche entera: uno más ligero, otro más cremoso.</text:span></text:p>
        </text:list-item>
        <text:list-item>
          <text:p text:style-name="P6"><text:span text:style-name="T1"/><text:span text:style-name="T3">Alcohol:</text:span><text:span text:style-name="T2"><text:s/>sensación de calor en la garganta; si está desequilibrado puede “quemar”.</text:span></text:p>
        </text:list-item>
        <text:list-item>
          <text:p text:style-name="P6"><text:span text:style-name="T1"/><text:span text:style-name="T3">Dulzor:</text:span><text:span text:style-name="T2"><text:s/>en vinos dulces; en secos casi no hay.</text:span></text:p>
        </text:list-item>
        <text:list-item>
          <text:p text:style-name="P6"><text:span text:style-name="T1"/><text:span text:style-name="T3">Persistencia o final:</text:span><text:span text:style-name="T2"><text:s/>cuánto tiempo permanece el sabor después de tragar (medido en segundos): corto (&lt;5s), medio (5–10s), largo (&gt;10s).</text:span></text:p>
        </text:list-item>
      </text:list>
      <text:p text:style-name="P7"><text:span text:style-name="T1">Cómo evaluar el equilibrio</text:span></text:p>
      <text:p text:style-name="P4"><text:span text:style-name="T2">Un vino equilibrado tiene </text:span><text:span text:style-name="T3">acidez, alcohol, fruta, tanino (si corresponde) y, si existe, azúcar, en proporción armónica</text:span><text:span text:style-name="T2">.<text:line-break/>Si uno domina claramente (ej. alcohol muy notorio o acidez cortante), el vino está desequilibrado.</text:span></text:p>
      <text:p text:style-name="P7"><text:span text:style-name="T1">Ejercicio práctico 3 (10 minutos)</text:span></text:p>
      <text:p text:style-name="P4"><text:span text:style-name="T2">Prueba un sorbo y anota:</text:span></text:p>
      <text:list text:style-name="L1">
        <text:list-item>
          <text:p text:style-name="P6"><text:span text:style-name="T2">Ataque: (suave / vivo / potente)</text:span></text:p>
        </text:list-item>
        <text:list-item>
          <text:p text:style-name="P6"><text:span text:style-name="T2">Acidez: (baja / media / alta)</text:span></text:p>
        </text:list-item>
        <text:list-item>
          <text:p text:style-name="P6"><text:span text:style-name="T2">Taninos: (ninguno / suaves / firmes)</text:span></text:p>
        </text:list-item>
        <text:list-item>
          <text:p text:style-name="P6"><text:span text:style-name="T2">Cuerpo: (ligero / medio / lleno)</text:span></text:p>
        </text:list-item>
        <text:list-item>
          <text:p text:style-name="P6"><text:span text:style-name="T2">Final: (corto / medio / largo)</text:span></text:p>
        </text:list-item>
        <text:list-item>
          <text:p text:style-name="P6"><text:span text:style-name="T2">¿Está equilibrado? Sí / No. ¿Por qué?</text:span></text:p>
        </text:list-item>
      </text:list>
      <text:p text:style-name="P8"/>
      <text:p text:style-name="P3"><text:span text:style-name="T8">✅</text:span><text:span text:style-name="T1"><text:s/>Consejos prácticos y errores comunes (para acelerarte el aprendizaje)</text:span></text:p>
      <text:list text:style-name="L1">
        <text:list-item>
          <text:p text:style-name="P6"><text:span text:style-name="T1"/><text:span text:style-name="T3">No comas ajo, menta o comida muy aromática antes de catar.</text:span><text:span text:style-name="T2"><text:s/>Limpia el paladar con agua o pan neutro.</text:span></text:p>
        </text:list-item>
        <text:list-item>
          <text:p text:style-name="P6"><text:span text:style-name="T1"/><text:span text:style-name="T3">No fumes</text:span><text:span text:style-name="T2"><text:s/>antes o durante la cata: enmascara aromas.</text:span></text:p>
        </text:list-item>
        <text:list-item>
          <text:p text:style-name="P6"><text:span text:style-name="T1"/><text:span text:style-name="T3">Usa copas limpias y transparentes.</text:span><text:span text:style-name="T2"><text:s/>Evita perfumes fuertes.</text:span></text:p>
        </text:list-item>
        <text:list-item>
          <text:p text:style-name="P6"><text:span text:style-name="T1"/><text:span text:style-name="T3">Sirve cantidades pequeñas</text:span><text:span text:style-name="T2"><text:s/>(1/3 de copa). Así podrás oler y probar mejor.</text:span></text:p>
        </text:list-item>
        <text:list-item>
          <text:p text:style-name="P6"><text:span text:style-name="T1"/><text:span text:style-name="T3">No juzgues al primer olfato solo:</text:span><text:span text:style-name="T2"><text:s/>deja que el vino respire 5–10 minutos si es tinto joven.</text:span></text:p>
        </text:list-item>
        <text:list-item>
          <text:p text:style-name="P6"><text:span text:style-name="T1"/><text:span text:style-name="T3">Anota siempre:</text:span><text:span text:style-name="T2"><text:s/>la memoria se entrena escribiendo.</text:span></text:p>
        </text:list-item>
      </text:list>
      <text:p text:style-name="P8"/>
      <text:p text:style-name="P3"><text:span text:style-name="T8">🧾</text:span><text:span text:style-name="T1"><text:s/>Mini-cheat-sheet para la cata </text:span></text:p>
      <text:p text:style-name="P4"><text:span text:style-name="T3">Antes de empezar:</text:span><text:span text:style-name="T2"><text:s/>copa limpia, luz, sin perfumes, temperatura adecuada.<text:line-break/></text:span><text:span text:style-name="T3">Orden:</text:span><text:span text:style-name="T2"><text:s/>Vista → Olfato (sin agitar → con agitación) → Gusto (sorbo, mover, aspirar, evaluar).<text:line-break/></text:span><text:span text:style-name="T3">Checklist visual:</text:span><text:span text:style-name="T2"><text:s/>brillo, color, lágrimas.<text:line-break/></text:span><text:span text:style-name="T3">Checklist olfativa:</text:span><text:span text:style-name="T2"><text:s/>frutas / flores / fermentación / crianza.<text:line-break/></text:span><text:span text:style-name="T3">Checklist gustativa:</text:span><text:span text:style-name="T2"><text:s/>ataque / acidez / taninos / cuerpo / final / equilibrio.</text:span></text:p>
      <text:p text:style-name="P8"/>
      <text:p text:style-name="P3"><text:span text:style-name="T8">🔁</text:span><text:span text:style-name="T1"><text:s/>Rutina de práctica semanal (para avanzar rápido)</text:span></text:p>
      <text:list text:style-name="L1">
        <text:list-item>
          <text:p text:style-name="P6"><text:span text:style-name="T2">Semana 1–2: 3 vinos simples (blanco, rosado, tinto joven). Practica vista+olfato.</text:span></text:p>
        </text:list-item>
        <text:list-item>
          <text:p text:style-name="P6"><text:span text:style-name="T2">Semana 3–4: añade 2 vinos con crianza (madera). Practica a identificar notas secundarias/terciarias.</text:span></text:p>
        </text:list-item>
        <text:list-item>
          <text:p text:style-name="P6"><text:span text:style-name="T2">Semana 5: cata a ciegas (tapa la etiqueta) 3 vinos y anota. Comprueba después.</text:span></text:p>
        </text:list-item>
        <text:list-item>
          <text:p text:style-name="P6"><text:span text:style-name="T2">Mantén un cuaderno de cata y repasa tus notas cada mes.</text:span></text:p>
        </text:list-item>
      </text:list>
      <text:p text:style-name="P8"/>
      <text:p text:style-name="P4"><text:span text:style-name="T2">No necesitas nacer con “buen paladar” para aprender: solo </text:span><text:span text:style-name="T3">atención, curiosidad y práctica</text:span><text:span text:style-name="T2">.<text:line-break/>Cada copa es una lección: mira, huele, pregunta, anota y repite. Con el tiempo, reconocerás uvas, estilos y regiones —y lo harás con confianza.</text:span></text:p>
      <text:p text:style-name="P3"><text:span text:style-name="T1">6 – Conclusión</text:span></text:p>
      <text:p text:style-name="P4"><text:span text:style-name="T2">“Catar es escuchar lo que el vino tiene que decir, sin interrumpirlo.”</text:span></text:p>
      <text:p text:style-name="P4"><text:span text:style-name="T2">La cata es un viaje interior, una conversación entre el vino y quien lo prueba.<text:line-break/>Con práctica, paciencia y curiosidad, el catador aprende a reconocer matices que pasan inadvertidos a los demás.<text:line-break/>Catar no es cuestión de tener un paladar extraordinario, sino de </text:span><text:span text:style-name="T3">educar la atención</text:span><text:span text:style-name="T2"><text:s/>y </text:span><text:span text:style-name="T3">memorizar sensaciones</text:span><text:span text:style-name="T2">.</text:span></text:p>
      <text:p text:style-name="P4"><text:span text:style-name="T2">Cada vino es un mensaje, y el catador, su intérprete.<text:line-break/>Cuando logras entenderlo, el vino deja de ser una bebida para convertirse en una experiencia cultural y sensorial.</text:span></text:p>
      <text:p text:style-name="P4"><text:span text:style-name="T7">🍇</text:span><text:span text:style-name="T2"><text:s/></text:span><text:span text:style-name="T4">Catar es, en el fondo, una forma de meditación líquida: una pausa para escuchar el alma del vino.</text:span></text:p>
      <text:p text:style-name="P13"/>
      <text:p text:style-name="P8"/>
      <text:p text:style-name="P8"/>
      <text:p text:style-name="P8"/>
      <text:p text:style-name="P14"><text:span text:style-name="T1">TEMA 10: LA TEMPERATURA PERFECTA</text:span></text:p>
      <text:p text:style-name="P4"><text:span text:style-name="T7">💬</text:span><text:span text:style-name="T2"><text:s/>“Un vino fuera de temperatura es como una canción desafinada.”</text:span></text:p>
      <text:p text:style-name="P8"/>
      <text:p text:style-name="P3"><text:span text:style-name="T1"><text:s text:c="2"/>1 – Introducción: El poder de un grado</text:span></text:p>
      <text:p text:style-name="P4"><text:span text:style-name="T2">La </text:span><text:span text:style-name="T3">temperatura del vino</text:span><text:span text:style-name="T2"><text:s/>es tan importante como la uva, la crianza o la guarda.<text:line-break/>Un solo grado de diferencia puede alterar completamente </text:span><text:span text:style-name="T3">aromas, sabores, cuerpo y percepción del alcohol</text:span><text:span text:style-name="T2">.</text:span></text:p>
      <text:list text:style-name="L1">
        <text:list-item>
          <text:p text:style-name="P6"><text:span text:style-name="T1"/><text:span text:style-name="T3">Vino demasiado frío:</text:span><text:span text:style-name="T2"><text:s/>aromas apagados, sensación de falta de cuerpo, acidez excesiva.</text:span></text:p>
        </text:list-item>
        <text:list-item>
          <text:p text:style-name="P6"><text:span text:style-name="T1"/><text:span text:style-name="T3">Vino demasiado cálido:</text:span><text:span text:style-name="T2"><text:s/>aromas dominados por alcohol, sensación pesada y desequilibrada.</text:span></text:p>
        </text:list-item>
      </text:list>
      <text:p text:style-name="P4"><text:span text:style-name="T2">Servir un vino a la temperatura adecuada </text:span><text:span text:style-name="T3">resalta su expresión auténtica</text:span><text:span text:style-name="T2">, tanto si es un blanco fresco de verano como un tinto de guarda con cuerpo.</text:span></text:p>
      <text:p text:style-name="P4"><text:span text:style-name="T7">🌡</text:span><text:span text:style-name="T2"><text:s/></text:span><text:span text:style-name="T4">La temperatura es el micrófono que amplifica la voz del vino.</text:span></text:p>
      <text:p text:style-name="P8"/>
      <text:p text:style-name="P3"><text:span text:style-name="T1"><text:s text:c="2"/>2 – Curiosidad: el impacto sensorial</text:span></text:p>
      <text:list text:style-name="L1">
        <text:list-item>
          <text:p text:style-name="P6"><text:span text:style-name="T2">Los </text:span><text:span text:style-name="T3">blancos</text:span><text:span text:style-name="T2"><text:s/>demasiado fríos (menos de 6–7 °C) pierden intensidad aromática y se sienten planos.</text:span></text:p>
        </text:list-item>
        <text:list-item>
          <text:p text:style-name="P6"><text:span text:style-name="T2">Los </text:span><text:span text:style-name="T3">tintos</text:span><text:span text:style-name="T2"><text:s/>demasiado cálidos (más de 20 °C) parecen alcohólicos y pesados; los taninos se vuelven ásperos.</text:span></text:p>
        </text:list-item>
        <text:list-item>
          <text:p text:style-name="P6"><text:span text:style-name="T2">Los </text:span><text:span text:style-name="T3">espumosos</text:span><text:span text:style-name="T2"><text:s/>muy fríos resaltan frescor y burbujas, pero ocultan matices finos.</text:span></text:p>
        </text:list-item>
        <text:list-item>
          <text:p text:style-name="P6"><text:span text:style-name="T2">Los </text:span><text:span text:style-name="T3">rosados</text:span><text:span text:style-name="T2"><text:s/>y dulces tienen un rango intermedio: demasiado frío pierden fragancia y dulzor; demasiado caliente, se sienten densos.</text:span></text:p>
        </text:list-item>
      </text:list>
      <text:p text:style-name="P4"><text:span text:style-name="T7">🍷</text:span><text:span text:style-name="T2"><text:s/></text:span><text:span text:style-name="T4">La temperatura controla la velocidad de volatilización de los compuestos aromáticos, la percepción de acidez y la sensación de alcohol en boca.</text:span></text:p>
      <text:p text:style-name="P8"/>
      <text:p text:style-name="P3"><text:span text:style-name="T1"><text:s text:c="2"/>3 – Enseñanza práctica: Guía básica por estilos</text:span></text:p>
      <text:p text:style-name="P4"><text:span text:style-name="T2">Para facilitar la práctica y la recomendación profesional, aquí tienes una </text:span><text:span text:style-name="T3">tabla orientativa</text:span><text:span text:style-name="T2"><text:s/>de temperaturas ideales según el tipo de vino:</text:span></text:p>
      <table:table table:name="Table1" table:style-name="Table1">
        <table:table-column table:style-name="TableColumn1"/>
        <table:table-column table:style-name="TableColumn1"/>
        <table:table-column table:style-name="TableColumn1"/>
        <table:table-row>
          <table:table-cell table:style-name="TableCell1">
            <text:p text:style-name="P15"><text:span text:style-name="T3">Tipo de vino</text:span></text:p>
          </table:table-cell>
          <table:table-cell table:style-name="TableCell1">
            <text:p text:style-name="P15"><text:span text:style-name="T3">Temperatura ideal</text:span></text:p>
          </table:table-cell>
          <table:table-cell table:style-name="TableCell1">
            <text:p text:style-name="P15"><text:span text:style-name="T3">Observaciones</text:span></text:p>
          </table:table-cell>
        </table:table-row>
        <table:table-row>
          <table:table-cell table:style-name="TableCell1">
            <text:p text:style-name="P8"><text:span text:style-name="T3">Tintos con cuerpo</text:span><text:span text:style-name="T2"><text:s/>(Cabernet, Syrah, Rioja Reserva)</text:span></text:p>
          </table:table-cell>
          <table:table-cell table:style-name="TableCell1">
            <text:p text:style-name="P8"><text:span text:style-name="T2">16–18</text:span><text:span text:style-name="T12"> </text:span><text:span text:style-name="T2">°C</text:span></text:p>
          </table:table-cell>
          <table:table-cell table:style-name="TableCell1">
            <text:p text:style-name="P8"><text:span text:style-name="T2">Resalta fruta madura y taninos sin que el alcohol domine.</text:span></text:p>
          </table:table-cell>
        </table:table-row>
        <table:table-row>
          <table:table-cell table:style-name="TableCell1">
            <text:p text:style-name="P8"><text:span text:style-name="T3">Tintos ligeros/jóvenes</text:span><text:span text:style-name="T2"><text:s/>(Garnacha, Beaujolais)</text:span></text:p>
          </table:table-cell>
          <table:table-cell table:style-name="TableCell1">
            <text:p text:style-name="P8"><text:span text:style-name="T2">14–16</text:span><text:span text:style-name="T12"> </text:span><text:span text:style-name="T2">°C</text:span></text:p>
          </table:table-cell>
          <table:table-cell table:style-name="TableCell1">
            <text:p text:style-name="P8"><text:span text:style-name="T2">Frescura y vivacidad de la fruta.</text:span></text:p>
          </table:table-cell>
        </table:table-row>
        <table:table-row>
          <table:table-cell table:style-name="TableCell1">
            <text:p text:style-name="P8"><text:span text:style-name="T3">Blancos secos y afrutados</text:span><text:span text:style-name="T2"><text:s/>(Sauvignon Blanc, Albariño)</text:span></text:p>
          </table:table-cell>
          <table:table-cell table:style-name="TableCell1">
            <text:p text:style-name="P8"><text:span text:style-name="T2">8–10</text:span><text:span text:style-name="T12"> </text:span><text:span text:style-name="T2">°C</text:span></text:p>
          </table:table-cell>
          <table:table-cell table:style-name="TableCell1">
            <text:p text:style-name="P8"><text:span text:style-name="T2">Aromas cítricos y florales destacados, sensación fresca.</text:span></text:p>
          </table:table-cell>
        </table:table-row>
        <table:table-row>
          <table:table-cell table:style-name="TableCell1">
            <text:p text:style-name="P8"><text:span text:style-name="T3">Blancos con crianza en barrica</text:span><text:span text:style-name="T2"><text:s/>(Chardonnay)</text:span></text:p>
          </table:table-cell>
          <table:table-cell table:style-name="TableCell1">
            <text:p text:style-name="P8"><text:span text:style-name="T2">10–12</text:span><text:span text:style-name="T12"> </text:span><text:span text:style-name="T2">°C</text:span></text:p>
          </table:table-cell>
          <table:table-cell table:style-name="TableCell1">
            <text:p text:style-name="P8"><text:span text:style-name="T2">Notas de vainilla y mantequilla equilibradas con frescura.</text:span></text:p>
          </table:table-cell>
        </table:table-row>
        <table:table-row>
          <table:table-cell table:style-name="TableCell1">
            <text:p text:style-name="P8"><text:span text:style-name="T3">Rosados</text:span><text:span text:style-name="T2"><text:s/>(Garnacha, Pinot Noir)</text:span></text:p>
          </table:table-cell>
          <table:table-cell table:style-name="TableCell1">
            <text:p text:style-name="P8"><text:span text:style-name="T2">10–12</text:span><text:span text:style-name="T12"> </text:span><text:span text:style-name="T2">°C</text:span></text:p>
          </table:table-cell>
          <table:table-cell table:style-name="TableCell1">
            <text:p text:style-name="P8"><text:span text:style-name="T2">Color y fruta en equilibrio, sensación ligera y agradable.</text:span></text:p>
          </table:table-cell>
        </table:table-row>
        <table:table-row>
          <table:table-cell table:style-name="TableCell1">
            <text:p text:style-name="P8"><text:span text:style-name="T3">Espumosos y Champagne</text:span></text:p>
          </table:table-cell>
          <table:table-cell table:style-name="TableCell1">
            <text:p text:style-name="P8"><text:span text:style-name="T2">6–8</text:span><text:span text:style-name="T12"> </text:span><text:span text:style-name="T2">°C</text:span></text:p>
          </table:table-cell>
          <table:table-cell table:style-name="TableCell1">
            <text:p text:style-name="P8"><text:span text:style-name="T2">Burbujeo activo, aromas vivos y sensación refrescante.</text:span></text:p>
          </table:table-cell>
        </table:table-row>
        <table:table-row>
          <table:table-cell table:style-name="TableCell1">
            <text:p text:style-name="P8"><text:span text:style-name="T3">Vinos dulces y generosos</text:span><text:span text:style-name="T2"><text:s/>(Pedro Ximénez, Moscatel)</text:span></text:p>
          </table:table-cell>
          <table:table-cell table:style-name="TableCell1">
            <text:p text:style-name="P8"><text:span text:style-name="T2">10–14</text:span><text:span text:style-name="T12"> </text:span><text:span text:style-name="T2">°C</text:span></text:p>
          </table:table-cell>
          <table:table-cell table:style-name="TableCell1">
            <text:p text:style-name="P8"><text:span text:style-name="T2">Aromas concentrados y textura glicérica resaltada.</text:span></text:p>
          </table:table-cell>
        </table:table-row>
      </table:table>
      <text:p text:style-name="P8"/>
      <text:p text:style-name="P7"><text:span text:style-name="T1">Consejos prácticos</text:span></text:p>
      <text:list text:style-name="L2">
        <text:list-item>
          <text:p text:style-name="P6"><text:span text:style-name="T2">No meter un tinto en la nevera demasiado frío: perderá expresión aromática.</text:span></text:p>
        </text:list-item>
        <text:list-item>
          <text:p text:style-name="P6"><text:span text:style-name="T2">Sacar un blanco o rosado de la nevera 10 minutos antes de servir permite que abra sus aromas.</text:span></text:p>
        </text:list-item>
        <text:list-item>
          <text:p text:style-name="P6"><text:span text:style-name="T2">Los vinos espumosos deben estar bien fríos para que la efervescencia y frescor se mantengan.</text:span></text:p>
        </text:list-item>
      </text:list>
      <text:p text:style-name="P8"/>
      <text:p text:style-name="P3"><text:span text:style-name="T1"/></text:p>
      <text:p text:style-name="P3"><text:span text:style-name="T1">6 – Conclusión</text:span></text:p>
      <text:p text:style-name="P4"><text:span text:style-name="T2">“Un vino fuera de temperatura es como una canción desafinada.”</text:span></text:p>
      <text:p text:style-name="P4"><text:span text:style-name="T2">La temperatura no es un detalle menor: es </text:span><text:span text:style-name="T3">el control del escenario donde el vino actúa</text:span><text:span text:style-name="T2">.</text:span></text:p>
      <text:list text:style-name="L1">
        <text:list-item>
          <text:p text:style-name="P6"><text:span text:style-name="T2">Sirviendo correctamente, potenciamos </text:span><text:span text:style-name="T3">aromas, sabor y textura</text:span><text:span text:style-name="T2">.</text:span></text:p>
        </text:list-item>
        <text:list-item>
          <text:p text:style-name="P6"><text:span text:style-name="T2">Sirviendo mal, podemos </text:span><text:span text:style-name="T3">apagar un vino excelente</text:span><text:span text:style-name="T2"><text:s/>o hacer que uno mediocre parezca desequilibrado.</text:span></text:p>
        </text:list-item>
      </text:list>
      <text:p text:style-name="P4"><text:span text:style-name="T3">Regla de oro de cualquier sommelier:</text:span><text:span text:style-name="T2"><text:s/>conoce el vino, mide la temperatura y ajusta el servicio a cada estilo y ocasión.</text:span></text:p>
      <text:p text:style-name="P4"><text:span text:style-name="T7">🌡</text:span><text:span text:style-name="T2"><text:s/></text:span><text:span text:style-name="T4">Aprender la temperatura perfecta es aprender a escuchar al vino en su máxima expresión.</text:span></text:p>
      <text:p text:style-name="P8"/>
      <text:p text:style-name="P8"/>
      <text:p text:style-name="P8"/>
      <text:p text:style-name="P2"><text:span text:style-name="T6">TEMA</text:span><text:span text:style-name="T1"><text:s/>11: LA COPA PERFECTA</text:span></text:p>
      <text:p text:style-name="P4"><text:span text:style-name="T7">💬</text:span><text:span text:style-name="T2"><text:s/>“La copa correcta convierte un buen vino en una experiencia memorable.”</text:span></text:p>
      <text:p text:style-name="P8"/>
      <text:p text:style-name="P3"><text:span text:style-name="T1"><text:s text:c="2"/>1 – Introducción: La magia de la forma</text:span></text:p>
      <text:p text:style-name="P4"><text:span text:style-name="T2">La </text:span><text:span text:style-name="T3">copa no es solo un recipiente</text:span><text:span text:style-name="T2">: es una extensión del vino, capaz de </text:span><text:span text:style-name="T3">modificar aromas, sabores, temperatura y percepción del momento</text:span><text:span text:style-name="T2">.</text:span></text:p>
      <text:list text:style-name="L1">
        <text:list-item>
          <text:p text:style-name="P6"><text:span text:style-name="T2">Una copa adecuada dirige el vino hacia la zona correcta de la lengua, realza sus notas aromáticas y concentra su bouquet.</text:span></text:p>
        </text:list-item>
        <text:list-item>
          <text:p text:style-name="P6"><text:span text:style-name="T2">El </text:span><text:span text:style-name="T3">volumen y ancho del cáliz</text:span><text:span text:style-name="T2"><text:s/>permite que el vino respire o mantenga sus burbujas.</text:span></text:p>
        </text:list-item>
        <text:list-item>
          <text:p text:style-name="P6"><text:span text:style-name="T2">Incluso la </text:span><text:span text:style-name="T3">altura y grosor del tallo</text:span><text:span text:style-name="T2"><text:s/>influye en cómo lo sostienes, evitando calentar el vino con la mano.</text:span></text:p>
        </text:list-item>
      </text:list>
      <text:p text:style-name="P4"><text:span text:style-name="T7">🌟</text:span><text:span text:style-name="T2"><text:s/></text:span><text:span text:style-name="T4">Elegir la copa correcta es como elegir la varita de un mago: cambia la experiencia por completo.</text:span></text:p>
      <text:p text:style-name="P8"/>
      <text:p text:style-name="P3"><text:span text:style-name="T1"><text:s text:c="2"/>2 – Curiosidad: el borde marca el sabor</text:span></text:p>
      <text:p text:style-name="P4"><text:span text:style-name="T2">El </text:span><text:span text:style-name="T3">borde de la copa</text:span><text:span text:style-name="T2"><text:s/>determina dónde entra el vino en la boca y qué receptores perciben primero:</text:span></text:p>
      <text:list text:style-name="L1">
        <text:list-item>
          <text:p text:style-name="P6"><text:span text:style-name="T1"/><text:span text:style-name="T3">Borde ancho:</text:span><text:span text:style-name="T2"><text:s/>el vino golpea más lengua, sensación más redonda y estructurada.</text:span></text:p>
        </text:list-item>
        <text:list-item>
          <text:p text:style-name="P6"><text:span text:style-name="T1"/><text:span text:style-name="T3">Borde estrecho:</text:span><text:span text:style-name="T2"><text:s/>dirige el vino hacia punta de lengua y paladar medio, resaltando acidez y aromas delicados.</text:span></text:p>
        </text:list-item>
      </text:list>
      <text:p text:style-name="P4"><text:span text:style-name="T2">Esto significa que </text:span><text:span text:style-name="T3">un mismo vino puede sentirse distinto</text:span><text:span text:style-name="T2"><text:s/>según la copa que uses. Por ejemplo: un Chardonnay joven en copa ancha puede parecer más redondo; en copa estrecha, más fresco y cítrico.</text:span></text:p>
      <text:p text:style-name="P8"/>
      <text:p text:style-name="P3"><text:span text:style-name="T1"><text:s text:c="2"/>3 – Enseñanza práctica: Copas por tipo de vino</text:span></text:p>
      <text:p text:style-name="P7"><text:span text:style-name="T1">1. Tintos – copa grande tipo Bordeaux</text:span></text:p>
      <text:list text:style-name="L1">
        <text:list-item>
          <text:p text:style-name="P6"><text:span text:style-name="T2">Amplio cáliz que permite oxigenación.</text:span></text:p>
        </text:list-item>
        <text:list-item>
          <text:p text:style-name="P6"><text:span text:style-name="T2">Aromas complejos y taninos expresados plenamente.</text:span></text:p>
        </text:list-item>
        <text:list-item>
          <text:p text:style-name="P6"><text:span text:style-name="T2">Borde ligeramente ancho para apreciar fruta y estructura.</text:span></text:p>
        </text:list-item>
        <text:list-item>
          <text:p text:style-name="P6"><text:span text:style-name="T2">Temperatura: 16–18 °C (tintura de cuerpo).</text:span></text:p>
        </text:list-item>
      </text:list>
      <text:p text:style-name="P7"><text:span text:style-name="T1">2. Blancos – copa más estrecha</text:span></text:p>
      <text:list text:style-name="L1">
        <text:list-item>
          <text:p text:style-name="P6"><text:span text:style-name="T2">Conserva frescor y aromas delicados.</text:span></text:p>
        </text:list-item>
        <text:list-item>
          <text:p text:style-name="P6"><text:span text:style-name="T2">Evita que el alcohol domine.</text:span></text:p>
        </text:list-item>
        <text:list-item>
          <text:p text:style-name="P6"><text:span text:style-name="T2">Borde más estrecho dirige el vino hacia el centro de la lengua, resaltando acidez y mineralidad.</text:span></text:p>
        </text:list-item>
        <text:list-item>
          <text:p text:style-name="P6"><text:span text:style-name="T2">Temperatura: 8–12 °C según estilo.</text:span></text:p>
        </text:list-item>
      </text:list>
      <text:p text:style-name="P7"><text:span text:style-name="T1">3. Rosados – copa universal mediana</text:span></text:p>
      <text:list text:style-name="L1">
        <text:list-item>
          <text:p text:style-name="P6"><text:span text:style-name="T2">Tamaño intermedio para equilibrar aroma y frescor.</text:span></text:p>
        </text:list-item>
        <text:list-item>
          <text:p text:style-name="P6"><text:span text:style-name="T2">Permite apreciar notas frutales y bouquet sin dispersar el vino.</text:span></text:p>
        </text:list-item>
        <text:list-item>
          <text:p text:style-name="P6"><text:span text:style-name="T2">Temperatura: 10–12 °C.</text:span></text:p>
        </text:list-item>
      </text:list>
      <text:p text:style-name="P7"><text:span text:style-name="T1">4. Espumosos – flauta o tulipa</text:span></text:p>
      <text:list text:style-name="L1">
        <text:list-item>
          <text:p text:style-name="P6"><text:span text:style-name="T2">Estrecha y alta para mantener las burbujas y concentrar aromas.</text:span></text:p>
        </text:list-item>
        <text:list-item>
          <text:p text:style-name="P6"><text:span text:style-name="T2">Tulipa ligeramente más ancha permite apreciar mejor el bouquet de Champagne o Cava.</text:span></text:p>
        </text:list-item>
        <text:list-item>
          <text:p text:style-name="P6"><text:span text:style-name="T2">Temperatura: 6–8 °C.</text:span></text:p>
        </text:list-item>
      </text:list>
      <text:p text:style-name="P7"><text:span text:style-name="T1">5. Vinos dulces – copa pequeña tipo licor</text:span></text:p>
      <text:list text:style-name="L1">
        <text:list-item>
          <text:p text:style-name="P6"><text:span text:style-name="T2">Reducida para controlar la cantidad y concentrar aromas.</text:span></text:p>
        </text:list-item>
        <text:list-item>
          <text:p text:style-name="P6"><text:span text:style-name="T2">Evita que el dulzor domine la percepción.</text:span></text:p>
        </text:list-item>
        <text:list-item>
          <text:p text:style-name="P6"><text:span text:style-name="T2">Temperatura: 10–14 °C.</text:span></text:p>
        </text:list-item>
      </text:list>
      <text:p text:style-name="P4"><text:span text:style-name="T7">💡</text:span><text:span text:style-name="T2"><text:s/></text:span><text:span text:style-name="T3">Tip de sumiller:</text:span><text:span text:style-name="T2"><text:s/>nunca uses copas sucias, grasientas o con aromas externos. Incluso una copa perfecta puede arruinar la experiencia si no está limpia.</text:span></text:p>
      <text:p text:style-name="P8"/>
      <text:p text:style-name="P3"><text:span text:style-name="T1"><text:s/></text:span></text:p>
      <text:p text:style-name="P3"><text:span text:style-name="T1">6 – Conclusión</text:span></text:p>
      <text:p text:style-name="P4"><text:span text:style-name="T2">“La copa correcta convierte un buen vino en una experiencia memorable.”</text:span></text:p>
      <text:list text:style-name="L1">
        <text:list-item>
          <text:p text:style-name="P6"><text:span text:style-name="T2">Elegir la copa adecuada </text:span><text:span text:style-name="T3">maximiza aromas y sabores</text:span><text:span text:style-name="T2">, controla la temperatura y mejora la percepción del vino.</text:span></text:p>
        </text:list-item>
        <text:list-item>
          <text:p text:style-name="P6"><text:span text:style-name="T2">Sirviendo en la copa correcta, incluso un vino sencillo se percibe </text:span><text:span text:style-name="T3">más equilibrado y placentero</text:span><text:span text:style-name="T2">.</text:span></text:p>
        </text:list-item>
        <text:list-item>
          <text:p text:style-name="P6"><text:span text:style-name="T2">Los profesionales siempre tienen varias copas a mano y ajustan según </text:span><text:span text:style-name="T3">tipo de vino, ocasión y estilo de servicio</text:span><text:span text:style-name="T2">.</text:span></text:p>
        </text:list-item>
      </text:list>
      <text:p text:style-name="P4"><text:span text:style-name="T7">🍷</text:span><text:span text:style-name="T2"><text:s/></text:span><text:span text:style-name="T4">Recuerda: no es solo beber vino, es interactuar con él a través del instrumento perfecto: la copa.</text:span></text:p>
      <text:p text:style-name="P8"/>
      <text:p text:style-name="P8"/>
      <text:p text:style-name="P16"/>
      <text:p text:style-name="P8"/>
      <text:p text:style-name="P2"><text:span text:style-name="T6">TEMA</text:span><text:span text:style-name="T1"><text:s/>12: EL VINO EN LA HISTORIA DEL ARTE</text:span></text:p>
      <text:p text:style-name="P4"><text:span text:style-name="T7">💬</text:span><text:span text:style-name="T2"><text:s/>“El arte pinta lo que el vino hace sentir.”</text:span></text:p>
      <text:p text:style-name="P8"/>
      <text:p text:style-name="P3"><text:span text:style-name="T1"><text:s text:c="2"/>1 – Introducción: Cultura líquida</text:span></text:p>
      <text:p text:style-name="P4"><text:span text:style-name="T2">El vino no solo se bebe; </text:span><text:span text:style-name="T3">inspira y crea</text:span><text:span text:style-name="T2">. Pintores, escultores, escritores y músicos han capturado su esencia, desde lo cotidiano hasta lo divino.</text:span></text:p>
      <text:list text:style-name="L1">
        <text:list-item>
          <text:p text:style-name="P6"><text:span text:style-name="T2">Más que bebida, el vino es </text:span><text:span text:style-name="T3">símbolo de identidad cultural, unión social y expresión artística</text:span><text:span text:style-name="T2">.</text:span></text:p>
        </text:list-item>
        <text:list-item>
          <text:p text:style-name="P6"><text:span text:style-name="T2">Cada época refleja cómo el vino se percibía: sagrado, festivo, refinado o hedonista.</text:span></text:p>
        </text:list-item>
        <text:list-item>
          <text:p text:style-name="P6"><text:span text:style-name="T2">Observar la historia del vino en el arte nos ayuda a </text:span><text:span text:style-name="T3">comprender mejor su valor cultural y emocional</text:span><text:span text:style-name="T2">.</text:span></text:p>
        </text:list-item>
      </text:list>
      <text:p text:style-name="P4"><text:span text:style-name="T7">🌟</text:span><text:span text:style-name="T2"><text:s/></text:span><text:span text:style-name="T4">El vino es un hilo invisible que une paladar y creatividad.</text:span></text:p>
      <text:p text:style-name="P8"/>
      <text:p text:style-name="P3"><text:span text:style-name="T1"><text:s text:c="2"/>2 – Curiosidad: </text:span><text:span text:style-name="T8">🍇🍇</text:span><text:span text:style-name="T1"><text:s/>Dionisio, el primer influencer del vino</text:span></text:p>
      <text:list text:style-name="L1">
        <text:list-item>
          <text:p text:style-name="P6"><text:span text:style-name="T2">En la </text:span><text:span text:style-name="T3">Antigua Grecia</text:span><text:span text:style-name="T2">, Dionisio era el dios del vino, la fertilidad y la fiesta.</text:span></text:p>
        </text:list-item>
        <text:list-item>
          <text:p text:style-name="P6"><text:span text:style-name="T2">Aparece en esculturas, cerámicas y frescos rodeado de copas, uvas, músicos y danzantes.</text:span></text:p>
        </text:list-item>
        <text:list-item>
          <text:p text:style-name="P6"><text:span text:style-name="T2">Su imagen </text:span><text:span text:style-name="T3">transmite placer, celebración y la importancia social del vino</text:span><text:span text:style-name="T2">.</text:span></text:p>
        </text:list-item>
        <text:list-item>
          <text:p text:style-name="P6"><text:span text:style-name="T2">El arte clásico retrata el vino como </text:span><text:span text:style-name="T3">medio de unión y ritual</text:span><text:span text:style-name="T2">, donde beber era compartir y celebrar.</text:span></text:p>
        </text:list-item>
      </text:list>
      <text:p text:style-name="P4"><text:span text:style-name="T7">🍷</text:span><text:span text:style-name="T2"><text:s/></text:span><text:span text:style-name="T4">Dionisio muestra cómo el vino siempre ha sido mucho más que una bebida: es un vehículo de cultura y emoción.</text:span></text:p>
      <text:p text:style-name="P8"/>
      <text:p text:style-name="P3"><text:span text:style-name="T1"><text:s text:c="2"/>3 – Enseñanza práctica: El vino a través del tiempo</text:span></text:p>
      <text:p text:style-name="P7"><text:span text:style-name="T1">1. Arte clásico</text:span></text:p>
      <text:list text:style-name="L1">
        <text:list-item>
          <text:p text:style-name="P6"><text:span text:style-name="T2">Pinturas, frescos y esculturas de Grecia y Roma.</text:span></text:p>
        </text:list-item>
        <text:list-item>
          <text:p text:style-name="P6"><text:span text:style-name="T1"/><text:span text:style-name="T3">Símbolos:</text:span><text:span text:style-name="T2"><text:s/>copas, uvas, banquetes.</text:span></text:p>
        </text:list-item>
        <text:list-item>
          <text:p text:style-name="P6"><text:span text:style-name="T1"/><text:span text:style-name="T3">Mensaje:</text:span><text:span text:style-name="T2"><text:s/>comunidad, festividad, ritual religioso.</text:span></text:p>
        </text:list-item>
        <text:list-item>
          <text:p text:style-name="P6"><text:span text:style-name="T2">Ejemplo: frescos de Pompeya mostrando cenas con vino.</text:span></text:p>
        </text:list-item>
      </text:list>
      <text:p text:style-name="P7"><text:span text:style-name="T1">2. Renacimiento</text:span></text:p>
      <text:list text:style-name="L1">
        <text:list-item>
          <text:p text:style-name="P6"><text:span text:style-name="T2">Siglos XV–XVI: Italia, España, Francia.</text:span></text:p>
        </text:list-item>
        <text:list-item>
          <text:p text:style-name="P6"><text:span text:style-name="T1"/><text:span text:style-name="T3">El vino como elegancia, nobleza y espiritualidad.</text:span></text:p>
        </text:list-item>
        <text:list-item>
          <text:p text:style-name="P6"><text:span text:style-name="T2">Presente en bodegones, retratos y escenas religiosas (por ejemplo, la Última Cena: vino como sangre de Cristo).</text:span></text:p>
        </text:list-item>
        <text:list-item>
          <text:p text:style-name="P6"><text:span text:style-name="T1"/><text:span text:style-name="T3">Estética:</text:span><text:span text:style-name="T2"><text:s/>luz, equilibrio, detalle minucioso; transmite respeto y sofisticación.</text:span></text:p>
        </text:list-item>
      </text:list>
      <text:p text:style-name="P7"><text:span text:style-name="T1">3. Arte moderno y contemporáneo</text:span></text:p>
      <text:list text:style-name="L1">
        <text:list-item>
          <text:p text:style-name="P6"><text:span text:style-name="T2">Siglo XIX–XX y actualidad: impresionismo, expresionismo, pop art.</text:span></text:p>
        </text:list-item>
        <text:list-item>
          <text:p text:style-name="P6"><text:span text:style-name="T1"/><text:span text:style-name="T3">El vino como libertad, expresión y hedonismo.</text:span></text:p>
        </text:list-item>
        <text:list-item>
          <text:p text:style-name="P6"><text:span text:style-name="T2">Obras muestran escenas de café, bares, bodegones expresivos o botellas abstractas.</text:span></text:p>
        </text:list-item>
        <text:list-item>
          <text:p text:style-name="P6"><text:span text:style-name="T2">Mensaje: disfrutar, experimentar, vivir el momento.</text:span></text:p>
        </text:list-item>
      </text:list>
      <text:p text:style-name="P4"><text:span text:style-name="T7">🎯</text:span><text:span text:style-name="T2"><text:s/></text:span><text:span text:style-name="T4">Cada época revela cómo cambian los valores sociales y emocionales del vino.</text:span></text:p>
      <text:p text:style-name="P8"/>
      <text:p text:style-name="P8"/>
      <text:p text:style-name="P3"><text:span text:style-name="T1">6 – Conclusión</text:span></text:p>
      <text:p text:style-name="P4"><text:span text:style-name="T2">“El arte pinta lo que el vino hace sentir.”</text:span></text:p>
      <text:list text:style-name="L1">
        <text:list-item>
          <text:p text:style-name="P6"><text:span text:style-name="T2">Observar cómo aparece el vino en la historia del arte </text:span><text:span text:style-name="T3">nos ayuda a comprender su dimensión cultural y emocional</text:span><text:span text:style-name="T2">.</text:span></text:p>
        </text:list-item>
        <text:list-item>
          <text:p text:style-name="P6"><text:span text:style-name="T2">El vino es </text:span><text:span text:style-name="T3">inspiración líquida</text:span><text:span text:style-name="T2">: conecta personas, sentidos y creatividad.</text:span></text:p>
        </text:list-item>
        <text:list-item>
          <text:p text:style-name="P6"><text:span text:style-name="T2">Disfrutar un vino con conciencia histórica y sensorial es </text:span><text:span text:style-name="T3">aprender a beber cultura</text:span><text:span text:style-name="T2">.</text:span></text:p>
        </text:list-item>
      </text:list>
      <text:p text:style-name="P8"/>
      <text:p text:style-name="P8"/>
      <text:p text:style-name="P8"/>
      <text:p text:style-name="P8"/>
      <text:p text:style-name="P14"><text:span text:style-name="T1">TEMA 13: MARIDAJES QUE ENAMORAN</text:span></text:p>
      <text:p text:style-name="P4"><text:span text:style-name="T7">💬</text:span><text:span text:style-name="T2"><text:s/>“Un buen maridaje no se explica… se saborea.”</text:span></text:p>
      <text:p text:style-name="P8"/>
      <text:p text:style-name="P3"><text:span text:style-name="T1"><text:s text:c="2"/>1 – Introducción: El dúo perfecto</text:span></text:p>
      <text:p text:style-name="P4"><text:span text:style-name="T2">El </text:span><text:span text:style-name="T3">maridaje</text:span><text:span text:style-name="T2"><text:s/>es el arte de combinar un vino con un alimento de manera que </text:span><text:span text:style-name="T3">ambos se realcen</text:span><text:span text:style-name="T2">, como un dúo musical donde cada instrumento brilla sin opacar al otro.</text:span></text:p>
      <text:list text:style-name="L1">
        <text:list-item>
          <text:p text:style-name="P6"><text:span text:style-name="T2">El vino y la comida se influyen mutuamente: la acidez, taninos, dulzor o cuerpo del vino interactúan con la grasa, sal y textura de los alimentos.</text:span></text:p>
        </text:list-item>
        <text:list-item>
          <text:p text:style-name="P6"><text:span text:style-name="T2">Un maridaje equilibrado </text:span><text:span text:style-name="T3">potencia sabores</text:span><text:span text:style-name="T2">, suaviza elementos fuertes y hace que la experiencia gastronómica sea memorable.</text:span></text:p>
        </text:list-item>
      </text:list>
      <text:p text:style-name="P4"><text:span text:style-name="T7">🌟</text:span><text:span text:style-name="T2"><text:s/></text:span><text:span text:style-name="T4">Maridar bien no es una regla rígida: es entender cómo cada sabor interactúa y se armoniza.</text:span></text:p>
      <text:p text:style-name="P8"/>
      <text:p text:style-name="P3"><text:span text:style-name="T1"><text:s text:c="2"/>2 – Curiosidad: </text:span><text:span text:style-name="T8">🍷🍷</text:span><text:span text:style-name="T1"><text:s/>Historia del maridaje</text:span></text:p>
      <text:list text:style-name="L1">
        <text:list-item>
          <text:p text:style-name="P6"><text:span text:style-name="T2">El </text:span><text:span text:style-name="T3">primer maridaje registrado</text:span><text:span text:style-name="T2"><text:s/>data de hace más de 2.000 años: vino con queso.</text:span></text:p>
        </text:list-item>
        <text:list-item>
          <text:p text:style-name="P6"><text:span text:style-name="T2">En culturas mediterráneas, vino y pan o vino y carne eran combinaciones naturales, nacidas de la </text:span><text:span text:style-name="T3">disponibilidad y armonía de sabores</text:span><text:span text:style-name="T2">.</text:span></text:p>
        </text:list-item>
        <text:list-item>
          <text:p text:style-name="P6"><text:span text:style-name="T2">Esto demuestra que el maridaje </text:span><text:span text:style-name="T3">no es una moda moderna</text:span><text:span text:style-name="T2">, sino una herencia cultural y sensorial.</text:span></text:p>
        </text:list-item>
      </text:list>
      <text:p text:style-name="P4"><text:span text:style-name="T7">🍇</text:span><text:span text:style-name="T2"><text:s/></text:span><text:span text:style-name="T4">El vino ha acompañado la historia del hombre, convirtiéndose en un compañero de comida, celebración y arte.</text:span></text:p>
      <text:p text:style-name="P8"/>
      <text:p text:style-name="P3"><text:span text:style-name="T1"><text:s text:c="2"/>3 – Enseñanza práctica: Reglas básicas para acertar</text:span></text:p>
      <text:p text:style-name="P7"><text:span text:style-name="T1">1. Blancos</text:span></text:p>
      <text:list text:style-name="L1">
        <text:list-item>
          <text:p text:style-name="P6"><text:span text:style-name="T2">Aromas frescos y acidez ligera combinan perfectamente con </text:span><text:span text:style-name="T3">pescado, sushi, mariscos y ensaladas</text:span><text:span text:style-name="T2">.</text:span></text:p>
        </text:list-item>
        <text:list-item>
          <text:p text:style-name="P6"><text:span text:style-name="T2">Ejemplo: Albariño con ceviche o Chardonnay con pescado al horno.</text:span></text:p>
        </text:list-item>
      </text:list>
      <text:p text:style-name="P7"><text:span text:style-name="T1">2. Tintos</text:span></text:p>
      <text:list text:style-name="L1">
        <text:list-item>
          <text:p text:style-name="P6"><text:span text:style-name="T2">Vinos con cuerpo y taninos maridan bien con </text:span><text:span text:style-name="T3">carnes rojas, guisos, estofados o quesos curados</text:span><text:span text:style-name="T2">.</text:span></text:p>
        </text:list-item>
        <text:list-item>
          <text:p text:style-name="P6"><text:span text:style-name="T2">Ejemplo: Cabernet Sauvignon con entrecot o Tempranillo con queso manchego.</text:span></text:p>
        </text:list-item>
      </text:list>
      <text:p text:style-name="P7"><text:span text:style-name="T1">3. Rosados</text:span></text:p>
      <text:list text:style-name="L1">
        <text:list-item>
          <text:p text:style-name="P6"><text:span text:style-name="T2">Versátiles y frescos, ideales para </text:span><text:span text:style-name="T3">pastas, ensaladas mediterráneas o platos ligeros</text:span><text:span text:style-name="T2">.</text:span></text:p>
        </text:list-item>
        <text:list-item>
          <text:p text:style-name="P6"><text:span text:style-name="T2">Ejemplo: Garnacha Rosado con pasta al pesto o ensalada de quinoa.</text:span></text:p>
        </text:list-item>
      </text:list>
      <text:p text:style-name="P7"><text:span text:style-name="T1">4. Espumosos</text:span></text:p>
      <text:list text:style-name="L1">
        <text:list-item>
          <text:p text:style-name="P6"><text:span text:style-name="T2">Burbujeantes y refrescantes, acompañan </text:span><text:span text:style-name="T3">aperitivos, mariscos o postres ligeros</text:span><text:span text:style-name="T2">.</text:span></text:p>
        </text:list-item>
        <text:list-item>
          <text:p text:style-name="P6"><text:span text:style-name="T2">Ejemplo: Cava Brut con ostras o Prosecco con fresas.</text:span></text:p>
        </text:list-item>
      </text:list>
      <text:p text:style-name="P7"><text:span text:style-name="T1">Consejos prácticos</text:span></text:p>
      <text:list text:style-name="L2">
        <text:list-item>
          <text:p text:style-name="P6"><text:span text:style-name="T1"/><text:span text:style-name="T3">Contraste vs. armonía:</text:span><text:span text:style-name="T2"><text:s/>un vino ácido corta la grasa, un vino dulce suaviza lo picante.</text:span></text:p>
        </text:list-item>
        <text:list-item>
          <text:p text:style-name="P6"><text:span text:style-name="T1"/><text:span text:style-name="T3">Equilibrio:</text:span><text:span text:style-name="T2"><text:s/>evita que un vino muy potente opaque un plato delicado.</text:span></text:p>
        </text:list-item>
        <text:list-item>
          <text:p text:style-name="P6"><text:span text:style-name="T1"/><text:span text:style-name="T3">Textura y temperatura:</text:span><text:span text:style-name="T2"><text:s/>la densidad de la comida y la temperatura del vino afectan la percepción final.</text:span></text:p>
        </text:list-item>
      </text:list>
      <text:p text:style-name="P4"><text:span text:style-name="T7">🎯</text:span><text:span text:style-name="T2"><text:s/></text:span><text:span text:style-name="T4">El maridaje no es solo ciencia, también es sensibilidad y experimentación.</text:span></text:p>
      <text:p text:style-name="P8"/>
      <text:p text:style-name="P3"><text:span text:style-name="T1">6 – Conclusión</text:span></text:p>
      <text:p text:style-name="P4"><text:span text:style-name="T2">“Un buen maridaje no se explica… se saborea.”</text:span></text:p>
      <text:list text:style-name="L1">
        <text:list-item>
          <text:p text:style-name="P6"><text:span text:style-name="T2">Maridar es </text:span><text:span text:style-name="T3">jugar con sabores, texturas y aromas</text:span><text:span text:style-name="T2"><text:s/>para crear armonía.</text:span></text:p>
        </text:list-item>
        <text:list-item>
          <text:p text:style-name="P6"><text:span text:style-name="T2">Cada combinación ofrece una </text:span><text:span text:style-name="T3">experiencia única y personal</text:span><text:span text:style-name="T2">, donde el vino y la comida se realzan mutuamente.</text:span></text:p>
        </text:list-item>
        <text:list-item>
          <text:p text:style-name="P6"><text:span text:style-name="T2">La práctica constante, la curiosidad y la sensibilidad son clave para dominar el arte del maridaje.</text:span></text:p>
        </text:list-item>
      </text:list>
      <text:p text:style-name="P8"/>
      <text:p text:style-name="P8"/>
      <text:p text:style-name="P8"/>
      <text:p text:style-name="P8"/>
      <text:p text:style-name="P2"><text:span text:style-name="T6">TEMA</text:span><text:span text:style-name="T8"><text:s/></text:span><text:span text:style-name="T1">14: VINOS &amp; MÚSICA – LA ARMONÍA PERFECTA</text:span></text:p>
      <text:p text:style-name="P4"><text:span text:style-name="T7">💬</text:span><text:span text:style-name="T2"><text:s/>“El vino entra por la boca… pero la música lo hace bailar.”</text:span></text:p>
      <text:p text:style-name="P8"/>
      <text:p text:style-name="P3"><text:span text:style-name="T1"><text:s text:c="2"/>1 – Introducción: La música transforma la experiencia</text:span></text:p>
      <text:p text:style-name="P4"><text:span text:style-name="T2">La forma en que </text:span><text:span text:style-name="T3">percibimos un vino</text:span><text:span text:style-name="T2"><text:s/>no depende solo de su aroma o sabor: la </text:span><text:span text:style-name="T3">música puede alterar su percepción</text:span><text:span text:style-name="T2">, afectando cómo valoramos cuerpo, acidez y dulzor.</text:span></text:p>
      <text:list text:style-name="L1">
        <text:list-item>
          <text:p text:style-name="P6"><text:span text:style-name="T2">Estudios científicos muestran que </text:span><text:span text:style-name="T3">los estímulos auditivos influyen en los sentidos del gusto y olfato</text:span><text:span text:style-name="T2">.</text:span></text:p>
        </text:list-item>
        <text:list-item>
          <text:p text:style-name="P6"><text:span text:style-name="T2">Una misma copa de vino puede sentirse más elegante, más intensa o más ligera según el género musical que se escucha.</text:span></text:p>
        </text:list-item>
        <text:list-item>
          <text:p text:style-name="P6"><text:span text:style-name="T2">Por eso, combinar vino y música es una forma de </text:span><text:span text:style-name="T3">crear experiencias multisensoriales memorables</text:span><text:span text:style-name="T2">.</text:span></text:p>
        </text:list-item>
      </text:list>
      <text:p text:style-name="P4"><text:span text:style-name="T7">🌟</text:span><text:span text:style-name="T2"><text:s/></text:span><text:span text:style-name="T4">Vino y música no solo se disfrutan, se sienten juntos.</text:span></text:p>
      <text:p text:style-name="P8"/>
      <text:p text:style-name="P3"><text:span text:style-name="T1"><text:s text:c="2"/>2 – Curiosidad: </text:span><text:span text:style-name="T6">c</text:span><text:span text:style-name="T1">iencia y percepción</text:span></text:p>
      <text:list text:style-name="L1">
        <text:list-item>
          <text:p text:style-name="P6"><text:span text:style-name="T2">Experimento: participantes cataban vinos mientras escuchaban </text:span><text:span text:style-name="T3">música clásica, rock o silencio</text:span><text:span text:style-name="T2">.</text:span></text:p>
        </text:list-item>
        <text:list-item>
          <text:p text:style-name="P6"><text:span text:style-name="T2">Resultado: la música clásica </text:span><text:span text:style-name="T3">resaltaba notas elegantes y complejas</text:span><text:span text:style-name="T2">, mientras que música intensa o rápida podía hacer que los vinos parecieran más agresivos o frutales.</text:span></text:p>
        </text:list-item>
        <text:list-item>
          <text:p text:style-name="P6"><text:span text:style-name="T2">Conclusión: la </text:span><text:span text:style-name="T3">armonía musical</text:span><text:span text:style-name="T2"><text:s/>influye directamente en cómo percibimos aroma, sabor y textura del vino.</text:span></text:p>
        </text:list-item>
      </text:list>
      <text:p text:style-name="P4"><text:span text:style-name="T7">🎵</text:span><text:span text:style-name="T2"><text:s/></text:span><text:span text:style-name="T4">El cerebro integra estímulos sensoriales: el oído modifica la experiencia gustativa.</text:span></text:p>
      <text:p text:style-name="P8"/>
      <text:p text:style-name="P3"><text:span text:style-name="T1"><text:s text:c="2"/>3 – Enseñanza práctica: Guía de armonías</text:span></text:p>
      <text:p text:style-name="P7"><text:span text:style-name="T1">1. Jazz suave</text:span></text:p>
      <text:list text:style-name="L1">
        <text:list-item>
          <text:p text:style-name="P6"><text:span text:style-name="T2">Vinos sugeridos: Chardonnay, Pinot Noir.</text:span></text:p>
        </text:list-item>
        <text:list-item>
          <text:p text:style-name="P6"><text:span text:style-name="T2">Por qué: notas complejas y elegantes que combinan con melodías suaves y sofisticadas.</text:span></text:p>
        </text:list-item>
      </text:list>
      <text:p text:style-name="P7"><text:span text:style-name="T1">2. Blues</text:span></text:p>
      <text:list text:style-name="L1">
        <text:list-item>
          <text:p text:style-name="P6"><text:span text:style-name="T2">Vinos sugeridos: Merlot.</text:span></text:p>
        </text:list-item>
        <text:list-item>
          <text:p text:style-name="P6"><text:span text:style-name="T2">Por qué: cuerpo medio y sabor aterciopelado, que acompaña la intensidad emocional del blues.</text:span></text:p>
        </text:list-item>
      </text:list>
      <text:p text:style-name="P7"><text:span text:style-name="T1">3. Rock clásico</text:span></text:p>
      <text:list text:style-name="L1">
        <text:list-item>
          <text:p text:style-name="P6"><text:span text:style-name="T2">Vinos sugeridos: Rioja, Malbec.</text:span></text:p>
        </text:list-item>
        <text:list-item>
          <text:p text:style-name="P6"><text:span text:style-name="T2">Por qué: sabores potentes y robustos que coinciden con la energía y la fuerza de la música.</text:span></text:p>
        </text:list-item>
      </text:list>
      <text:p text:style-name="P7"><text:span text:style-name="T1">4. Pop alegre</text:span></text:p>
      <text:list text:style-name="L1">
        <text:list-item>
          <text:p text:style-name="P6"><text:span text:style-name="T2">Vinos sugeridos: Rosados frescos.</text:span></text:p>
        </text:list-item>
        <text:list-item>
          <text:p text:style-name="P6"><text:span text:style-name="T2">Por qué: notas ligeras y afrutadas, ideales para acompañar música vibrante y optimista.</text:span></text:p>
        </text:list-item>
      </text:list>
      <text:p text:style-name="P7"><text:span text:style-name="T1">5. Música electrónica</text:span></text:p>
      <text:list text:style-name="L1">
        <text:list-item>
          <text:p text:style-name="P6"><text:span text:style-name="T2">Vinos sugeridos: Espumosos (Cava, Champagne, Prosecco).</text:span></text:p>
        </text:list-item>
        <text:list-item>
          <text:p text:style-name="P6"><text:span text:style-name="T2">Por qué: ritmo y burbujas se complementan, creando sensaciones dinámicas y festivas.</text:span></text:p>
        </text:list-item>
      </text:list>
      <text:p text:style-name="P4"><text:span text:style-name="T7">💡</text:span><text:span text:style-name="T2"><text:s/></text:span><text:span text:style-name="T3">Tip de sumiller:</text:span><text:span text:style-name="T2"><text:s/>La música no solo realza el sabor, también influye en </text:span><text:span text:style-name="T3">ritmo de consumo y temperatura percibida</text:span><text:span text:style-name="T2"><text:s/>del vino.</text:span></text:p>
      <text:p text:style-name="P8"/>
      <text:p text:style-name="P3"><text:span text:style-name="T1"/></text:p>
      <text:p text:style-name="P3"><text:span text:style-name="T1">6 – Conclusión</text:span></text:p>
      <text:p text:style-name="P4"><text:span text:style-name="T2">“El vino entra por la boca… pero la música lo hace bailar.”</text:span></text:p>
      <text:list text:style-name="L1">
        <text:list-item>
          <text:p text:style-name="P6"><text:span text:style-name="T2">La armonía entre </text:span><text:span text:style-name="T3">vino y música</text:span><text:span text:style-name="T2"><text:s/>es una herramienta para mejorar la experiencia multisensorial.</text:span></text:p>
        </text:list-item>
        <text:list-item>
          <text:p text:style-name="P6"><text:span text:style-name="T2">Conocer estas combinaciones permite </text:span><text:span text:style-name="T3">potenciar emociones, aromas y sensaciones</text:span><text:span text:style-name="T2">, haciendo de cada cata un evento único.</text:span></text:p>
        </text:list-item>
        <text:list-item>
          <text:p text:style-name="P6"><text:span text:style-name="T2">Practicar con diferentes géneros y estilos de vino desarrolla </text:span><text:span text:style-name="T3">sensibilidad, creatividad y disfrute consciente</text:span><text:span text:style-name="T2">.</text:span></text:p>
        </text:list-item>
      </text:list>
      <text:p text:style-name="P8"/>
      <text:p text:style-name="P8"/>
      <text:p text:style-name="P8"/>
      <text:p text:style-name="P14"><text:span text:style-name="T1">TEMA 15: RUTAS DEL VINO DEL MUNDO</text:span></text:p>
      <text:p text:style-name="P4"><text:span text:style-name="T7">💬</text:span><text:span text:style-name="T2"><text:s/>“Quien viaja y bebe vino, vive dos veces.”</text:span></text:p>
      <text:p text:style-name="P8"/>
      <text:p text:style-name="P3"><text:span text:style-name="T1"><text:s text:c="2"/>1 – Introducción: Viajar a través del vino</text:span></text:p>
      <text:p text:style-name="P4"><text:span text:style-name="T2">Recorrer rutas del vino es </text:span><text:span text:style-name="T3">viajar con todos los sentidos</text:span><text:span text:style-name="T2">: conocer sabores, aromas, paisajes, culturas y tradiciones en cada región vitivinícola.</text:span></text:p>
      <text:list text:style-name="L1">
        <text:list-item>
          <text:p text:style-name="P6"><text:span text:style-name="T2">Cada región tiene </text:span><text:span text:style-name="T3">variedades autóctonas, métodos de cultivo y técnicas de elaboración</text:span><text:span text:style-name="T2"><text:s/>únicas.</text:span></text:p>
        </text:list-item>
        <text:list-item>
          <text:p text:style-name="P6"><text:span text:style-name="T2">Explorar una ruta del vino es también </text:span><text:span text:style-name="T3">aprender historia, gastronomía y patrimonio cultural</text:span><text:span text:style-name="T2">.</text:span></text:p>
        </text:list-item>
        <text:list-item>
          <text:p text:style-name="P6"><text:span text:style-name="T2">Viajar con la copa en la mano permite </text:span><text:span text:style-name="T3">experimentar la relación entre el entorno, el clima y el vino</text:span><text:span text:style-name="T2">.</text:span></text:p>
        </text:list-item>
      </text:list>
      <text:p text:style-name="P4"><text:span text:style-name="T7">🌟</text:span><text:span text:style-name="T2"><text:s/></text:span><text:span text:style-name="T4">El vino es un pasaporte para descubrir el mundo.</text:span></text:p>
      <text:p text:style-name="P8"/>
      <text:p text:style-name="P3"><text:span text:style-name="T1"><text:s text:c="2"/>2 – Curiosidad: </text:span><text:span text:style-name="T8">🌍🌍</text:span><text:span text:style-name="T1"><text:s/>Rutas del vino oficiales</text:span></text:p>
      <text:list text:style-name="L1">
        <text:list-item>
          <text:p text:style-name="P6"><text:span text:style-name="T2">Existen más de </text:span><text:span text:style-name="T3">70 rutas del vino reconocidas oficialmente</text:span><text:span text:style-name="T2"><text:s/>en todo el mundo.</text:span></text:p>
        </text:list-item>
        <text:list-item>
          <text:p text:style-name="P6"><text:span text:style-name="T2">Cada ruta ofrece </text:span><text:span text:style-name="T3">visitas a bodegas, catas guiadas, museos del vino y experiencias gastronómicas</text:span><text:span text:style-name="T2">.</text:span></text:p>
        </text:list-item>
        <text:list-item>
          <text:p text:style-name="P6"><text:span text:style-name="T2">Las rutas no solo muestran el vino: enseñan </text:span><text:span text:style-name="T3">paisajes, historia y cultura local</text:span><text:span text:style-name="T2">, convirtiendo la cata en una experiencia inmersiva.</text:span></text:p>
        </text:list-item>
      </text:list>
      <text:p text:style-name="P4"><text:span text:style-name="T7">🍇</text:span><text:span text:style-name="T2"><text:s/></text:span><text:span text:style-name="T4">Viajar por el vino es como leer un libro de historia con aroma y sabor.</text:span></text:p>
      <text:p text:style-name="P8"/>
      <text:p text:style-name="P3"><text:span text:style-name="T1"><text:s text:c="2"/>3 – Enseñanza práctica: Destinos imperdibles</text:span></text:p>
      <text:p text:style-name="P4"><text:span text:style-name="T7">💡</text:span><text:span text:style-name="T2"><text:s/></text:span><text:span text:style-name="T3">Tip del sumiller viajero:</text:span><text:span text:style-name="T2"><text:s/>Cada región refleja </text:span><text:span text:style-name="T3">terroir, clima y cultura local</text:span><text:span text:style-name="T2">, aprendiendo esto se entiende por qué el mismo tipo de uva tiene perfiles distintos según su origen.</text:span></text:p>
      <text:p text:style-name="P7"><text:span text:style-name="T1">1. Burdeos, Francia </text:span><text:span text:style-name="T8">🇫🇷</text:span></text:p>
      <text:list text:style-name="L1">
        <text:list-item>
          <text:p text:style-name="P6"><text:span text:style-name="T1"/><text:span text:style-name="T3">Rutas destacadas:</text:span><text:span text:style-name="T2"><text:s/>Médoc, Saint-Émilion, Pomerol.</text:span></text:p>
        </text:list-item>
        <text:list-item>
          <text:p text:style-name="P6"><text:span text:style-name="T1"/><text:span text:style-name="T3">Característica:</text:span><text:span text:style-name="T2"><text:s/>elegancia, tradición y vinos longevos.</text:span></text:p>
        </text:list-item>
        <text:list-item>
          <text:p text:style-name="P6"><text:span text:style-name="T1"/><text:span text:style-name="T3">Variedades:</text:span><text:span text:style-name="T2"><text:s/>Cabernet Sauvignon, Merlot, Cabernet Franc, Sauvignon Blanc.</text:span></text:p>
        </text:list-item>
        <text:list-item>
          <text:p text:style-name="P6"><text:span text:style-name="T1"/><text:span text:style-name="T3">Paisaje:</text:span><text:span text:style-name="T2"><text:s/>viñedos clásicos, castillos históricos y riberas del río Garona.</text:span></text:p>
        </text:list-item>
        <text:list-item>
          <text:p text:style-name="P6"><text:span text:style-name="T1"/><text:span text:style-name="T3">Experiencia:</text:span><text:span text:style-name="T2"><text:s/>catas en châteaux, visitas a bodegas familiares y tours de gastronomía local.</text:span></text:p>
        </text:list-item>
      </text:list>
      <text:p text:style-name="P7"><text:span text:style-name="T1">2. Borgoña, Francia </text:span><text:span text:style-name="T8">🇫🇷</text:span></text:p>
      <text:list text:style-name="L1">
        <text:list-item>
          <text:p text:style-name="P6"><text:span text:style-name="T1"/><text:span text:style-name="T3">Rutas destacadas:</text:span><text:span text:style-name="T2"><text:s/>Côte de Nuits, Côte de Beaune.</text:span></text:p>
        </text:list-item>
        <text:list-item>
          <text:p text:style-name="P6"><text:span text:style-name="T1"/><text:span text:style-name="T3">Característica:</text:span><text:span text:style-name="T2"><text:s/>vinos complejos y refinados, gran expresión de terroir.</text:span></text:p>
        </text:list-item>
        <text:list-item>
          <text:p text:style-name="P6"><text:span text:style-name="T1"/><text:span text:style-name="T3">Variedades:</text:span><text:span text:style-name="T2"><text:s/>Pinot Noir y Chardonnay.</text:span></text:p>
        </text:list-item>
        <text:list-item>
          <text:p text:style-name="P6"><text:span text:style-name="T1"/><text:span text:style-name="T3">Paisaje:</text:span><text:span text:style-name="T2"><text:s/>colinas, viñedos escalonados y pueblos medievales.</text:span></text:p>
        </text:list-item>
        <text:list-item>
          <text:p text:style-name="P6"><text:span text:style-name="T1"/><text:span text:style-name="T3">Experiencia:</text:span><text:span text:style-name="T2"><text:s/>degustaciones de vinos icónicos y visitas a mercados locales de productos artesanales.</text:span></text:p>
        </text:list-item>
      </text:list>
      <text:p text:style-name="P7"><text:span text:style-name="T1">3. La Rioja, España </text:span><text:span text:style-name="T8">🇪🇸</text:span></text:p>
      <text:list text:style-name="L1">
        <text:list-item>
          <text:p text:style-name="P6"><text:span text:style-name="T1"/><text:span text:style-name="T3">Rutas destacadas:</text:span><text:span text:style-name="T2"><text:s/>Rioja Alta, Rioja Alavesa, Rioja Oriental.</text:span></text:p>
        </text:list-item>
        <text:list-item>
          <text:p text:style-name="P6"><text:span text:style-name="T1"/><text:span text:style-name="T3">Característica:</text:span><text:span text:style-name="T2"><text:s/>templados y estructurados, catedrales del vino español.</text:span></text:p>
        </text:list-item>
        <text:list-item>
          <text:p text:style-name="P6"><text:span text:style-name="T1"/><text:span text:style-name="T3">Variedades:</text:span><text:span text:style-name="T2"><text:s/>Tempranillo, Garnacha, Mazuelo.</text:span></text:p>
        </text:list-item>
        <text:list-item>
          <text:p text:style-name="P6"><text:span text:style-name="T1"/><text:span text:style-name="T3">Paisaje:</text:span><text:span text:style-name="T2"><text:s/>viñedos en laderas, bodegas centenarias, arquitectura histórica.</text:span></text:p>
        </text:list-item>
        <text:list-item>
          <text:p text:style-name="P6"><text:span text:style-name="T1"/><text:span text:style-name="T3">Experiencia:</text:span><text:span text:style-name="T2"><text:s/>visitas a bodegas con crianza en roble y degustación de tapas tradicionales.</text:span></text:p>
        </text:list-item>
      </text:list>
      <text:p text:style-name="P7"><text:span text:style-name="T1">4. Ribera del Duero, España </text:span><text:span text:style-name="T8">🇪🇸</text:span></text:p>
      <text:list text:style-name="L1">
        <text:list-item>
          <text:p text:style-name="P6"><text:span text:style-name="T1"/><text:span text:style-name="T3">Rutas destacadas:</text:span><text:span text:style-name="T2"><text:s/>Peñafiel, Aranda de Duero, Vega Sicilia.</text:span></text:p>
        </text:list-item>
        <text:list-item>
          <text:p text:style-name="P6"><text:span text:style-name="T1"/><text:span text:style-name="T3">Característica:</text:span><text:span text:style-name="T2"><text:s/>tintos potentes con crianza en roble.</text:span></text:p>
        </text:list-item>
        <text:list-item>
          <text:p text:style-name="P6"><text:span text:style-name="T1"/><text:span text:style-name="T3">Variedad principal:</text:span><text:span text:style-name="T2"><text:s/>Tempranillo (Tinto Fino).</text:span></text:p>
        </text:list-item>
        <text:list-item>
          <text:p text:style-name="P6"><text:span text:style-name="T1"/><text:span text:style-name="T3">Paisaje:</text:span><text:span text:style-name="T2"><text:s/>riberas del Duero, castillos medievales y bodegas modernas.</text:span></text:p>
        </text:list-item>
        <text:list-item>
          <text:p text:style-name="P6"><text:span text:style-name="T1"/><text:span text:style-name="T3">Experiencia:</text:span><text:span text:style-name="T2"><text:s/>catas verticales, bodegas de diseño contemporáneo y tours históricos.</text:span></text:p>
        </text:list-item>
      </text:list>
      <text:p text:style-name="P7"><text:span text:style-name="T1">5. Galicia, España </text:span><text:span text:style-name="T8">🇪🇸</text:span></text:p>
      <text:list text:style-name="L1">
        <text:list-item>
          <text:p text:style-name="P6"><text:span text:style-name="T1"/><text:span text:style-name="T3">Rutas destacadas:</text:span><text:span text:style-name="T2"><text:s/>Rías Baixas, Ribeiro, Valdeorras.</text:span></text:p>
        </text:list-item>
        <text:list-item>
          <text:p text:style-name="P6"><text:span text:style-name="T1"/><text:span text:style-name="T3">Característica:</text:span><text:span text:style-name="T2"><text:s/>blancos frescos y minerales.</text:span></text:p>
        </text:list-item>
        <text:list-item>
          <text:p text:style-name="P6"><text:span text:style-name="T1"/><text:span text:style-name="T3">Variedades:</text:span><text:span text:style-name="T2"><text:s/>Albariño, Godello, Loureira.</text:span></text:p>
        </text:list-item>
        <text:list-item>
          <text:p text:style-name="P6"><text:span text:style-name="T1"/><text:span text:style-name="T3">Paisaje:</text:span><text:span text:style-name="T2"><text:s/>rías, viñedos en terrazas, costa atlántica y pueblos pesqueros.</text:span></text:p>
        </text:list-item>
        <text:list-item>
          <text:p text:style-name="P6"><text:span text:style-name="T1"/><text:span text:style-name="T3">Experiencia:</text:span><text:span text:style-name="T2"><text:s/>maridaje con mariscos locales y visitas a bodegas tradicionales.</text:span></text:p>
        </text:list-item>
      </text:list>
      <text:p text:style-name="P7"><text:span text:style-name="T1">6. Andalucía, España </text:span><text:span text:style-name="T8">🇪🇸</text:span></text:p>
      <text:list text:style-name="L1">
        <text:list-item>
          <text:p text:style-name="P6"><text:span text:style-name="T1"/><text:span text:style-name="T3">Rutas destacadas:</text:span><text:span text:style-name="T2"><text:s/>Jerez de la Frontera, Montilla-Moriles, Málaga.</text:span></text:p>
        </text:list-item>
        <text:list-item>
          <text:p text:style-name="P6"><text:span text:style-name="T1"/><text:span text:style-name="T3">Característica:</text:span><text:span text:style-name="T2"><text:s/>vinos generosos y dulces únicos.</text:span></text:p>
        </text:list-item>
        <text:list-item>
          <text:p text:style-name="P6"><text:span text:style-name="T1"/><text:span text:style-name="T3">Variedades:</text:span><text:span text:style-name="T2"><text:s/>Palomino, Pedro Ximénez, Moscatel.</text:span></text:p>
        </text:list-item>
        <text:list-item>
          <text:p text:style-name="P6"><text:span text:style-name="T1"/><text:span text:style-name="T3">Paisaje:</text:span><text:span text:style-name="T2"><text:s/>bodegas históricas y pueblos con patio andaluz.</text:span></text:p>
        </text:list-item>
        <text:list-item>
          <text:p text:style-name="P6"><text:span text:style-name="T1"/><text:span text:style-name="T3">Experiencia:</text:span><text:span text:style-name="T2"><text:s/>degustaciones de vinos generosos, visita a bodegas con soleras centenarias y tapas típicas.</text:span></text:p>
        </text:list-item>
      </text:list>
      <text:p text:style-name="P7"><text:span text:style-name="T1">7. Toscana, Italia </text:span><text:span text:style-name="T8">🇮🇹</text:span></text:p>
      <text:list text:style-name="L1">
        <text:list-item>
          <text:p text:style-name="P6"><text:span text:style-name="T1"/><text:span text:style-name="T3">Rutas destacadas:</text:span><text:span text:style-name="T2"><text:s/>Chianti Classico, Montalcino, Montepulciano.</text:span></text:p>
        </text:list-item>
        <text:list-item>
          <text:p text:style-name="P6"><text:span text:style-name="T1"/><text:span text:style-name="T3">Característica:</text:span><text:span text:style-name="T2"><text:s/>combinación de arte, paisaje y vinos equilibrados.</text:span></text:p>
        </text:list-item>
        <text:list-item>
          <text:p text:style-name="P6"><text:span text:style-name="T1"/><text:span text:style-name="T3">Variedades:</text:span><text:span text:style-name="T2"><text:s/>Sangiovese, Vernaccia, Merlot.</text:span></text:p>
        </text:list-item>
        <text:list-item>
          <text:p text:style-name="P6"><text:span text:style-name="T1"/><text:span text:style-name="T3">Paisaje:</text:span><text:span text:style-name="T2"><text:s/>colinas onduladas, pueblos medievales y olivares.</text:span></text:p>
        </text:list-item>
        <text:list-item>
          <text:p text:style-name="P6"><text:span text:style-name="T1"/><text:span text:style-name="T3">Experiencia:</text:span><text:span text:style-name="T2"><text:s/>catas de Chianti y Brunello, visitas a villas históricas y clases de cocina italiana.</text:span></text:p>
        </text:list-item>
      </text:list>
      <text:p text:style-name="P7"><text:span text:style-name="T1">8. Mendoza, Argentina </text:span><text:span text:style-name="T8">🇦🇷</text:span></text:p>
      <text:list text:style-name="L1">
        <text:list-item>
          <text:p text:style-name="P6"><text:span text:style-name="T1"/><text:span text:style-name="T3">Rutas destacadas:</text:span><text:span text:style-name="T2"><text:s/>Luján de Cuyo, Valle de Uco, Maipú.</text:span></text:p>
        </text:list-item>
        <text:list-item>
          <text:p text:style-name="P6"><text:span text:style-name="T1"/><text:span text:style-name="T3">Característica:</text:span><text:span text:style-name="T2"><text:s/>altitud, sol intenso y Malbec emblemático.</text:span></text:p>
        </text:list-item>
        <text:list-item>
          <text:p text:style-name="P6"><text:span text:style-name="T1"/><text:span text:style-name="T3">Variedades:</text:span><text:span text:style-name="T2"><text:s/>Malbec, Cabernet Sauvignon, Torrontés.</text:span></text:p>
        </text:list-item>
        <text:list-item>
          <text:p text:style-name="P6"><text:span text:style-name="T1"/><text:span text:style-name="T3">Paisaje:</text:span><text:span text:style-name="T2"><text:s/>Andes, viñedos a gran altura y bodegas modernas con arquitectura espectacular.</text:span></text:p>
        </text:list-item>
        <text:list-item>
          <text:p text:style-name="P6"><text:span text:style-name="T1"/><text:span text:style-name="T3">Experiencia:</text:span><text:span text:style-name="T2"><text:s/>degustaciones al aire libre, tours en bicicleta por viñedos y maridajes con asado argentino.</text:span></text:p>
        </text:list-item>
      </text:list>
      <text:p text:style-name="P7"><text:span text:style-name="T1">9. Valle del Loira, Francia </text:span><text:span text:style-name="T8">🇫🇷</text:span></text:p>
      <text:list text:style-name="L1">
        <text:list-item>
          <text:p text:style-name="P6"><text:span text:style-name="T1"/><text:span text:style-name="T3">Rutas destacadas:</text:span><text:span text:style-name="T2"><text:s/>Sancerre, Pouilly-Fumé, Chinon.</text:span></text:p>
        </text:list-item>
        <text:list-item>
          <text:p text:style-name="P6"><text:span text:style-name="T1"/><text:span text:style-name="T3">Característica:</text:span><text:span text:style-name="T2"><text:s/>vinos blancos elegantes y refrescantes, tintos ligeros.</text:span></text:p>
        </text:list-item>
        <text:list-item>
          <text:p text:style-name="P6"><text:span text:style-name="T1"/><text:span text:style-name="T3">Variedades:</text:span><text:span text:style-name="T2"><text:s/>Sauvignon Blanc, Chenin Blanc, Cabernet Franc.</text:span></text:p>
        </text:list-item>
        <text:list-item>
          <text:p text:style-name="P6"><text:span text:style-name="T1"/><text:span text:style-name="T3">Paisaje:</text:span><text:span text:style-name="T2"><text:s/>castillos, ríos y viñedos en pendientes suaves.</text:span></text:p>
        </text:list-item>
        <text:list-item>
          <text:p text:style-name="P6"><text:span text:style-name="T1"/><text:span text:style-name="T3">Experiencia:</text:span><text:span text:style-name="T2"><text:s/>catas en castillos históricos y rutas en barco por el río Loira.</text:span></text:p>
        </text:list-item>
      </text:list>
      <text:p text:style-name="P7"><text:span text:style-name="T1">10. Oporto y Douro, Portugal </text:span><text:span text:style-name="T8">🇵🇹</text:span></text:p>
      <text:list text:style-name="L1">
        <text:list-item>
          <text:p text:style-name="P6"><text:span text:style-name="T1"/><text:span text:style-name="T3">Rutas destacadas:</text:span><text:span text:style-name="T2"><text:s/>Peso da Régua, Pinhão, Vila Nova de Gaia.</text:span></text:p>
        </text:list-item>
        <text:list-item>
          <text:p text:style-name="P6"><text:span text:style-name="T1"/><text:span text:style-name="T3">Característica:</text:span><text:span text:style-name="T2"><text:s/>vinos generosos, dulces y fortificados.</text:span></text:p>
        </text:list-item>
        <text:list-item>
          <text:p text:style-name="P6"><text:span text:style-name="T1"/><text:span text:style-name="T3">Variedades:</text:span><text:span text:style-name="T2"><text:s/>Touriga Nacional, Tinta Roriz, Touriga Franca.</text:span></text:p>
        </text:list-item>
        <text:list-item>
          <text:p text:style-name="P6"><text:span text:style-name="T1"/><text:span text:style-name="T3">Paisaje:</text:span><text:span text:style-name="T2"><text:s/>terrazas de viñedos en el río Duero, pueblos tradicionales.</text:span></text:p>
        </text:list-item>
        <text:list-item>
          <text:p text:style-name="P6"><text:span text:style-name="T1"/><text:span text:style-name="T3">Experiencia:</text:span><text:span text:style-name="T2"><text:s/>visitas a bodegas de oporto y catas verticales de añadas históricas.</text:span></text:p>
        </text:list-item>
      </text:list>
      <text:p text:style-name="P4"><text:span text:style-name="T7">💡</text:span><text:span text:style-name="T2"><text:s/></text:span><text:span text:style-name="T3">Tip profesional:</text:span><text:span text:style-name="T2"><text:s/>Las rutas permiten no solo catar vino, sino </text:span><text:span text:style-name="T3">entender cómo el terroir, la altitud, la orientación y el clima</text:span><text:span text:style-name="T2"><text:s/>afectan el carácter y estilo de cada vino.</text:span></text:p>
      <text:p text:style-name="P4"/>
      <text:p text:style-name="P8"/>
      <text:p text:style-name="P3"><text:span text:style-name="T1"><text:s text:c="2"/>6 – Conclusión</text:span></text:p>
      <text:p text:style-name="P4"><text:span text:style-name="T2">“Quien viaja y bebe vino, vive dos veces.”</text:span></text:p>
      <text:list text:style-name="L1">
        <text:list-item>
          <text:p text:style-name="P6"><text:span text:style-name="T2">Explorar rutas del vino es </text:span><text:span text:style-name="T3">una experiencia educativa, cultural y sensorial completa</text:span><text:span text:style-name="T2">.</text:span></text:p>
        </text:list-item>
        <text:list-item>
          <text:p text:style-name="P6"><text:span text:style-name="T2">Aprender sobre </text:span><text:span text:style-name="T3">variedades, terroir y gastronomía</text:span><text:span text:style-name="T2"><text:s/>en su contexto real amplía la comprensión del vino y su disfrute.</text:span></text:p>
        </text:list-item>
        <text:list-item>
          <text:p text:style-name="P6"><text:span text:style-name="T2">Cada región visitada es una </text:span><text:span text:style-name="T3">lección viva de historia, clima y pasión vinícola</text:span><text:span text:style-name="T2">.</text:span></text:p>
        </text:list-item>
      </text:list>
      <text:p text:style-name="P8"/>
      <text:p text:style-name="P8"/>
      <text:p text:style-name="P2"><text:span text:style-name="T6">TEMA</text:span><text:span text:style-name="T8"><text:s/></text:span><text:span text:style-name="T1">16: EL VINO COMO RITUAL SOCIAL</text:span></text:p>
      <text:p text:style-name="P4"><text:span text:style-name="T7">💬</text:span><text:span text:style-name="T2"><text:s/>“El vino sabe mejor cuando se comparte… y se recuerda.”</text:span></text:p>
      <text:p text:style-name="P8"/>
      <text:p text:style-name="P3"><text:span text:style-name="T1"><text:s text:c="2"/>1 – Introducción: El vino une</text:span></text:p>
      <text:p text:style-name="P4"><text:span text:style-name="T2">El vino ha sido </text:span><text:span text:style-name="T3">un hilo conductor de la humanidad</text:span><text:span text:style-name="T2"><text:s/>desde tiempos antiguos:</text:span></text:p>
      <text:list text:style-name="L1">
        <text:list-item>
          <text:p text:style-name="P6"><text:span text:style-name="T2">Está presente en </text:span><text:span text:style-name="T3">celebraciones, ceremonias religiosas, matrimonios y reuniones familiares</text:span><text:span text:style-name="T2">.</text:span></text:p>
        </text:list-item>
        <text:list-item>
          <text:p text:style-name="P6"><text:span text:style-name="T2">Más allá del sabor, el vino </text:span><text:span text:style-name="T3">crea conexiones emocionales y sociales</text:span><text:span text:style-name="T2">, fomenta la conversación y refuerza la complicidad entre quienes lo disfrutan.</text:span></text:p>
        </text:list-item>
        <text:list-item>
          <text:p text:style-name="P6"><text:span text:style-name="T2">Cada cultura tiene </text:span><text:span text:style-name="T3">su manera de ritualizar el vino</text:span><text:span text:style-name="T2">, pero todas coinciden en un principio: </text:span><text:span text:style-name="T3">el vino es un símbolo de unión y disfrute compartido</text:span><text:span text:style-name="T2">.</text:span></text:p>
        </text:list-item>
      </text:list>
      <text:p text:style-name="P4"><text:span text:style-name="T7">🌟</text:span><text:span text:style-name="T2"><text:s/></text:span><text:span text:style-name="T4">Más que beber, el vino es un acto de encuentro.</text:span></text:p>
      <text:p text:style-name="P8"/>
      <text:p text:style-name="P3"><text:span text:style-name="T1"><text:s text:c="2"/>2 – Curiosidad: </text:span><text:span text:style-name="T8">✨</text:span><text:span text:style-name="T1"><text:s/>Historia del brindis</text:span></text:p>
      <text:list text:style-name="L1">
        <text:list-item>
          <text:p text:style-name="P6"><text:span text:style-name="T2">En la </text:span><text:span text:style-name="T3">Antigua Roma</text:span><text:span text:style-name="T2">, el brindis tenía un propósito práctico: demostrar que el vino no estaba envenenado.</text:span></text:p>
        </text:list-item>
        <text:list-item>
          <text:p text:style-name="P6"><text:span text:style-name="T2">Las copas se chocaban con fuerza, mezclando unas gotas de cada una.</text:span></text:p>
        </text:list-item>
        <text:list-item>
          <text:p text:style-name="P6"><text:span text:style-name="T2">Con el tiempo, el gesto pasó a ser </text:span><text:span text:style-name="T3">un símbolo de amistad, respeto y buena voluntad</text:span><text:span text:style-name="T2">.</text:span></text:p>
        </text:list-item>
        <text:list-item>
          <text:p text:style-name="P6"><text:span text:style-name="T2">Hoy, el brindis mantiene la esencia de </text:span><text:span text:style-name="T3">compartir y celebrar</text:span><text:span text:style-name="T2">, incluso en reuniones informales.</text:span></text:p>
        </text:list-item>
      </text:list>
      <text:p text:style-name="P4"><text:span text:style-name="T7">🍇</text:span><text:span text:style-name="T2"><text:s/></text:span><text:span text:style-name="T4">Un simple choque de copas es mucho más que sonido: es confianza y comunión.</text:span></text:p>
      <text:p text:style-name="P8"/>
      <text:p text:style-name="P3"><text:span text:style-name="T1"><text:s text:c="2"/>3 – Enseñanza práctica: Claves del ritual moderno</text:span></text:p>
      <text:p text:style-name="P7"><text:span text:style-name="T1">1. Elegir el vino adecuado para la ocasión</text:span></text:p>
      <text:list text:style-name="L1">
        <text:list-item>
          <text:p text:style-name="P6"><text:span text:style-name="T2">Eventos formales: espumosos, blancos elegantes o tintos de crianza.</text:span></text:p>
        </text:list-item>
        <text:list-item>
          <text:p text:style-name="P6"><text:span text:style-name="T2">Reuniones informales: rosados, blancos frescos o tintos jóvenes.</text:span></text:p>
        </text:list-item>
        <text:list-item>
          <text:p text:style-name="P6"><text:span text:style-name="T2">Cada vino </text:span><text:span text:style-name="T3">marca el tono del encuentro</text:span><text:span text:style-name="T2"><text:s/>y refuerza la atmósfera deseada.</text:span></text:p>
        </text:list-item>
      </text:list>
      <text:p text:style-name="P7"><text:span text:style-name="T1">2. Brindar con contacto visual</text:span></text:p>
      <text:list text:style-name="L1">
        <text:list-item>
          <text:p text:style-name="P6"><text:span text:style-name="T2">Mirar a los ojos de los presentes </text:span><text:span text:style-name="T3">refuerza la conexión y la sinceridad</text:span><text:span text:style-name="T2">.</text:span></text:p>
        </text:list-item>
        <text:list-item>
          <text:p text:style-name="P6"><text:span text:style-name="T2">Evita hacer el brindis rápido o distraído: el gesto transmite respeto y atención.</text:span></text:p>
        </text:list-item>
      </text:list>
      <text:p text:style-name="P7"><text:span text:style-name="T1">3. Servir con atención y respeto</text:span></text:p>
      <text:list text:style-name="L1">
        <text:list-item>
          <text:p text:style-name="P6"><text:span text:style-name="T2">Temperatura correcta según tipo de vino.</text:span></text:p>
        </text:list-item>
        <text:list-item>
          <text:p text:style-name="P6"><text:span text:style-name="T2">Copas limpias y llenadas hasta la mitad para permitir oxigenación.</text:span></text:p>
        </text:list-item>
        <text:list-item>
          <text:p text:style-name="P6"><text:span text:style-name="T2">Servir despacio, prestando cuidado a cada invitado.</text:span></text:p>
        </text:list-item>
      </text:list>
      <text:p text:style-name="P7"><text:span text:style-name="T1">4. Compartir, conversar y disfrutar</text:span></text:p>
      <text:list text:style-name="L1">
        <text:list-item>
          <text:p text:style-name="P6"><text:span text:style-name="T2">El vino no es solo líquido: es </text:span><text:span text:style-name="T3">catalizador de experiencias y relatos</text:span><text:span text:style-name="T2">.</text:span></text:p>
        </text:list-item>
        <text:list-item>
          <text:p text:style-name="P6"><text:span text:style-name="T2">Promueve </text:span><text:span text:style-name="T3">diálogo, historias y momentos memorables</text:span><text:span text:style-name="T2">.</text:span></text:p>
        </text:list-item>
        <text:list-item>
          <text:p text:style-name="P6"><text:span text:style-name="T2">Fomenta la empatía y la sociabilidad, convirtiendo un simple encuentro en un ritual único.</text:span></text:p>
        </text:list-item>
      </text:list>
      <text:p text:style-name="P4"><text:span text:style-name="T7">💡</text:span><text:span text:style-name="T2"><text:s/></text:span><text:span text:style-name="T3">Tip del sumiller social:</text:span><text:span text:style-name="T2"><text:s/>Un vino bien elegido, servido con respeto y acompañado de conversación, </text:span><text:span text:style-name="T3">transforma cualquier reunión en un recuerdo imborrable.</text:span></text:p>
      <text:p text:style-name="P8"/>
      <text:p text:style-name="P3"><text:span text:style-name="T1"/></text:p>
      <text:p text:style-name="P3"><text:span text:style-name="T1">6 – Conclusión</text:span></text:p>
      <text:p text:style-name="P4"><text:span text:style-name="T2">“El vino sabe mejor cuando se comparte… y se recuerda.”</text:span></text:p>
      <text:list text:style-name="L1">
        <text:list-item>
          <text:p text:style-name="P6"><text:span text:style-name="T2">El vino es </text:span><text:span text:style-name="T3">mucho más que sabor</text:span><text:span text:style-name="T2">: es un instrumento de </text:span><text:span text:style-name="T3">cultura, emoción y ritual</text:span><text:span text:style-name="T2">.</text:span></text:p>
        </text:list-item>
        <text:list-item>
          <text:p text:style-name="P6"><text:span text:style-name="T2">Aprender a usarlo en contextos sociales </text:span><text:span text:style-name="T3">desarrolla sensibilidad, respeto y disfrute consciente</text:span><text:span text:style-name="T2">.</text:span></text:p>
        </text:list-item>
        <text:list-item>
          <text:p text:style-name="P6"><text:span text:style-name="T2">Cada brindis, cada sorbo compartido, </text:span><text:span text:style-name="T3">refuerza vínculos y deja recuerdos duraderos</text:span><text:span text:style-name="T2">.</text:span></text:p>
        </text:list-item>
      </text:list>
      <text:p text:style-name="P8"/>
      <text:p text:style-name="P8"/>
      <text:p text:style-name="P8"/>
      <text:p text:style-name="P2"><text:span text:style-name="T13">TEMA</text:span><text:span text:style-name="T14"><text:s/></text:span><text:span text:style-name="T1">17: CÓMO LEER UNA ETIQUETA DE VINO</text:span></text:p>
      <text:p text:style-name="P4"><text:span text:style-name="T7">💬</text:span><text:span text:style-name="T2"><text:s/>“Cada etiqueta es una carta de amor escrita por el viñedo.”</text:span></text:p>
      <text:p text:style-name="P8"/>
      <text:p text:style-name="P3"><text:span text:style-name="T1"><text:s text:c="2"/>1 – Introducción: La etiqueta como guía</text:span></text:p>
      <text:p text:style-name="P4"><text:span text:style-name="T2">La etiqueta de un vino </text:span><text:span text:style-name="T3">es mucho más que un adorno</text:span><text:span text:style-name="T2">: es una </text:span><text:span text:style-name="T3">información esencial que permite conocer la historia del vino antes de abrir la botella</text:span><text:span text:style-name="T2">.</text:span></text:p>
      <text:list text:style-name="L1">
        <text:list-item>
          <text:p text:style-name="P6"><text:span text:style-name="T2">Nos indica </text:span><text:span text:style-name="T3">origen, añada, variedad, bodega, graduación alcohólica y características especiales</text:span><text:span text:style-name="T2">.</text:span></text:p>
        </text:list-item>
        <text:list-item>
          <text:p text:style-name="P6"><text:span text:style-name="T2">Aprender a leerla correctamente nos ayuda a </text:span><text:span text:style-name="T3">elegir mejor el vino según ocasión, maridaje y preferencia</text:span><text:span text:style-name="T2">.</text:span></text:p>
        </text:list-item>
        <text:list-item>
          <text:p text:style-name="P6"><text:span text:style-name="T2">Cada etiqueta es un mensaje del </text:span><text:span text:style-name="T3">viticultor al consumidor</text:span><text:span text:style-name="T2">, una invitación a descubrir su trabajo y terroir.</text:span></text:p>
        </text:list-item>
      </text:list>
      <text:p text:style-name="P4"><text:span text:style-name="T7">🌟</text:span><text:span text:style-name="T2"><text:s/></text:span><text:span text:style-name="T4">Interpretar una etiqueta es como leer una carta escrita con aromas, tiempo y tierra.</text:span></text:p>
      <text:p text:style-name="P8"/>
      <text:p text:style-name="P3"><text:span text:style-name="T1"><text:s text:c="2"/>2 – Curiosidad: La historia de la etiqueta</text:span></text:p>
      <text:list text:style-name="L4">
        <text:list-item>
          <text:p text:style-name="P6"><text:span text:style-name="T2">La primera etiqueta moderna apareció en el siglo XVIII, para </text:span><text:span text:style-name="T3">identificar los vinos en la exportación</text:span><text:span text:style-name="T2">.</text:span></text:p>
        </text:list-item>
        <text:list-item>
          <text:p text:style-name="P6"><text:span text:style-name="T2">Originalmente solo incluía </text:span><text:span text:style-name="T3">bodega y origen</text:span><text:span text:style-name="T2">, pero hoy las etiquetas muestran información mucho más detallada:</text:span></text:p>
          <text:list>
            <text:list-item>
              <text:p text:style-name="P11"><text:span text:style-name="T1"/><text:span text:style-name="T3">Denominación de origen</text:span></text:p>
            </text:list-item>
            <text:list-item>
              <text:p text:style-name="P11"><text:span text:style-name="T1"/><text:span text:style-name="T3">Año de cosecha (añada)</text:span></text:p>
            </text:list-item>
            <text:list-item>
              <text:p text:style-name="P11"><text:span text:style-name="T1"/><text:span text:style-name="T3">Variedad de uva</text:span></text:p>
            </text:list-item>
            <text:list-item>
              <text:p text:style-name="P11"><text:span text:style-name="T1"/><text:span text:style-name="T3">Grado alcohólico y volumen</text:span></text:p>
            </text:list-item>
            <text:list-item>
              <text:p text:style-name="P11"><text:span text:style-name="T1"/><text:span text:style-name="T3">Notas de cata o maridaje sugerido</text:span></text:p>
            </text:list-item>
          </text:list>
        </text:list-item>
      </text:list>
      <text:p text:style-name="P4"><text:span text:style-name="T7">🍇</text:span><text:span text:style-name="T2"><text:s/></text:span><text:span text:style-name="T4">Leer una etiqueta correctamente nos permite anticipar la experiencia de degustación.</text:span></text:p>
      <text:p text:style-name="P8"/>
      <text:p text:style-name="P3"><text:span text:style-name="T1"><text:s text:c="2"/>3 – Enseñanza práctica: Desglosando la etiqueta</text:span></text:p>
      <text:p text:style-name="P7"><text:span text:style-name="T1">1. Denominación de origen</text:span></text:p>
      <text:list text:style-name="L1">
        <text:list-item>
          <text:p text:style-name="P6"><text:span text:style-name="T2">Indica </text:span><text:span text:style-name="T3">la región y el control de calidad</text:span><text:span text:style-name="T2">.</text:span></text:p>
        </text:list-item>
        <text:list-item>
          <text:p text:style-name="P6"><text:span text:style-name="T2">Ejemplos: Rioja, Burdeos, Napa Valley.</text:span></text:p>
        </text:list-item>
        <text:list-item>
          <text:p text:style-name="P6"><text:span text:style-name="T2">Las denominaciones garantizan que el vino </text:span><text:span text:style-name="T3">cumple con normas de producción y características típicas</text:span><text:span text:style-name="T2"><text:s/>de esa región.</text:span></text:p>
        </text:list-item>
      </text:list>
      <text:p text:style-name="P7"><text:span text:style-name="T1">2. Añada</text:span></text:p>
      <text:list text:style-name="L1">
        <text:list-item>
          <text:p text:style-name="P6"><text:span text:style-name="T2">Año en que se vendimió la uva.</text:span></text:p>
        </text:list-item>
        <text:list-item>
          <text:p text:style-name="P6"><text:span text:style-name="T2">Indica </text:span><text:span text:style-name="T3">la calidad ligada al clima de esa cosecha</text:span><text:span text:style-name="T2">.</text:span></text:p>
        </text:list-item>
        <text:list-item>
          <text:p text:style-name="P6"><text:span text:style-name="T2">Algunas regiones (como Rioja o Burdeos) tienen </text:span><text:span text:style-name="T3">añadas más famosas que otras</text:span><text:span text:style-name="T2">, afectando precio y perfil de sabor.</text:span></text:p>
        </text:list-item>
      </text:list>
      <text:p text:style-name="P7"><text:span text:style-name="T1">3. Bodega</text:span></text:p>
      <text:list text:style-name="L1">
        <text:list-item>
          <text:p text:style-name="P6"><text:span text:style-name="T2">Nombre de la empresa o productor del vino.</text:span></text:p>
        </text:list-item>
        <text:list-item>
          <text:p text:style-name="P6"><text:span text:style-name="T2">Da pistas sobre </text:span><text:span text:style-name="T3">estilo, reputación y consistencia del producto</text:span><text:span text:style-name="T2">.</text:span></text:p>
        </text:list-item>
        <text:list-item>
          <text:p text:style-name="P6"><text:span text:style-name="T2">Algunas bodegas famosas tienen un estilo muy definido, por ejemplo: crianza en roble o vinos jóvenes frutales.</text:span></text:p>
        </text:list-item>
      </text:list>
      <text:p text:style-name="P7"><text:span text:style-name="T1">4. Variedad de uva</text:span></text:p>
      <text:list text:style-name="L1">
        <text:list-item>
          <text:p text:style-name="P6"><text:span text:style-name="T2">Conocer la uva principal ayuda a </text:span><text:span text:style-name="T3">anticipar sabor, cuerpo y aromas</text:span><text:span text:style-name="T2">.</text:span></text:p>
        </text:list-item>
        <text:list-item>
          <text:p text:style-name="P6"><text:span text:style-name="T2">Ejemplos: Tempranillo (Rioja), Malbec (Mendoza), Chardonnay (Borgoña).</text:span></text:p>
        </text:list-item>
      </text:list>
      <text:p text:style-name="P7"><text:span text:style-name="T1">5. Graduación alcohólica</text:span></text:p>
      <text:list text:style-name="L1">
        <text:list-item>
          <text:p text:style-name="P6"><text:span text:style-name="T2">Expresada en % Vol.</text:span></text:p>
        </text:list-item>
        <text:list-item>
          <text:p text:style-name="P6"><text:span text:style-name="T2">Indica </text:span><text:span text:style-name="T3">intensidad, cuerpo y sensación de calor en boca</text:span><text:span text:style-name="T2">.</text:span></text:p>
        </text:list-item>
        <text:list-item>
          <text:p text:style-name="P6"><text:span text:style-name="T2">Vinos con más alcohol suelen ser más estructurados y persistentes.</text:span></text:p>
        </text:list-item>
      </text:list>
      <text:p text:style-name="P7"><text:span text:style-name="T1">6. Información complementaria</text:span></text:p>
      <text:list text:style-name="L1">
        <text:list-item>
          <text:p text:style-name="P6"><text:span text:style-name="T2">Maridaje sugerido, tipo de crianza, notas de cata o certificado ecológico.</text:span></text:p>
        </text:list-item>
        <text:list-item>
          <text:p text:style-name="P6"><text:span text:style-name="T2">Algunos vinos incluyen premios o medallas, indicativos de </text:span><text:span text:style-name="T3">reconocimiento internacional</text:span><text:span text:style-name="T2">.</text:span></text:p>
        </text:list-item>
      </text:list>
      <text:p text:style-name="P4"><text:span text:style-name="T7">💡</text:span><text:span text:style-name="T2"><text:s/></text:span><text:span text:style-name="T3">Tip del sumiller:</text:span><text:span text:style-name="T2"><text:s/>Antes de abrir una botella, leer la etiqueta </text:span><text:span text:style-name="T3">permite anticipar la experiencia y elegir el momento adecuado para disfrutarlo.</text:span></text:p>
      <text:p text:style-name="P8"/>
      <text:p text:style-name="P3"><text:span text:style-name="T1">6 – Conclusión</text:span></text:p>
      <text:p text:style-name="P4"><text:span text:style-name="T2">“Cada etiqueta es una carta de amor escrita por el viñedo.”</text:span></text:p>
      <text:list text:style-name="L1">
        <text:list-item>
          <text:p text:style-name="P6"><text:span text:style-name="T2">Leer etiquetas correctamente </text:span><text:span text:style-name="T3">ayuda a elegir mejor, maridar mejor y disfrutar más</text:span><text:span text:style-name="T2">.</text:span></text:p>
        </text:list-item>
        <text:list-item>
          <text:p text:style-name="P6"><text:span text:style-name="T2">La información es </text:span><text:span text:style-name="T3">tu guía para entender el vino antes de probarlo</text:span><text:span text:style-name="T2">.</text:span></text:p>
        </text:list-item>
        <text:list-item>
          <text:p text:style-name="P6"><text:span text:style-name="T2">Dominar la lectura de etiquetas es un </text:span><text:span text:style-name="T3">paso esencial para todo amante del vino o futuro sumiller</text:span><text:span text:style-name="T2">.</text:span></text:p>
        </text:list-item>
      </text:list>
      <text:p text:style-name="P8"/>
      <text:p text:style-name="P8"/>
      <text:p text:style-name="P8"/>
      <text:p text:style-name="P8"/>
      <text:p text:style-name="P8"/>
      <text:p text:style-name="P14"><text:span text:style-name="T1">TEMA 18: CONSERVACIÓN Y SERVICIO DEL VINO</text:span></text:p>
      <text:p text:style-name="P4"><text:span text:style-name="T7">💬</text:span><text:span text:style-name="T2"><text:s/>“Cuidar un vino es cuidar el tiempo embotellado.”</text:span></text:p>
      <text:p text:style-name="P8"/>
      <text:p text:style-name="P3"><text:span text:style-name="T1"><text:s text:c="2"/>1 – Introducción: La importancia de conservar y servir</text:span></text:p>
      <text:p text:style-name="P4"><text:span text:style-name="T2">El vino es </text:span><text:span text:style-name="T3">un ser vivo embotellado</text:span><text:span text:style-name="T2">: continúa evolucionando después de salir de la bodega.</text:span></text:p>
      <text:list text:style-name="L1">
        <text:list-item>
          <text:p text:style-name="P6"><text:span text:style-name="T2">Su sabor, aroma y textura pueden </text:span><text:span text:style-name="T3">cambiar significativamente</text:span><text:span text:style-name="T2"><text:s/>según cómo lo conservemos y sirvamos.</text:span></text:p>
        </text:list-item>
        <text:list-item>
          <text:p text:style-name="P6"><text:span text:style-name="T2">Aprender buenas prácticas permite </text:span><text:span text:style-name="T3">disfrutar de cada botella en su máximo esplendor</text:span><text:span text:style-name="T2">, ya sea un tinto añejado o un blanco fresco.</text:span></text:p>
        </text:list-item>
        <text:list-item>
          <text:p text:style-name="P6"><text:span text:style-name="T2">Malas condiciones pueden </text:span><text:span text:style-name="T3">estropear el vino antes de abrirlo</text:span><text:span text:style-name="T2">, perdiendo años de trabajo y cuidado de la viña.</text:span></text:p>
        </text:list-item>
      </text:list>
      <text:p text:style-name="P4"><text:span text:style-name="T7">🌟</text:span><text:span text:style-name="T2"><text:s/></text:span><text:span text:style-name="T4">Conservar y servir correctamente es un acto de respeto hacia el vino y quienes lo disfrutan.</text:span></text:p>
      <text:p text:style-name="P8"/>
      <text:p text:style-name="P3"><text:span text:style-name="T1"><text:s text:c="2"/>2 – Curiosidad: El vino y su sensibilidad</text:span></text:p>
      <text:list text:style-name="L1">
        <text:list-item>
          <text:p text:style-name="P6"><text:span text:style-name="T2">El vino es </text:span><text:span text:style-name="T3">sensible a la luz, la temperatura y el oxígeno</text:span><text:span text:style-name="T2">.</text:span></text:p>
        </text:list-item>
        <text:list-item>
          <text:p text:style-name="P6"><text:span text:style-name="T2">En bodegas históricas, las botellas se almacenan </text:span><text:span text:style-name="T3">horizontalmente, en cuevas oscuras y con temperatura constante</text:span><text:span text:style-name="T2">, para preservar su calidad.</text:span></text:p>
        </text:list-item>
        <text:list-item>
          <text:p text:style-name="P6"><text:span text:style-name="T2">Incluso los vinos listos para beber disfrutan de </text:span><text:span text:style-name="T3">un servicio atento</text:span><text:span text:style-name="T2">: desde el descorche hasta la copa.</text:span></text:p>
        </text:list-item>
      </text:list>
      <text:p text:style-name="P4"><text:span text:style-name="T7">🍇</text:span><text:span text:style-name="T2"><text:s/></text:span><text:span text:style-name="T4">Cada botella guarda el tiempo del viñedo, y cada gesto de conservación lo protege.</text:span></text:p>
      <text:p text:style-name="P8"/>
      <text:p text:style-name="P3"><text:span text:style-name="T1"><text:s text:c="2"/>3 – Enseñanza práctica: Conservación y servicio</text:span></text:p>
      <text:p text:style-name="P7"><text:span text:style-name="T1">1. Posición de la botella</text:span></text:p>
      <text:list text:style-name="L1">
        <text:list-item>
          <text:p text:style-name="P6"><text:span text:style-name="T1"/><text:span text:style-name="T3">Horizontal:</text:span><text:span text:style-name="T2"><text:s/>las botellas con corcho se deben almacenar horizontalmente para mantener el corcho húmedo y evitar oxidación.</text:span></text:p>
        </text:list-item>
        <text:list-item>
          <text:p text:style-name="P6"><text:span text:style-name="T1"/><text:span text:style-name="T3">Vertical:</text:span><text:span text:style-name="T2"><text:s/>vinos de consumo rápido o con tapón sintético pueden guardarse de pie.</text:span></text:p>
        </text:list-item>
      </text:list>
      <text:p text:style-name="P7"><text:span text:style-name="T1">2. Luz</text:span></text:p>
      <text:list text:style-name="L1">
        <text:list-item>
          <text:p text:style-name="P6"><text:span text:style-name="T2">Evitar luz directa, especialmente solar o fluorescente.</text:span></text:p>
        </text:list-item>
        <text:list-item>
          <text:p text:style-name="P6"><text:span text:style-name="T2">La luz puede causar </text:span><text:span text:style-name="T3">efecto “rayos UV”</text:span><text:span text:style-name="T2">, alterando aromas y provocando envejecimiento prematuro (“cooked wine”).</text:span></text:p>
        </text:list-item>
      </text:list>
      <text:p text:style-name="P7"><text:span text:style-name="T1">3. Temperatura</text:span></text:p>
      <text:list text:style-name="L1">
        <text:list-item>
          <text:p text:style-name="P6"><text:span text:style-name="T1"/><text:span text:style-name="T3">Ideal:</text:span><text:span text:style-name="T2"><text:s/>12–16 °C para tintos, 8–12 °C para blancos y rosados, 6–8 °C para espumosos.</text:span></text:p>
        </text:list-item>
        <text:list-item>
          <text:p text:style-name="P6"><text:span text:style-name="T2">Cambios bruscos pueden </text:span><text:span text:style-name="T3">estresar el vino</text:span><text:span text:style-name="T2">, afectando aromas y estructura.</text:span></text:p>
        </text:list-item>
      </text:list>
      <text:p text:style-name="P7"><text:span text:style-name="T1">4. Humedad</text:span></text:p>
      <text:list text:style-name="L1">
        <text:list-item>
          <text:p text:style-name="P6"><text:span text:style-name="T2">Mantener entre 60–75% para que los corchos no se sequen ni se formen mohos indeseados.</text:span></text:p>
        </text:list-item>
      </text:list>
      <text:p text:style-name="P7"><text:span text:style-name="T1">5. Descorche y aireación</text:span></text:p>
      <text:list text:style-name="L1">
        <text:list-item>
          <text:p text:style-name="P6"><text:span text:style-name="T2">Abrir el vino con cuidado usando sacacorchos de calidad.</text:span></text:p>
        </text:list-item>
        <text:list-item>
          <text:p text:style-name="P6"><text:span text:style-name="T2">Algunos vinos, especialmente los tintos de crianza, </text:span><text:span text:style-name="T3">benefician de decantación</text:span><text:span text:style-name="T2"><text:s/>para oxigenar y liberar aromas.</text:span></text:p>
        </text:list-item>
        <text:list-item>
          <text:p text:style-name="P6"><text:span text:style-name="T2">Los blancos y espumosos jóvenes no requieren aireación prolongada.</text:span></text:p>
        </text:list-item>
      </text:list>
      <text:p text:style-name="P7"><text:span text:style-name="T1">6. Servicio</text:span></text:p>
      <text:list text:style-name="L1">
        <text:list-item>
          <text:p text:style-name="P6"><text:span text:style-name="T2">Usar copas adecuadas para cada tipo de vino.</text:span></text:p>
        </text:list-item>
        <text:list-item>
          <text:p text:style-name="P6"><text:span text:style-name="T2">Servir en cantidades moderadas (aprox. 1/3 de copa) para permitir oxigenación.</text:span></text:p>
        </text:list-item>
        <text:list-item>
          <text:p text:style-name="P6"><text:span text:style-name="T2">Observar temperatura en copa antes de servir, ajustando si es necesario (por ejemplo, un blanco demasiado frío puede perder aromas).</text:span></text:p>
        </text:list-item>
      </text:list>
      <text:p text:style-name="P4"><text:span text:style-name="T7">💡</text:span><text:span text:style-name="T2"><text:s/></text:span><text:span text:style-name="T3">Tip profesional:</text:span><text:span text:style-name="T2"><text:s/>El cuidado del vino desde la bodega hasta la copa </text:span><text:span text:style-name="T3">marca la diferencia entre una experiencia memorable y un vino arruinado.</text:span></text:p>
      <text:p text:style-name="P8"/>
      <text:p text:style-name="P3"><text:span text:style-name="T1">6 – Conclusión</text:span></text:p>
      <text:p text:style-name="P4"><text:span text:style-name="T2">“Cuidar un vino es cuidar el tiempo embotellado.”</text:span></text:p>
      <text:list text:style-name="L1">
        <text:list-item>
          <text:p text:style-name="P6"><text:span text:style-name="T2">La conservación y servicio </text:span><text:span text:style-name="T3">prolongan la vida y calidad del vino</text:span><text:span text:style-name="T2">.</text:span></text:p>
        </text:list-item>
        <text:list-item>
          <text:p text:style-name="P6"><text:span text:style-name="T2">Cada detalle, desde la posición en la bodega hasta la temperatura en copa, </text:span><text:span text:style-name="T3">marca la diferencia entre un vino mediocre y uno excepcional</text:span><text:span text:style-name="T2">.</text:span></text:p>
        </text:list-item>
        <text:list-item>
          <text:p text:style-name="P6"><text:span text:style-name="T2">Dominar estas técnicas es </text:span><text:span text:style-name="T3">esencial para cualquier amante del vino o futuro sumiller</text:span><text:span text:style-name="T2">.</text:span></text:p>
        </text:list-item>
      </text:list>
      <text:p text:style-name="P8"/>
      <text:p text:style-name="P8"/>
      <text:p text:style-name="P8"/>
      <text:p text:style-name="P8"/>
      <text:p text:style-name="P14"><text:span text:style-name="T1">TEMA 19: CÓMO ELEGIR UN VINO EN RESTAURANTE O TIENDA</text:span></text:p>
      <text:p text:style-name="P4"><text:span text:style-name="T7">💬</text:span><text:span text:style-name="T2"><text:s/>“El mejor vino no es el más caro, sino el que se comparte.”</text:span></text:p>
      <text:p text:style-name="P8"/>
      <text:p text:style-name="P3"><text:span text:style-name="T1"><text:s text:c="2"/>1 – Introducción: La elección del vino</text:span></text:p>
      <text:p text:style-name="P4"><text:span text:style-name="T2">Elegir un vino puede parecer complicado, pero con </text:span><text:span text:style-name="T3">estrategias simples y conocimiento básico</text:span><text:span text:style-name="T2">, se puede acertar siempre:</text:span></text:p>
      <text:list text:style-name="L1">
        <text:list-item>
          <text:p text:style-name="P6"><text:span text:style-name="T2">Un buen vino </text:span><text:span text:style-name="T3">no depende solo del precio</text:span><text:span text:style-name="T2">, sino de la ocasión, la comida, el paladar de los comensales y la relación calidad-precio.</text:span></text:p>
        </text:list-item>
        <text:list-item>
          <text:p text:style-name="P6"><text:span text:style-name="T2">Aprender a </text:span><text:span text:style-name="T3">leer la carta de vinos o la etiqueta de la botella</text:span><text:span text:style-name="T2"><text:s/>nos da seguridad y confianza.</text:span></text:p>
        </text:list-item>
        <text:list-item>
          <text:p text:style-name="P6"><text:span text:style-name="T2">La elección adecuada </text:span><text:span text:style-name="T3">potencia la comida, la conversación y la experiencia gastronómica</text:span><text:span text:style-name="T2">.</text:span></text:p>
        </text:list-item>
      </text:list>
      <text:p text:style-name="P4"><text:span text:style-name="T7">🌟</text:span><text:span text:style-name="T2"><text:s/></text:span><text:span text:style-name="T4">Elegir vino es anticipar placer, no adivinarlo.</text:span></text:p>
      <text:p text:style-name="P8"/>
      <text:p text:style-name="P3"><text:span text:style-name="T1"><text:s text:c="2"/>2 – Curiosidad: El vino y el entorno</text:span></text:p>
      <text:list text:style-name="L1">
        <text:list-item>
          <text:p text:style-name="P6"><text:span text:style-name="T2">En restaurantes, la </text:span><text:span text:style-name="T3">temperatura y la conservación</text:span><text:span text:style-name="T2"><text:s/>influyen en cómo se percibe el vino.</text:span></text:p>
        </text:list-item>
        <text:list-item>
          <text:p text:style-name="P6"><text:span text:style-name="T2">En tiendas, muchas veces se </text:span><text:span text:style-name="T3">elige por etiqueta o precio</text:span><text:span text:style-name="T2">, sin conocer añada, bodega o estilo.</text:span></text:p>
        </text:list-item>
        <text:list-item>
          <text:p text:style-name="P6"><text:span text:style-name="T2">Saber cómo </text:span><text:span text:style-name="T3">interpretar la carta y la etiqueta</text:span><text:span text:style-name="T2"><text:s/>permite seleccionar vinos de manera consciente y acertada.</text:span></text:p>
        </text:list-item>
      </text:list>
      <text:p text:style-name="P4"><text:span text:style-name="T7">🍇</text:span><text:span text:style-name="T2"><text:s/></text:span><text:span text:style-name="T4">Un vino elegido con criterio se disfruta el doble.</text:span></text:p>
      <text:p text:style-name="P8"/>
      <text:p text:style-name="P3"><text:span text:style-name="T1"><text:s text:c="2"/>3 – Enseñanza práctica: Consejos para acertar</text:span></text:p>
      <text:p text:style-name="P7"><text:span text:style-name="T1">1. Define la ocasión</text:span></text:p>
      <text:list text:style-name="L1">
        <text:list-item>
          <text:p text:style-name="P6"><text:span text:style-name="T2">Cena informal → vinos jóvenes, frescos y fáciles de beber.</text:span></text:p>
        </text:list-item>
        <text:list-item>
          <text:p text:style-name="P6"><text:span text:style-name="T2">Comida especial → vinos con crianza o espumosos elegantes.</text:span></text:p>
        </text:list-item>
        <text:list-item>
          <text:p text:style-name="P6"><text:span text:style-name="T2">Celebración → espumosos o vinos dulces de postre.</text:span></text:p>
        </text:list-item>
      </text:list>
      <text:p text:style-name="P7"><text:span text:style-name="T1">2. Considera el maridaje</text:span></text:p>
      <text:list text:style-name="L1">
        <text:list-item>
          <text:p text:style-name="P6"><text:span text:style-name="T2">Blancos → pescados, mariscos, ensaladas, pastas ligeras.</text:span></text:p>
        </text:list-item>
        <text:list-item>
          <text:p text:style-name="P6"><text:span text:style-name="T2">Tintos → carnes rojas, guisos, quesos curados.</text:span></text:p>
        </text:list-item>
        <text:list-item>
          <text:p text:style-name="P6"><text:span text:style-name="T2">Rosados → cocina mediterránea, tapas, pasta.</text:span></text:p>
        </text:list-item>
        <text:list-item>
          <text:p text:style-name="P6"><text:span text:style-name="T2">Espumosos → aperitivos, sushi, postres ligeros.</text:span></text:p>
        </text:list-item>
        <text:list-item>
          <text:p text:style-name="P6"><text:span text:style-name="T2">Vinos dulces → postres, foie, quesos azules.</text:span></text:p>
        </text:list-item>
      </text:list>
      <text:p text:style-name="P7"><text:span text:style-name="T1">3. Lee la carta o etiqueta</text:span></text:p>
      <text:list text:style-name="L1">
        <text:list-item>
          <text:p text:style-name="P6"><text:span text:style-name="T2">Observa </text:span><text:span text:style-name="T3">denominación de origen</text:span><text:span text:style-name="T2">, añada y bodega.</text:span></text:p>
        </text:list-item>
        <text:list-item>
          <text:p text:style-name="P6"><text:span text:style-name="T2">Revisa </text:span><text:span text:style-name="T3">grado alcohólico y variedad de uva</text:span><text:span text:style-name="T2">.</text:span></text:p>
        </text:list-item>
        <text:list-item>
          <text:p text:style-name="P6"><text:span text:style-name="T2">Busca </text:span><text:span text:style-name="T3">notas de cata o maridaje sugerido</text:span><text:span text:style-name="T2"><text:s/>que encajen con la comida y el paladar.</text:span></text:p>
        </text:list-item>
      </text:list>
      <text:p text:style-name="P7"><text:span text:style-name="T1">4. Ajusta al presupuesto</text:span></text:p>
      <text:list text:style-name="L1">
        <text:list-item>
          <text:p text:style-name="P6"><text:span text:style-name="T2">No siempre el más caro es mejor.</text:span></text:p>
        </text:list-item>
        <text:list-item>
          <text:p text:style-name="P6"><text:span text:style-name="T2">Busca </text:span><text:span text:style-name="T3">relación calidad-precio</text:span><text:span text:style-name="T2">: vinos de calidad media con buenas críticas o premios pueden sorprender.</text:span></text:p>
        </text:list-item>
        <text:list-item>
          <text:p text:style-name="P6"><text:span text:style-name="T2">Pregunta al sommelier o dependiente por </text:span><text:span text:style-name="T3">recomendaciones según presupuesto y ocasión</text:span><text:span text:style-name="T2">.</text:span></text:p>
        </text:list-item>
      </text:list>
      <text:p text:style-name="P7"><text:span text:style-name="T1">5. Prueba y confía en tu paladar</text:span></text:p>
      <text:list text:style-name="L1">
        <text:list-item>
          <text:p text:style-name="P6"><text:span text:style-name="T2">Si tienes la oportunidad, </text:span><text:span text:style-name="T3">pide degustar una muestra</text:span><text:span text:style-name="T2"><text:s/>antes de decidir.</text:span></text:p>
        </text:list-item>
        <text:list-item>
          <text:p text:style-name="P6"><text:span text:style-name="T2">Tu gusto personal es tan importante como las recomendaciones.</text:span></text:p>
        </text:list-item>
        <text:list-item>
          <text:p text:style-name="P6"><text:span text:style-name="T2">La experiencia acumula conocimiento: </text:span><text:span text:style-name="T3">cuanto más pruebes, mejor elegirás</text:span><text:span text:style-name="T2">.</text:span></text:p>
        </text:list-item>
      </text:list>
      <text:p text:style-name="P4"><text:span text:style-name="T7">💡</text:span><text:span text:style-name="T2"><text:s/></text:span><text:span text:style-name="T3">Tip profesional:</text:span><text:span text:style-name="T2"><text:s/>Mantén siempre un equilibrio entre </text:span><text:span text:style-name="T3">ocasión, comida, presupuesto y gusto personal</text:span><text:span text:style-name="T2">. Esa es la clave del éxito.</text:span></text:p>
      <text:p text:style-name="P8"/>
      <text:p text:style-name="P3"><text:span text:style-name="T1">6 – Conclusión</text:span></text:p>
      <text:p text:style-name="P4"><text:span text:style-name="T2">“El mejor vino no es el más caro, sino el que se comparte.”</text:span></text:p>
      <text:list text:style-name="L1">
        <text:list-item>
          <text:p text:style-name="P6"><text:span text:style-name="T2">Elegir un vino es </text:span><text:span text:style-name="T3">anticipar placer, maridaje y conversación</text:span><text:span text:style-name="T2">.</text:span></text:p>
        </text:list-item>
        <text:list-item>
          <text:p text:style-name="P6"><text:span text:style-name="T2">La decisión correcta combina </text:span><text:span text:style-name="T3">ocasión, comida, presupuesto y preferencias personales</text:span><text:span text:style-name="T2">.</text:span></text:p>
        </text:list-item>
        <text:list-item>
          <text:p text:style-name="P6"><text:span text:style-name="T2">Con práctica y conocimiento, cualquier elección puede convertirse en </text:span><text:span text:style-name="T3">una experiencia memorable</text:span><text:span text:style-name="T2">.</text:span></text:p>
        </text:list-item>
      </text:list>
      <text:p text:style-name="P8"/>
      <text:p text:style-name="P8"/>
      <text:p text:style-name="P8"/>
      <text:p text:style-name="P2"><text:span text:style-name="T6">TEMA</text:span><text:span text:style-name="T8"><text:s/></text:span><text:span text:style-name="T1">20: VINOS DEL FUTURO – SOSTENIBILIDAD Y TECNOLOGÍA</text:span></text:p>
      <text:p text:style-name="P4"><text:span text:style-name="T7">💬</text:span><text:span text:style-name="T2"><text:s/>“El futuro del vino se cultiva con respeto y se brinda con conciencia.”</text:span></text:p>
      <text:p text:style-name="P8"/>
      <text:p text:style-name="P3"><text:span text:style-name="T1"><text:s text:c="2"/>1 – Introducción: Un vistazo al futuro</text:span></text:p>
      <text:p text:style-name="P4"><text:span text:style-name="T2">El mundo del vino está cambiando: </text:span><text:span text:style-name="T3">la sostenibilidad y la tecnología marcan la nueva era del sector vitivinícola</text:span><text:span text:style-name="T2">.</text:span></text:p>
      <text:list text:style-name="L1">
        <text:list-item>
          <text:p text:style-name="P6"><text:span text:style-name="T2">Los consumidores buscan </text:span><text:span text:style-name="T3">vinos responsables con el medio ambiente</text:span><text:span text:style-name="T2"><text:s/>y respetuosos con la salud.</text:span></text:p>
        </text:list-item>
        <text:list-item>
          <text:p text:style-name="P6"><text:span text:style-name="T2">La innovación tecnológica permite </text:span><text:span text:style-name="T3">controlar cada fase de la producción</text:span><text:span text:style-name="T2">, desde la viña hasta la copa.</text:span></text:p>
        </text:list-item>
        <text:list-item>
          <text:p text:style-name="P6"><text:span text:style-name="T2">Los vinos del futuro no solo serán </text:span><text:span text:style-name="T3">sabrosos</text:span><text:span text:style-name="T2">, sino también </text:span><text:span text:style-name="T3">éticos y sostenibles</text:span><text:span text:style-name="T2">, contribuyendo a un planeta más saludable.</text:span></text:p>
        </text:list-item>
      </text:list>
      <text:p text:style-name="P4"><text:span text:style-name="T7">🌱</text:span><text:span text:style-name="T2"><text:s/></text:span><text:span text:style-name="T4">Cada sorbo puede ser un acto consciente y responsable.</text:span></text:p>
      <text:p text:style-name="P8"/>
      <text:p text:style-name="P3"><text:span text:style-name="T1"><text:s text:c="2"/>2 – Curiosidad: Tendencias sostenibles</text:span></text:p>
      <text:list text:style-name="L1">
        <text:list-item>
          <text:p text:style-name="P6"><text:span text:style-name="T2">Los </text:span><text:span text:style-name="T3">vinos ecológicos</text:span><text:span text:style-name="T2"><text:s/>están libres de pesticidas sintéticos y fertilizantes químicos, priorizando la salud del suelo y la viña.</text:span></text:p>
        </text:list-item>
        <text:list-item>
          <text:p text:style-name="P6"><text:span text:style-name="T2">Los </text:span><text:span text:style-name="T3">vinos veganos</text:span><text:span text:style-name="T2"><text:s/>evitan productos animales en clarificación y filtrado, como la clara de huevo o la gelatina.</text:span></text:p>
        </text:list-item>
        <text:list-item>
          <text:p text:style-name="P6"><text:span text:style-name="T2">Los </text:span><text:span text:style-name="T3">vinos biodinámicos</text:span><text:span text:style-name="T2"><text:s/>siguen calendarios lunares y prácticas agrícolas holísticas, buscando armonía con la naturaleza.</text:span></text:p>
        </text:list-item>
        <text:list-item>
          <text:p text:style-name="P6"><text:span text:style-name="T2">La </text:span><text:span text:style-name="T3">tecnología</text:span><text:span text:style-name="T2"><text:s/>permite optimizar el riego, la fermentación y la conservación, reduciendo desperdicio y energía.</text:span></text:p>
        </text:list-item>
      </text:list>
      <text:p text:style-name="P4"><text:span text:style-name="T7">🍇</text:span><text:span text:style-name="T2"><text:s/></text:span><text:span text:style-name="T4">Cada etiqueta sostenible refleja un compromiso con la tierra y la calidad.</text:span></text:p>
      <text:p text:style-name="P8"/>
      <text:p text:style-name="P3"><text:span text:style-name="T1"><text:s text:c="2"/>3 – Enseñanza práctica: Tipos de vinos sostenibles</text:span></text:p>
      <text:p text:style-name="P7"><text:span text:style-name="T1">1. Vinos ecológicos</text:span></text:p>
      <text:list text:style-name="L1">
        <text:list-item>
          <text:p text:style-name="P6"><text:span text:style-name="T2">Certificación oficial: indican ausencia de químicos sintéticos.</text:span></text:p>
        </text:list-item>
        <text:list-item>
          <text:p text:style-name="P6"><text:span text:style-name="T2">Beneficios: respeto al suelo, reducción de residuos químicos, vinos más naturales.</text:span></text:p>
        </text:list-item>
        <text:list-item>
          <text:p text:style-name="P6"><text:span text:style-name="T2">Ejemplos: Rioja ecológico, Ribera del Duero ecológica.</text:span></text:p>
        </text:list-item>
      </text:list>
      <text:p text:style-name="P7"><text:span text:style-name="T1">2. Vinos veganos</text:span></text:p>
      <text:list text:style-name="L1">
        <text:list-item>
          <text:p text:style-name="P6"><text:span text:style-name="T2">Clarificación con productos vegetales como </text:span><text:span text:style-name="T3">bentonita o carbón vegetal</text:span><text:span text:style-name="T2">.</text:span></text:p>
        </text:list-item>
        <text:list-item>
          <text:p text:style-name="P6"><text:span text:style-name="T2">Beneficios: aptos para dietas veganas, no afectan el sabor ni la calidad.</text:span></text:p>
        </text:list-item>
        <text:list-item>
          <text:p text:style-name="P6"><text:span text:style-name="T2">Ejemplos: Sauvignon Blanc vegano de Rueda, Malbec vegano de Mendoza.</text:span></text:p>
        </text:list-item>
      </text:list>
      <text:p text:style-name="P7"><text:span text:style-name="T1">3. Vinos biodinámicos</text:span></text:p>
      <text:list text:style-name="L1">
        <text:list-item>
          <text:p text:style-name="P6"><text:span text:style-name="T2">Producción basada en principios de </text:span><text:span text:style-name="T3">Rudolf Steiner</text:span><text:span text:style-name="T2">.</text:span></text:p>
        </text:list-item>
        <text:list-item>
          <text:p text:style-name="P6"><text:span text:style-name="T2">Uso de compost preparados, calendario lunar y mínima intervención.</text:span></text:p>
        </text:list-item>
        <text:list-item>
          <text:p text:style-name="P6"><text:span text:style-name="T2">Beneficios: mayor expresión del terroir, vinos vivos y equilibrados.</text:span></text:p>
        </text:list-item>
        <text:list-item>
          <text:p text:style-name="P6"><text:span text:style-name="T2">Ejemplos: Champagne biodinámico, Syrah biodinámico del Valle del Ródano.</text:span></text:p>
        </text:list-item>
      </text:list>
      <text:p text:style-name="P7"><text:span text:style-name="T1">4. Tecnología aplicada al vino</text:span></text:p>
      <text:list text:style-name="L1">
        <text:list-item>
          <text:p text:style-name="P6"><text:span text:style-name="T2">Sensores para controlar </text:span><text:span text:style-name="T3">temperatura, humedad y maduración de la uva</text:span><text:span text:style-name="T2">.</text:span></text:p>
        </text:list-item>
        <text:list-item>
          <text:p text:style-name="P6"><text:span text:style-name="T2">Automatización de riego y vendimia para optimizar recursos.</text:span></text:p>
        </text:list-item>
        <text:list-item>
          <text:p text:style-name="P6"><text:span text:style-name="T2">Fermentaciones monitorizadas con precisión para </text:span><text:span text:style-name="T3">coherencia y calidad constante</text:span><text:span text:style-name="T2">.</text:span></text:p>
        </text:list-item>
      </text:list>
      <text:p text:style-name="P4"><text:span text:style-name="T7">💡</text:span><text:span text:style-name="T2"><text:s/></text:span><text:span text:style-name="T3">Tip profesional:</text:span><text:span text:style-name="T2"><text:s/>Buscar vinos sostenibles es </text:span><text:span text:style-name="T3">apoyar un estilo de vida consciente</text:span><text:span text:style-name="T2"><text:s/>sin renunciar a la calidad y el placer.</text:span></text:p>
      <text:p text:style-name="P8"/>
      <text:p text:style-name="P3"><text:span text:style-name="T1">6 – Conclusión</text:span></text:p>
      <text:p text:style-name="P4"><text:span text:style-name="T2">“El futuro del vino se cultiva con respeto y se brinda con conciencia.”</text:span></text:p>
      <text:list text:style-name="L1">
        <text:list-item>
          <text:p text:style-name="P6"><text:span text:style-name="T2">La sostenibilidad y la tecnología </text:span><text:span text:style-name="T3">garantizan vinos de calidad, responsables con el entorno y aptos para todos</text:span><text:span text:style-name="T2">.</text:span></text:p>
        </text:list-item>
        <text:list-item>
          <text:p text:style-name="P6"><text:span text:style-name="T2">Conocer y elegir vinos ecológicos, veganos o biodinámicos </text:span><text:span text:style-name="T3">refuerza la conciencia del consumidor y del profesional del vino</text:span><text:span text:style-name="T2">.</text:span></text:p>
        </text:list-item>
        <text:list-item>
          <text:p text:style-name="P6"><text:span text:style-name="T2">El vino del futuro </text:span><text:span text:style-name="T3">no solo se bebe: se protege, se cuida y se comparte con conciencia</text:span><text:span text:style-name="T2">.</text:span></text:p>
        </text:list-item>
      </text:list>
      <text:p text:style-name="P8"/>
      <text:p text:style-name="P8"/>
      <text:p text:style-name="P8"/>
      <text:p text:style-name="P8"/>
      <text:p text:style-name="P14"><text:span text:style-name="T1">TEMA 21: CÓMO CREAR TU BODEGA PERSONAL</text:span></text:p>
      <text:p text:style-name="P4"><text:span text:style-name="T7">💬</text:span><text:span text:style-name="T2"><text:s/>“Una bodega es un diario de recuerdos líquidos.”</text:span></text:p>
      <text:p text:style-name="P8"/>
      <text:p text:style-name="P3"><text:span text:style-name="T1"><text:s text:c="2"/>1 – Introducción: El placer de tener tu propia bodega</text:span></text:p>
      <text:p text:style-name="P4"><text:span text:style-name="T2">Tener una bodega personal no solo es </text:span><text:span text:style-name="T3">guardar vino</text:span><text:span text:style-name="T2">, es </text:span><text:span text:style-name="T3">crear una experiencia y un patrimonio líquido</text:span><text:span text:style-name="T2">.</text:span></text:p>
      <text:list text:style-name="L1">
        <text:list-item>
          <text:p text:style-name="P6"><text:span text:style-name="T2">Cada botella refleja </text:span><text:span text:style-name="T3">un momento, un viaje o un descubrimiento</text:span><text:span text:style-name="T2">.</text:span></text:p>
        </text:list-item>
        <text:list-item>
          <text:p text:style-name="P6"><text:span text:style-name="T2">Una bodega bien organizada permite </text:span><text:span text:style-name="T3">disfrutar de vinos en su punto óptimo</text:span><text:span text:style-name="T2">, ya sea un tinto de guarda o un espumoso para celebrar.</text:span></text:p>
        </text:list-item>
        <text:list-item>
          <text:p text:style-name="P6"><text:span text:style-name="T2">Con planificación, </text:span><text:span text:style-name="T3">cualquier amante del vino puede tener su bodega profesional en casa</text:span><text:span text:style-name="T2">, sin importar el espacio disponible.</text:span></text:p>
        </text:list-item>
      </text:list>
      <text:p text:style-name="P4"><text:span text:style-name="T7">🌟</text:span><text:span text:style-name="T2"><text:s/></text:span><text:span text:style-name="T4">Una bodega personal es un refugio de aromas, recuerdos y conocimiento.</text:span></text:p>
      <text:p text:style-name="P8"/>
      <text:p text:style-name="P3"><text:span text:style-name="T1"><text:s text:c="2"/>2 – Curiosidad: Historia de las bodegas domésticas</text:span></text:p>
      <text:list text:style-name="L1">
        <text:list-item>
          <text:p text:style-name="P6"><text:span text:style-name="T2">Las bodegas en casa </text:span><text:span text:style-name="T3">surgen de la pasión y la cultura del vino</text:span><text:span text:style-name="T2">, no solo del lujo.</text:span></text:p>
        </text:list-item>
        <text:list-item>
          <text:p text:style-name="P6"><text:span text:style-name="T2">Antiguamente, se almacenaban en sótanos frescos y oscuros; hoy se utilizan </text:span><text:span text:style-name="T3">armarios climatizados, cavas y vinotecas inteligentes</text:span><text:span text:style-name="T2">.</text:span></text:p>
        </text:list-item>
        <text:list-item>
          <text:p text:style-name="P6"><text:span text:style-name="T2">Una bodega no es solo un lugar de almacenamiento: </text:span><text:span text:style-name="T3">es un espacio de aprendizaje, conservación y disfrute sensorial</text:span><text:span text:style-name="T2">.</text:span></text:p>
        </text:list-item>
      </text:list>
      <text:p text:style-name="P4"><text:span text:style-name="T7">🍇</text:span><text:span text:style-name="T2"><text:s/></text:span><text:span text:style-name="T4">Cada botella cuenta una historia y se convierte en un tesoro cuando se cuida correctamente.</text:span></text:p>
      <text:p text:style-name="P8"/>
      <text:p text:style-name="P3"><text:span text:style-name="T1"><text:s text:c="2"/>3 – Enseñanza práctica: Organización y conservación</text:span></text:p>
      <text:p text:style-name="P7"><text:span text:style-name="T1">1. Espacio y temperatura</text:span></text:p>
      <text:list text:style-name="L1">
        <text:list-item>
          <text:p text:style-name="P6"><text:span text:style-name="T2">La temperatura ideal es constante: 12–16 °C para tintos, 8–12 °C para blancos y rosados, 6–8 °C para espumosos.</text:span></text:p>
        </text:list-item>
        <text:list-item>
          <text:p text:style-name="P6"><text:span text:style-name="T2">Evitar luz directa y vibraciones.</text:span></text:p>
        </text:list-item>
        <text:list-item>
          <text:p text:style-name="P6"><text:span text:style-name="T2">La humedad debe mantenerse entre 60–75% para que los corchos no se sequen.</text:span></text:p>
        </text:list-item>
      </text:list>
      <text:p text:style-name="P7"><text:span text:style-name="T1">2. Posición de las botellas</text:span></text:p>
      <text:list text:style-name="L1">
        <text:list-item>
          <text:p text:style-name="P6"><text:span text:style-name="T1"/><text:span text:style-name="T3">Horizontal</text:span><text:span text:style-name="T2"><text:s/>para vinos con corcho natural, manteniendo el corcho húmedo.</text:span></text:p>
        </text:list-item>
        <text:list-item>
          <text:p text:style-name="P6"><text:span text:style-name="T1"/><text:span text:style-name="T3">Vertical</text:span><text:span text:style-name="T2"><text:s/>para vinos de consumo rápido o con tapón sintético.</text:span></text:p>
        </text:list-item>
      </text:list>
      <text:p text:style-name="P7"><text:span text:style-name="T1">3. Clasificación</text:span></text:p>
      <text:list text:style-name="L1">
        <text:list-item>
          <text:p text:style-name="P6"><text:span text:style-name="T2">Por </text:span><text:span text:style-name="T3">tipo de vino</text:span><text:span text:style-name="T2">: tintos, blancos, rosados, espumosos, dulces.</text:span></text:p>
        </text:list-item>
        <text:list-item>
          <text:p text:style-name="P6"><text:span text:style-name="T2">Por </text:span><text:span text:style-name="T3">variedad de uva o denominación de origen</text:span><text:span text:style-name="T2">.</text:span></text:p>
        </text:list-item>
        <text:list-item>
          <text:p text:style-name="P6"><text:span text:style-name="T2">Por </text:span><text:span text:style-name="T3">año de añada</text:span><text:span text:style-name="T2"><text:s/>o </text:span><text:span text:style-name="T3">momento de consumo previsto</text:span><text:span text:style-name="T2">.</text:span></text:p>
        </text:list-item>
      </text:list>
      <text:p text:style-name="P7"><text:span text:style-name="T1">4. Rotación de botellas</text:span></text:p>
      <text:list text:style-name="L1">
        <text:list-item>
          <text:p text:style-name="P6"><text:span text:style-name="T2">Aplicar la regla </text:span><text:span text:style-name="T3">“primero en entrar, primero en salir”</text:span><text:span text:style-name="T2"><text:s/>(FIFO) para consumir los vinos jóvenes antes de que pierdan frescura.</text:span></text:p>
        </text:list-item>
        <text:list-item>
          <text:p text:style-name="P6"><text:span text:style-name="T2">Mantener vinos de guarda en zonas más frescas y oscuras hasta que alcancen su punto óptimo.</text:span></text:p>
        </text:list-item>
      </text:list>
      <text:p text:style-name="P7"><text:span text:style-name="T1">5. Accesorios y herramientas</text:span></text:p>
      <text:list text:style-name="L1">
        <text:list-item>
          <text:p text:style-name="P6"><text:span text:style-name="T2">Vinotecas climatizadas o armarios de madera ventilados.</text:span></text:p>
        </text:list-item>
        <text:list-item>
          <text:p text:style-name="P6"><text:span text:style-name="T2">Sacacorchos profesional, decantadores y copas adecuadas.</text:span></text:p>
        </text:list-item>
        <text:list-item>
          <text:p text:style-name="P6"><text:span text:style-name="T2">Etiquetas o registros para </text:span><text:span text:style-name="T3">anotar fecha de compra, notas de cata y maridajes sugeridos</text:span><text:span text:style-name="T2">.</text:span></text:p>
        </text:list-item>
      </text:list>
      <text:p text:style-name="P4"><text:span text:style-name="T7">💡</text:span><text:span text:style-name="T2"><text:s/></text:span><text:span text:style-name="T3">Tip profesional:</text:span><text:span text:style-name="T2"><text:s/>Una bodega organizada facilita </text:span><text:span text:style-name="T3">el disfrute, la conservación y la planificación de catas y celebraciones</text:span><text:span text:style-name="T2">.</text:span></text:p>
      <text:p text:style-name="P8"/>
      <text:p text:style-name="P3"><text:span text:style-name="T1">6 – Conclusión</text:span></text:p>
      <text:p text:style-name="P4"><text:span text:style-name="T2">“Una bodega es un diario de recuerdos líquidos.”</text:span></text:p>
      <text:list text:style-name="L1">
        <text:list-item>
          <text:p text:style-name="P6"><text:span text:style-name="T2">La creación de una bodega personal </text:span><text:span text:style-name="T3">es un acto de pasión, planificación y conocimiento</text:span><text:span text:style-name="T2">.</text:span></text:p>
        </text:list-item>
        <text:list-item>
          <text:p text:style-name="P6"><text:span text:style-name="T2">Cada botella, bien conservada y organizada, </text:span><text:span text:style-name="T3">cuenta una historia que puede disfrutarse años después</text:span><text:span text:style-name="T2">.</text:span></text:p>
        </text:list-item>
        <text:list-item>
          <text:p text:style-name="P6"><text:span text:style-name="T2">Dominar la conservación, rotación y registro convierte tu bodega en </text:span><text:span text:style-name="T3">un espacio profesional y un legado sensorial</text:span><text:span text:style-name="T2">.</text:span></text:p>
        </text:list-item>
      </text:list>
      <text:p text:style-name="P8"/>
      <text:p text:style-name="P8"/>
      <text:p text:style-name="P8"/>
      <text:p text:style-name="P8"/>
      <text:p text:style-name="P8"/>
      <text:p text:style-name="P2"><text:span text:style-name="T6">TEMA</text:span><text:span text:style-name="T8"><text:s/></text:span><text:span text:style-name="T1">22: ÚLTIMA PRUEBA</text:span></text:p>
      <text:p text:style-name="P2"><text:span text:style-name="T1">22 preguntas de los 22 temas tratados.</text:span></text:p>
      <text:p text:style-name="P2"><text:span text:style-name="T1">Se aprueba con 20 aciertos y se obtiene un EXCELENTE con los 22 aciertos.</text:span></text:p>
      <text:p text:style-name="P2"/>
      <text:p text:style-name="P2"/>
      <text:p text:style-name="P2"/>
      <text:p text:style-name="P2"/>
      <text:p text:style-name="P2"/>
      <text:p text:style-name="P2"><text:span text:style-name="T1">CATA GUIADA FINAL – DEL ANÁLISIS AL DISFRUTE</text:span></text:p>
      <text:p text:style-name="P4"><text:span text:style-name="T7">💬</text:span><text:span text:style-name="T2"><text:s/>“El vino perfecto no existe… pero sí el momento perfecto para beberlo.”</text:span></text:p>
      <text:p text:style-name="P8"/>
      <text:p text:style-name="P3"><text:span text:style-name="T1"><text:s text:c="2"/>1 – Introducción: De la teoría a la práctica</text:span></text:p>
      <text:p text:style-name="P4"><text:span text:style-name="T2">La cata final es la culminación de todas las lecciones anteriores:</text:span></text:p>
      <text:list text:style-name="L4">
        <text:list-item>
          <text:p text:style-name="P6"><text:span text:style-name="T2">Combina </text:span><text:span text:style-name="T3">conocimiento teórico, análisis sensorial y placer subjetivo</text:span><text:span text:style-name="T2">.</text:span></text:p>
        </text:list-item>
        <text:list-item>
          <text:p text:style-name="P6"><text:span text:style-name="T2">Permite aplicar lo aprendido sobre:</text:span></text:p>
          <text:list>
            <text:list-item>
              <text:p text:style-name="P11"><text:span text:style-name="T2">Tipos de vino</text:span></text:p>
            </text:list-item>
            <text:list-item>
              <text:p text:style-name="P11"><text:span text:style-name="T2">Variedades y estilos</text:span></text:p>
            </text:list-item>
            <text:list-item>
              <text:p text:style-name="P11"><text:span text:style-name="T2">Maridaje</text:span></text:p>
            </text:list-item>
            <text:list-item>
              <text:p text:style-name="P11"><text:span text:style-name="T2">Temperatura y servicio</text:span></text:p>
            </text:list-item>
            <text:list-item>
              <text:p text:style-name="P11"><text:span text:style-name="T2">Copas y presentación</text:span></text:p>
            </text:list-item>
          </text:list>
        </text:list-item>
      </text:list>
      <text:p text:style-name="P4"><text:span text:style-name="T7">🌟</text:span><text:span text:style-name="T2"><text:s/></text:span><text:span text:style-name="T4">Catar un vino es un viaje: desde la vista hasta el recuerdo que deja en el paladar.</text:span></text:p>
      <text:p text:style-name="P8"/>
      <text:p text:style-name="P3"><text:span text:style-name="T1"><text:s text:c="2"/>2 – Curiosidad: El poder de los sentidos</text:span></text:p>
      <text:list text:style-name="L1">
        <text:list-item>
          <text:p text:style-name="P6"><text:span text:style-name="T2">La cata involucra </text:span><text:span text:style-name="T3">vista, olfato y gusto</text:span><text:span text:style-name="T2">, y también puede potenciarse con música y ambiente.</text:span></text:p>
        </text:list-item>
        <text:list-item>
          <text:p text:style-name="P6"><text:span text:style-name="T2">Estudios muestran que </text:span><text:span text:style-name="T3">la música influye en la percepción del sabor y la complejidad</text:span><text:span text:style-name="T2"><text:s/>del vino.</text:span></text:p>
        </text:list-item>
        <text:list-item>
          <text:p text:style-name="P6"><text:span text:style-name="T2">Combinar maridajes adecuados con estímulos sensoriales externos mejora la </text:span><text:span text:style-name="T3">experiencia global</text:span><text:span text:style-name="T2">.</text:span></text:p>
        </text:list-item>
      </text:list>
      <text:p text:style-name="P4"><text:span text:style-name="T7">🍇</text:span><text:span text:style-name="T2"><text:s/></text:span><text:span text:style-name="T4">El vino no solo se analiza: se siente, se escucha y se comparte.</text:span></text:p>
      <text:p text:style-name="P8"/>
      <text:p text:style-name="P3"><text:span text:style-name="T1"><text:s text:c="2"/>3 – Enseñanza práctica: Paso a paso de la cata</text:span></text:p>
      <text:p text:style-name="P7"><text:span text:style-name="T1">1. Vista</text:span></text:p>
      <text:list text:style-name="L1">
        <text:list-item>
          <text:p text:style-name="P6"><text:span text:style-name="T2">Observa </text:span><text:span text:style-name="T3">color, intensidad y brillo</text:span><text:span text:style-name="T2">.</text:span></text:p>
        </text:list-item>
        <text:list-item>
          <text:p text:style-name="P6"><text:span text:style-name="T2">Nota si es </text:span><text:span text:style-name="T3">claro, turbio o profundo</text:span><text:span text:style-name="T2">, y si refleja juventud o madurez.</text:span></text:p>
        </text:list-item>
        <text:list-item>
          <text:p text:style-name="P6"><text:span text:style-name="T2">Evalúa la </text:span><text:span text:style-name="T3">densidad o “lágrimas”</text:span><text:span text:style-name="T2"><text:s/>en la copa: indican alcohol y glicerina.</text:span></text:p>
        </text:list-item>
      </text:list>
      <text:p text:style-name="P7"><text:span text:style-name="T1">2. Olfato</text:span></text:p>
      <text:list text:style-name="L1">
        <text:list-item>
          <text:p text:style-name="P6"><text:span text:style-name="T2">Gira la copa suavemente y </text:span><text:span text:style-name="T3">respira los aromas</text:span><text:span text:style-name="T2">.</text:span></text:p>
        </text:list-item>
        <text:list-item>
          <text:p text:style-name="P6"><text:span text:style-name="T2">Identifica </text:span><text:span text:style-name="T3">aromas primarios</text:span><text:span text:style-name="T2"><text:s/>(fruta, flores), </text:span><text:span text:style-name="T3">secundarios</text:span><text:span text:style-name="T2"><text:s/>(fermentación) y </text:span><text:span text:style-name="T3">terciarios</text:span><text:span text:style-name="T2"><text:s/>(crianza en barrica, envejecimiento).</text:span></text:p>
        </text:list-item>
        <text:list-item>
          <text:p text:style-name="P6"><text:span text:style-name="T2">Compara aromas según tipo de vino: tinto, blanco, rosado, espumoso o dulce.</text:span></text:p>
        </text:list-item>
      </text:list>
      <text:p text:style-name="P7"><text:span text:style-name="T1">3. Gusto</text:span></text:p>
      <text:list text:style-name="L4">
        <text:list-item>
          <text:p text:style-name="P6"><text:span text:style-name="T2">Toma un sorbo y deja que el vino cubra toda la boca.</text:span></text:p>
        </text:list-item>
        <text:list-item>
          <text:p text:style-name="P6"><text:span text:style-name="T2">Detecta:</text:span></text:p>
          <text:list>
            <text:list-item>
              <text:p text:style-name="P11"><text:span text:style-name="T1"/><text:span text:style-name="T3">Acidez</text:span><text:span text:style-name="T2">: frescura y vivacidad</text:span></text:p>
            </text:list-item>
            <text:list-item>
              <text:p text:style-name="P11"><text:span text:style-name="T1"/><text:span text:style-name="T3">Taninos</text:span><text:span text:style-name="T2">: estructura y sensación táctil (en tintos)</text:span></text:p>
            </text:list-item>
            <text:list-item>
              <text:p text:style-name="P11"><text:span text:style-name="T1"/><text:span text:style-name="T3">Cuerpo</text:span><text:span text:style-name="T2">: sensación de densidad y peso</text:span></text:p>
            </text:list-item>
            <text:list-item>
              <text:p text:style-name="P11"><text:span text:style-name="T1"/><text:span text:style-name="T3">Persistencia</text:span><text:span text:style-name="T2">: duración de los sabores después del trago</text:span></text:p>
            </text:list-item>
          </text:list>
        </text:list-item>
      </text:list>
      <text:p text:style-name="P7"><text:span text:style-name="T1">4. Maridaje y música</text:span></text:p>
      <text:list text:style-name="L1">
        <text:list-item>
          <text:p text:style-name="P6"><text:span text:style-name="T2">Prueba el mismo vino con un alimento sugerido (queso, frutos secos, chocolate, ceviche).</text:span></text:p>
        </text:list-item>
        <text:list-item>
          <text:p text:style-name="P6"><text:span text:style-name="T2">Añade música recomendada para cada estilo: clásica, jazz, pop o electrónica.</text:span></text:p>
        </text:list-item>
        <text:list-item>
          <text:p text:style-name="P6"><text:span text:style-name="T2">Observa cómo </text:span><text:span text:style-name="T3">el aroma, sabor y sensación cambian según estímulo externo</text:span><text:span text:style-name="T2">.</text:span></text:p>
        </text:list-item>
      </text:list>
      <text:p text:style-name="P7"><text:span text:style-name="T1">5. Registro de notas</text:span></text:p>
      <text:list text:style-name="L1">
        <text:list-item>
          <text:p text:style-name="P6"><text:span text:style-name="T2">Anota tus </text:span><text:span text:style-name="T3">impresiones visuales, olfativas y gustativas</text:span><text:span text:style-name="T2">.</text:span></text:p>
        </text:list-item>
        <text:list-item>
          <text:p text:style-name="P6"><text:span text:style-name="T2">Registra combinaciones de maridaje, música y temperatura que más disfrutes.</text:span></text:p>
        </text:list-item>
        <text:list-item>
          <text:p text:style-name="P6"><text:span text:style-name="T2">Esto crea un </text:span><text:span text:style-name="T3">diario personal de cata</text:span><text:span text:style-name="T2">, útil para futuras elecciones.</text:span></text:p>
        </text:list-item>
      </text:list>
      <text:p text:style-name="P8"/>
      <text:p text:style-name="P3"><text:span text:style-name="T1"><text:s text:c="2"/>4 – Experiencia sensorial: actividad práctica</text:span></text:p>
      <text:p text:style-name="P4"><text:span text:style-name="T7">🎶</text:span><text:span text:style-name="T2"><text:s/></text:span><text:span text:style-name="T3">Música sugerida:</text:span><text:span text:style-name="T2"><text:s/>playlist variada según tipo de vino<text:line-break/></text:span><text:span text:style-name="T7">🍷</text:span><text:span text:style-name="T2"><text:s/></text:span><text:span text:style-name="T3">Vinos sugeridos:</text:span><text:span text:style-name="T2"><text:s/>un tinto de crianza, un blanco fresco, un rosado y un espumoso<text:line-break/></text:span><text:span text:style-name="T7">🍽</text:span><text:span text:style-name="T2"><text:s/></text:span><text:span text:style-name="T3">Maridaje:</text:span><text:span text:style-name="T2"><text:s/>queso curado, pescado, ensalada y postre ligero</text:span></text:p>
      <text:p text:style-name="P4"><text:span text:style-name="T3">Actividad paso a paso:</text:span></text:p>
      <text:list text:style-name="L2">
        <text:list-item>
          <text:p text:style-name="P6"><text:span text:style-name="T2">Selecciona el vino y la copa correcta según estilo.</text:span></text:p>
        </text:list-item>
        <text:list-item>
          <text:p text:style-name="P6"><text:span text:style-name="T2">Aplica las fases de cata: vista, olfato y gusto.</text:span></text:p>
        </text:list-item>
        <text:list-item>
          <text:p text:style-name="P6"><text:span text:style-name="T2">Prueba con el maridaje y escucha música.</text:span></text:p>
        </text:list-item>
        <text:list-item>
          <text:p text:style-name="P6"><text:span text:style-name="T2">Anota observaciones sobre cómo cambian aromas, sabores y sensación en boca.</text:span></text:p>
        </text:list-item>
        <text:list-item>
          <text:p text:style-name="P6"><text:span text:style-name="T2">Repite con los distintos vinos para </text:span><text:span text:style-name="T3">comparar y contrastar</text:span><text:span text:style-name="T2">.</text:span></text:p>
        </text:list-item>
      </text:list>
      <text:p text:style-name="P4"><text:span text:style-name="T7">🌟</text:span><text:span text:style-name="T2"><text:s/></text:span><text:span text:style-name="T4">El objetivo es aprender a disfrutar y analizar de manera consciente, combinando todos los conocimientos adquiridos.</text:span></text:p>
      <text:p text:style-name="P8"/>
      <text:p text:style-name="P8"/>
      <text:p text:style-name="P3"><text:span text:style-name="T1">6 – Conclusión</text:span></text:p>
      <text:p text:style-name="P4"><text:span text:style-name="T2">“El vino perfecto no existe… pero sí el momento perfecto para beberlo.”</text:span></text:p>
      <text:list text:style-name="L1">
        <text:list-item>
          <text:p text:style-name="P6"><text:span text:style-name="T2">La cata final integra </text:span><text:span text:style-name="T3">conocimiento, análisis y disfrute</text:span><text:span text:style-name="T2">.</text:span></text:p>
        </text:list-item>
        <text:list-item>
          <text:p text:style-name="P6"><text:span text:style-name="T2">Aplicar todo lo aprendido permite </text:span><text:span text:style-name="T3">descubrir matices, maridajes y experiencias sensoriales únicas</text:span><text:span text:style-name="T2">.</text:span></text:p>
        </text:list-item>
        <text:list-item>
          <text:p text:style-name="P6"><text:span text:style-name="T2">El verdadero arte del vino es </text:span><text:span text:style-name="T3">crear momentos memorables</text:span><text:span text:style-name="T2">, combinando técnica y placer.</text:span></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685.1</meta:generator>
    <meta:initial-creator>SEDASER SOLUCIONES INFORMATICAS</meta:initial-creator>
  </office:meta>
</office:document-meta>
</file>